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77px"/>
    </style:style>
    <style:style style:name="co1" style:family="table-column">
      <style:table-column-properties fo:break-before="auto" style:column-width="257px"/>
    </style:style>
    <style:style style:name="co2" style:family="table-column">
      <style:table-column-properties fo:break-before="auto" style:column-width="137px"/>
    </style:style>
    <style:style style:name="co3" style:family="table-column">
      <style:table-column-properties fo:break-before="auto" style:column-width="65px"/>
    </style:style>
    <style:style style:name="co4" style:family="table-column">
      <style:table-column-properties fo:break-before="auto" style:column-width="89px"/>
    </style:style>
    <style:style style:name="co5" style:family="table-column">
      <style:table-column-properties fo:break-before="auto" style:column-width="101px"/>
    </style:style>
    <style:style style:name="co6" style:family="table-column">
      <style:table-column-properties fo:break-before="auto" style:column-width="77px"/>
    </style:style>
    <style:style style:name="co7" style:family="table-column">
      <style:table-column-properties fo:break-before="auto" style:column-width="101px"/>
    </style:style>
    <style:style style:name="co8" style:family="table-column">
      <style:table-column-properties fo:break-before="auto" style:column-width="77px"/>
    </style:style>
    <style:style style:name="co9" style:family="table-column">
      <style:table-column-properties fo:break-before="auto" style:column-width="89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Pruned" table:style-name="ta1">
        <table:table-column table:style-name="co0"/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>
          <table:table-cell office:value-type="string">
            <text:p>Universe ID</text:p>
          </table:table-cell>
          <table:table-cell office:value-type="string">
            <text:p>Name</text:p>
          </table:table-cell>
          <table:table-cell office:value-type="string">
            <text:p>Developer</text:p>
          </table:table-cell>
          <table:table-cell office:value-type="string">
            <text:p>Age (days)</text:p>
          </table:table-cell>
          <table:table-cell office:value-type="string">
            <text:p>Players (now)</text:p>
          </table:table-cell>
          <table:table-cell office:value-type="string">
            <text:p>Visits</text:p>
          </table:table-cell>
          <table:table-cell office:value-type="string">
            <text:p>Paid Access</text:p>
          </table:table-cell>
          <table:table-cell office:value-type="string">
            <text:p>Paid Access Price</text:p>
          </table:table-cell>
          <table:table-cell office:value-type="string">
            <text:p>Game Passes</text:p>
          </table:table-cell>
          <table:table-cell office:value-type="string">
            <text:p>Avg Pass Price</text:p>
          </table:table-cell>
        </table:table-row>
        <table:table-row>
          <table:table-cell office:value-type="float" office:value="7709344486">
            <text:p>7709344486</text:p>
          </table:table-cell>
          <table:table-cell office:value-type="string">
            <text:p>[👹] Steal a Brainrot</text:p>
          </table:table-cell>
          <table:table-cell office:value-type="string">
            <text:p>BRAZILIAN SPYDER</text:p>
          </table:table-cell>
          <table:table-cell office:value-type="float" office:value="235">
            <text:p>235</text:p>
          </table:table-cell>
          <table:table-cell office:value-type="float" office:value="6001979">
            <text:p>6001979</text:p>
          </table:table-cell>
          <table:table-cell office:value-type="float" office:value="53061148939">
            <text:p>5306114893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766">
            <text:p>2766</text:p>
          </table:table-cell>
        </table:table-row>
        <table:table-row>
          <table:table-cell office:value-type="float" office:value="6701277882">
            <text:p>6701277882</text:p>
          </table:table-cell>
          <table:table-cell office:value-type="string">
            <text:p>[💎UPD] Fish It! 🐟</text:p>
          </table:table-cell>
          <table:table-cell office:value-type="string">
            <text:p>Fish Atelier</text:p>
          </table:table-cell>
          <table:table-cell office:value-type="float" office:value="442">
            <text:p>442</text:p>
          </table:table-cell>
          <table:table-cell office:value-type="float" office:value="889242">
            <text:p>889242</text:p>
          </table:table-cell>
          <table:table-cell office:value-type="float" office:value="3040916058">
            <text:p>3040916058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1686885941">
            <text:p>1686885941</text:p>
          </table:table-cell>
          <table:table-cell office:value-type="string">
            <text:p>Brookhaven 🏡RP</text:p>
          </table:table-cell>
          <table:table-cell office:value-type="string">
            <text:p>Brookhaven by Voldex</text:p>
          </table:table-cell>
          <table:table-cell office:value-type="float" office:value="2086">
            <text:p>2086</text:p>
          </table:table-cell>
          <table:table-cell office:value-type="float" office:value="653244">
            <text:p>653244</text:p>
          </table:table-cell>
          <table:table-cell office:value-type="float" office:value="76948204437">
            <text:p>76948204437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57">
            <text:p>357</text:p>
          </table:table-cell>
        </table:table-row>
        <table:table-row>
          <table:table-cell office:value-type="float" office:value="7326934954">
            <text:p>7326934954</text:p>
          </table:table-cell>
          <table:table-cell office:value-type="string">
            <text:p>99 Nights in the Forest 🔦</text:p>
          </table:table-cell>
          <table:table-cell office:value-type="string">
            <text:p>Grandma's Favourite Games</text:p>
          </table:table-cell>
          <table:table-cell office:value-type="float" office:value="308">
            <text:p>308</text:p>
          </table:table-cell>
          <table:table-cell office:value-type="float" office:value="506355">
            <text:p>506355</text:p>
          </table:table-cell>
          <table:table-cell office:value-type="float" office:value="21901721944">
            <text:p>2190172194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94732206">
            <text:p>994732206</text:p>
          </table:table-cell>
          <table:table-cell office:value-type="string">
            <text:p>[🌐] Blox Fruits</text:p>
          </table:table-cell>
          <table:table-cell office:value-type="string">
            <text:p>Gamer Robot Inc</text:p>
          </table:table-cell>
          <table:table-cell office:value-type="float" office:value="2547">
            <text:p>2547</text:p>
          </table:table-cell>
          <table:table-cell office:value-type="float" office:value="355923">
            <text:p>355923</text:p>
          </table:table-cell>
          <table:table-cell office:value-type="float" office:value="57570561934">
            <text:p>5757056193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917">
            <text:p>917</text:p>
          </table:table-cell>
        </table:table-row>
        <table:table-row>
          <table:table-cell office:value-type="float" office:value="383310974">
            <text:p>383310974</text:p>
          </table:table-cell>
          <table:table-cell office:value-type="string">
            <text:p>[🐶] Adopt Me!</text:p>
          </table:table-cell>
          <table:table-cell office:value-type="string">
            <text:p>Uplift Games</text:p>
          </table:table-cell>
          <table:table-cell office:value-type="float" office:value="3098">
            <text:p>3098</text:p>
          </table:table-cell>
          <table:table-cell office:value-type="float" office:value="272245">
            <text:p>272245</text:p>
          </table:table-cell>
          <table:table-cell office:value-type="float" office:value="41698731348">
            <text:p>41698731348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601130232">
            <text:p>601130232</text:p>
          </table:table-cell>
          <table:table-cell office:value-type="string">
            <text:p>🎁 Bee Swarm Simulator</text:p>
          </table:table-cell>
          <table:table-cell office:value-type="string">
            <text:p>Onett</text:p>
          </table:table-cell>
          <table:table-cell office:value-type="float" office:value="2848">
            <text:p>2848</text:p>
          </table:table-cell>
          <table:table-cell office:value-type="float" office:value="182514">
            <text:p>182514</text:p>
          </table:table-cell>
          <table:table-cell office:value-type="float" office:value="3733997849">
            <text:p>373399784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671049560">
            <text:p>7671049560</text:p>
          </table:table-cell>
          <table:table-cell office:value-type="string">
            <text:p>The Forge [XMAS]</text:p>
          </table:table-cell>
          <table:table-cell office:value-type="string">
            <text:p>The Forge Community</text:p>
          </table:table-cell>
          <table:table-cell office:value-type="float" office:value="241">
            <text:p>241</text:p>
          </table:table-cell>
          <table:table-cell office:value-type="float" office:value="154225">
            <text:p>154225</text:p>
          </table:table-cell>
          <table:table-cell office:value-type="float" office:value="832461393">
            <text:p>83246139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6035872082">
            <text:p>6035872082</text:p>
          </table:table-cell>
          <table:table-cell office:value-type="string">
            <text:p>RIVALS</text:p>
          </table:table-cell>
          <table:table-cell office:value-type="string">
            <text:p>Nosniy Games</text:p>
          </table:table-cell>
          <table:table-cell office:value-type="float" office:value="590">
            <text:p>590</text:p>
          </table:table-cell>
          <table:table-cell office:value-type="float" office:value="144275">
            <text:p>144275</text:p>
          </table:table-cell>
          <table:table-cell office:value-type="float" office:value="10253658086">
            <text:p>1025365808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3808081382">
            <text:p>3808081382</text:p>
          </table:table-cell>
          <table:table-cell office:value-type="string">
            <text:p>The Strongest Battlegrounds</text:p>
          </table:table-cell>
          <table:table-cell office:value-type="string">
            <text:p>Yielding Arts</text:p>
          </table:table-cell>
          <table:table-cell office:value-type="float" office:value="1253">
            <text:p>1253</text:p>
          </table:table-cell>
          <table:table-cell office:value-type="float" office:value="107659">
            <text:p>107659</text:p>
          </table:table-cell>
          <table:table-cell office:value-type="float" office:value="16082516576">
            <text:p>1608251657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</table:table-row>
        <table:table-row>
          <table:table-cell office:value-type="float" office:value="5569032992">
            <text:p>5569032992</text:p>
          </table:table-cell>
          <table:table-cell office:value-type="string">
            <text:p>🎄 Dandy's World [ALPHA]</text:p>
          </table:table-cell>
          <table:table-cell office:value-type="string">
            <text:p>BlushCrunch Studio</text:p>
          </table:table-cell>
          <table:table-cell office:value-type="float" office:value="711">
            <text:p>711</text:p>
          </table:table-cell>
          <table:table-cell office:value-type="float" office:value="105143">
            <text:p>105143</text:p>
          </table:table-cell>
          <table:table-cell office:value-type="float" office:value="5585708569">
            <text:p>558570856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6331902150">
            <text:p>6331902150</text:p>
          </table:table-cell>
          <table:table-cell office:value-type="string">
            <text:p>[🎆] Forsaken</text:p>
          </table:table-cell>
          <table:table-cell office:value-type="string">
            <text:p>Forsaken Dev Team</text:p>
          </table:table-cell>
          <table:table-cell office:value-type="float" office:value="527">
            <text:p>527</text:p>
          </table:table-cell>
          <table:table-cell office:value-type="float" office:value="104187">
            <text:p>104187</text:p>
          </table:table-cell>
          <table:table-cell office:value-type="float" office:value="3977409963">
            <text:p>397740996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8539298853">
            <text:p>8539298853</text:p>
          </table:table-cell>
          <table:table-cell office:value-type="string">
            <text:p>Scary Shawarma Kiosk: the ANOMALY [horror]</text:p>
          </table:table-cell>
          <table:table-cell office:value-type="string">
            <text:p>kharbor_ykt</text:p>
          </table:table-cell>
          <table:table-cell office:value-type="float" office:value="134">
            <text:p>134</text:p>
          </table:table-cell>
          <table:table-cell office:value-type="float" office:value="89875">
            <text:p>89875</text:p>
          </table:table-cell>
          <table:table-cell office:value-type="float" office:value="405455682">
            <text:p>40545568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6931042565">
            <text:p>6931042565</text:p>
          </table:table-cell>
          <table:table-cell office:value-type="string">
            <text:p>[UPD] Volleyball Legends</text:p>
          </table:table-cell>
          <table:table-cell office:value-type="string">
            <text:p>Volleyball Game Group</text:p>
          </table:table-cell>
          <table:table-cell office:value-type="float" office:value="385">
            <text:p>385</text:p>
          </table:table-cell>
          <table:table-cell office:value-type="float" office:value="83518">
            <text:p>83518</text:p>
          </table:table-cell>
          <table:table-cell office:value-type="float" office:value="2536300470">
            <text:p>2536300470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74">
            <text:p>374</text:p>
          </table:table-cell>
        </table:table-row>
        <table:table-row>
          <table:table-cell office:value-type="float" office:value="3508322461">
            <text:p>3508322461</text:p>
          </table:table-cell>
          <table:table-cell office:value-type="string">
            <text:p>[🎅 -20%] Jujutsu Shenanigans</text:p>
          </table:table-cell>
          <table:table-cell office:value-type="string">
            <text:p>Tze's Shenanigans</text:p>
          </table:table-cell>
          <table:table-cell office:value-type="float" office:value="1360">
            <text:p>1360</text:p>
          </table:table-cell>
          <table:table-cell office:value-type="float" office:value="77856">
            <text:p>77856</text:p>
          </table:table-cell>
          <table:table-cell office:value-type="float" office:value="2798651292">
            <text:p>279865129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5203828273">
            <text:p>5203828273</text:p>
          </table:table-cell>
          <table:table-cell office:value-type="string">
            <text:p><text:s/>[🎉NEW YEAR] Dress To Impress✨</text:p>
          </table:table-cell>
          <table:table-cell office:value-type="string">
            <text:p>Dress To Impress Group</text:p>
          </table:table-cell>
          <table:table-cell office:value-type="float" office:value="811">
            <text:p>811</text:p>
          </table:table-cell>
          <table:table-cell office:value-type="float" office:value="74816">
            <text:p>74816</text:p>
          </table:table-cell>
          <table:table-cell office:value-type="float" office:value="9144099520">
            <text:p>9144099520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3240075297">
            <text:p>3240075297</text:p>
          </table:table-cell>
          <table:table-cell office:value-type="string">
            <text:p>Berry Avenue 🏠 RP</text:p>
          </table:table-cell>
          <table:table-cell office:value-type="string">
            <text:p>Amberry Games</text:p>
          </table:table-cell>
          <table:table-cell office:value-type="float" office:value="1459">
            <text:p>1459</text:p>
          </table:table-cell>
          <table:table-cell office:value-type="float" office:value="74727">
            <text:p>74727</text:p>
          </table:table-cell>
          <table:table-cell office:value-type="float" office:value="7522921912">
            <text:p>752292191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5750914919">
            <text:p>5750914919</text:p>
          </table:table-cell>
          <table:table-cell office:value-type="string">
            <text:p>Fisch ❄️</text:p>
          </table:table-cell>
          <table:table-cell office:value-type="string">
            <text:p>Fisching</text:p>
          </table:table-cell>
          <table:table-cell office:value-type="float" office:value="664">
            <text:p>664</text:p>
          </table:table-cell>
          <table:table-cell office:value-type="float" office:value="59425">
            <text:p>59425</text:p>
          </table:table-cell>
          <table:table-cell office:value-type="float" office:value="4068717545">
            <text:p>406871754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7436755782">
            <text:p>7436755782</text:p>
          </table:table-cell>
          <table:table-cell office:value-type="string">
            <text:p>[🍿] Grow a Garden 🌶️</text:p>
          </table:table-cell>
          <table:table-cell office:value-type="string">
            <text:p>The Garden Game</text:p>
          </table:table-cell>
          <table:table-cell office:value-type="float" office:value="287">
            <text:p>287</text:p>
          </table:table-cell>
          <table:table-cell office:value-type="float" office:value="58380">
            <text:p>58380</text:p>
          </table:table-cell>
          <table:table-cell office:value-type="float" office:value="34387838533">
            <text:p>3438783853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839802560">
            <text:p>4839802560</text:p>
          </table:table-cell>
          <table:table-cell office:value-type="string">
            <text:p>LifeTogether 🏠 RP [🎄 UPDATE]</text:p>
          </table:table-cell>
          <table:table-cell office:value-type="string">
            <text:p>Cinnamon Software</text:p>
          </table:table-cell>
          <table:table-cell office:value-type="float" office:value="916">
            <text:p>916</text:p>
          </table:table-cell>
          <table:table-cell office:value-type="float" office:value="54047">
            <text:p>54047</text:p>
          </table:table-cell>
          <table:table-cell office:value-type="float" office:value="2879025589">
            <text:p>287902558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361032378">
            <text:p>5361032378</text:p>
          </table:table-cell>
          <table:table-cell office:value-type="string">
            <text:p>Sol's RNG [Christmas🎁]</text:p>
          </table:table-cell>
          <table:table-cell office:value-type="string">
            <text:p>Sol's Studio</text:p>
          </table:table-cell>
          <table:table-cell office:value-type="float" office:value="765">
            <text:p>765</text:p>
          </table:table-cell>
          <table:table-cell office:value-type="float" office:value="47433">
            <text:p>47433</text:p>
          </table:table-cell>
          <table:table-cell office:value-type="float" office:value="1554157655">
            <text:p>155415765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9266873836">
            <text:p>9266873836</text:p>
          </table:table-cell>
          <table:table-cell office:value-type="string">
            <text:p>[🎁] Anime Fighting Simulator: Endless</text:p>
          </table:table-cell>
          <table:table-cell office:value-type="string">
            <text:p>AFS: Endless</text:p>
          </table:table-cell>
          <table:table-cell office:value-type="float" office:value="38">
            <text:p>38</text:p>
          </table:table-cell>
          <table:table-cell office:value-type="float" office:value="46818">
            <text:p>46818</text:p>
          </table:table-cell>
          <table:table-cell office:value-type="float" office:value="27152896">
            <text:p>27152896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9363735110">
            <text:p>9363735110</text:p>
          </table:table-cell>
          <table:table-cell office:value-type="string">
            <text:p>Escape Tsunami For Brainrots!</text:p>
          </table:table-cell>
          <table:table-cell office:value-type="string">
            <text:p>Wave of Brainrots</text:p>
          </table:table-cell>
          <table:table-cell office:value-type="float" office:value="22">
            <text:p>22</text:p>
          </table:table-cell>
          <table:table-cell office:value-type="float" office:value="37069">
            <text:p>37069</text:p>
          </table:table-cell>
          <table:table-cell office:value-type="float" office:value="15117707">
            <text:p>1511770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995470825">
            <text:p>5995470825</text:p>
          </table:table-cell>
          <table:table-cell office:value-type="string">
            <text:p>[🔥]<text:s text:c="2"/>Hypershot</text:p>
          </table:table-cell>
          <table:table-cell office:value-type="string">
            <text:p>Frosted Studio</text:p>
          </table:table-cell>
          <table:table-cell office:value-type="float" office:value="599">
            <text:p>599</text:p>
          </table:table-cell>
          <table:table-cell office:value-type="float" office:value="35363">
            <text:p>35363</text:p>
          </table:table-cell>
          <table:table-cell office:value-type="float" office:value="525228449">
            <text:p>52522844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3647333358">
            <text:p>3647333358</text:p>
          </table:table-cell>
          <table:table-cell office:value-type="string">
            <text:p>🎄Evade🎄</text:p>
          </table:table-cell>
          <table:table-cell office:value-type="string">
            <text:p>Hexagon Development Community</text:p>
          </table:table-cell>
          <table:table-cell office:value-type="float" office:value="1306">
            <text:p>1306</text:p>
          </table:table-cell>
          <table:table-cell office:value-type="float" office:value="34488">
            <text:p>34488</text:p>
          </table:table-cell>
          <table:table-cell office:value-type="float" office:value="7923035273">
            <text:p>7923035273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96">
            <text:p>496</text:p>
          </table:table-cell>
        </table:table-row>
        <table:table-row>
          <table:table-cell office:value-type="float" office:value="3317771874">
            <text:p>3317771874</text:p>
          </table:table-cell>
          <table:table-cell office:value-type="string">
            <text:p>🎅 Pet Simulator 99! 🎄</text:p>
          </table:table-cell>
          <table:table-cell office:value-type="string">
            <text:p>BIG Games Pets</text:p>
          </table:table-cell>
          <table:table-cell office:value-type="float" office:value="1431">
            <text:p>1431</text:p>
          </table:table-cell>
          <table:table-cell office:value-type="float" office:value="32146">
            <text:p>32146</text:p>
          </table:table-cell>
          <table:table-cell office:value-type="float" office:value="2318249277">
            <text:p>231824927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113">
            <text:p>1113</text:p>
          </table:table-cell>
        </table:table-row>
        <table:table-row>
          <table:table-cell office:value-type="float" office:value="8779464785">
            <text:p>8779464785</text:p>
          </table:table-cell>
          <table:table-cell office:value-type="string">
            <text:p>✨ Tap Simulator</text:p>
          </table:table-cell>
          <table:table-cell office:value-type="string">
            <text:p>Cursor Makers</text:p>
          </table:table-cell>
          <table:table-cell office:value-type="float" office:value="106">
            <text:p>106</text:p>
          </table:table-cell>
          <table:table-cell office:value-type="float" office:value="27490">
            <text:p>27490</text:p>
          </table:table-cell>
          <table:table-cell office:value-type="float" office:value="31019547">
            <text:p>3101954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9330730057">
            <text:p>9330730057</text:p>
          </table:table-cell>
          <table:table-cell office:value-type="string">
            <text:p>💣 Bomb Chip</text:p>
          </table:table-cell>
          <table:table-cell office:value-type="string">
            <text:p>Atys Games</text:p>
          </table:table-cell>
          <table:table-cell office:value-type="float" office:value="27">
            <text:p>27</text:p>
          </table:table-cell>
          <table:table-cell office:value-type="float" office:value="27381">
            <text:p>27381</text:p>
          </table:table-cell>
          <table:table-cell office:value-type="float" office:value="86554400">
            <text:p>8655440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619619496">
            <text:p>2619619496</text:p>
          </table:table-cell>
          <table:table-cell office:value-type="string">
            <text:p>BedWars [🔥2XP WEEKEND]</text:p>
          </table:table-cell>
          <table:table-cell office:value-type="string">
            <text:p>Easy.gg</text:p>
          </table:table-cell>
          <table:table-cell office:value-type="float" office:value="1685">
            <text:p>1685</text:p>
          </table:table-cell>
          <table:table-cell office:value-type="float" office:value="27263">
            <text:p>27263</text:p>
          </table:table-cell>
          <table:table-cell office:value-type="float" office:value="10923287286">
            <text:p>10923287286</text:p>
          </table:table-cell>
          <table:table-cell/>
          <table:table-cell/>
          <table:table-cell office:value-type="float" office:value="50">
            <text:p>50</text:p>
          </table:table-cell>
          <table:table-cell office:value-type="float" office:value="415">
            <text:p>415</text:p>
          </table:table-cell>
        </table:table-row>
        <table:table-row>
          <table:table-cell office:value-type="float" office:value="2668101271">
            <text:p>2668101271</text:p>
          </table:table-cell>
          <table:table-cell office:value-type="string">
            <text:p>Fling Things and People</text:p>
          </table:table-cell>
          <table:table-cell office:value-type="string">
            <text:p>Horomori</text:p>
          </table:table-cell>
          <table:table-cell office:value-type="float" office:value="1665">
            <text:p>1665</text:p>
          </table:table-cell>
          <table:table-cell office:value-type="float" office:value="26988">
            <text:p>26988</text:p>
          </table:table-cell>
          <table:table-cell office:value-type="float" office:value="2522564194">
            <text:p>252256419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372226183">
            <text:p>372226183</text:p>
          </table:table-cell>
          <table:table-cell office:value-type="string">
            <text:p>❄️Flee the Facility🎁</text:p>
          </table:table-cell>
          <table:table-cell office:value-type="string">
            <text:p>A.W. Apps</text:p>
          </table:table-cell>
          <table:table-cell office:value-type="float" office:value="3111">
            <text:p>3111</text:p>
          </table:table-cell>
          <table:table-cell office:value-type="float" office:value="25828">
            <text:p>25828</text:p>
          </table:table-cell>
          <table:table-cell office:value-type="float" office:value="5258010415">
            <text:p>525801041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</table:table-row>
        <table:table-row>
          <table:table-cell office:value-type="float" office:value="1176784616">
            <text:p>1176784616</text:p>
          </table:table-cell>
          <table:table-cell office:value-type="string">
            <text:p>🎆NEW YEARS🎆<text:s text:c="3"/>Tower Defense Simulator</text:p>
          </table:table-cell>
          <table:table-cell office:value-type="string">
            <text:p>Paradoxum Games</text:p>
          </table:table-cell>
          <table:table-cell office:value-type="float" office:value="2407">
            <text:p>2407</text:p>
          </table:table-cell>
          <table:table-cell office:value-type="float" office:value="25773">
            <text:p>25773</text:p>
          </table:table-cell>
          <table:table-cell office:value-type="float" office:value="4431521834">
            <text:p>4431521834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45">
            <text:p>1245</text:p>
          </table:table-cell>
        </table:table-row>
        <table:table-row>
          <table:table-cell office:value-type="float" office:value="3808223175">
            <text:p>3808223175</text:p>
          </table:table-cell>
          <table:table-cell office:value-type="string">
            <text:p>[🔥✂️] Jujutsu Infinite</text:p>
          </table:table-cell>
          <table:table-cell office:value-type="string">
            <text:p>Awesome Ninja Games</text:p>
          </table:table-cell>
          <table:table-cell office:value-type="float" office:value="1253">
            <text:p>1253</text:p>
          </table:table-cell>
          <table:table-cell office:value-type="float" office:value="25672">
            <text:p>25672</text:p>
          </table:table-cell>
          <table:table-cell office:value-type="float" office:value="523231601">
            <text:p>52323160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899">
            <text:p>899</text:p>
          </table:table-cell>
        </table:table-row>
        <table:table-row>
          <table:table-cell office:value-type="float" office:value="88070565">
            <text:p>88070565</text:p>
          </table:table-cell>
          <table:table-cell office:value-type="string">
            <text:p>[🚕] Welcome to Bloxburg</text:p>
          </table:table-cell>
          <table:table-cell office:value-type="string">
            <text:p>Bloxburg Development</text:p>
          </table:table-cell>
          <table:table-cell office:value-type="float" office:value="4081">
            <text:p>4081</text:p>
          </table:table-cell>
          <table:table-cell office:value-type="float" office:value="24065">
            <text:p>24065</text:p>
          </table:table-cell>
          <table:table-cell office:value-type="float" office:value="9754400571">
            <text:p>975440057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</table:table-row>
        <table:table-row>
          <table:table-cell office:value-type="float" office:value="5578556129">
            <text:p>5578556129</text:p>
          </table:table-cell>
          <table:table-cell office:value-type="string">
            <text:p>[🏴‍☠️ 10 🏴‍☠️] Anime Vanguards</text:p>
          </table:table-cell>
          <table:table-cell office:value-type="string">
            <text:p>Kitawari</text:p>
          </table:table-cell>
          <table:table-cell office:value-type="float" office:value="709">
            <text:p>709</text:p>
          </table:table-cell>
          <table:table-cell office:value-type="float" office:value="23598">
            <text:p>23598</text:p>
          </table:table-cell>
          <table:table-cell office:value-type="float" office:value="1651741710">
            <text:p>165174171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87">
            <text:p>587</text:p>
          </table:table-cell>
        </table:table-row>
        <table:table-row>
          <table:table-cell office:value-type="float" office:value="9228045253">
            <text:p>9228045253</text:p>
          </table:table-cell>
          <table:table-cell office:value-type="string">
            <text:p>🌴 Chop Your Tree</text:p>
          </table:table-cell>
          <table:table-cell office:value-type="string">
            <text:p>Simple Bricks Trees</text:p>
          </table:table-cell>
          <table:table-cell office:value-type="float" office:value="44">
            <text:p>44</text:p>
          </table:table-cell>
          <table:table-cell office:value-type="float" office:value="22878">
            <text:p>22878</text:p>
          </table:table-cell>
          <table:table-cell office:value-type="float" office:value="46096902">
            <text:p>4609690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1831550657">
            <text:p>1831550657</text:p>
          </table:table-cell>
          <table:table-cell office:value-type="string">
            <text:p>❄️ Creatures of Sonaria 🎁 Survive Kaiju Animals</text:p>
          </table:table-cell>
          <table:table-cell office:value-type="string">
            <text:p>Sonar Studios</text:p>
          </table:table-cell>
          <table:table-cell office:value-type="float" office:value="2021">
            <text:p>2021</text:p>
          </table:table-cell>
          <table:table-cell office:value-type="float" office:value="21379">
            <text:p>21379</text:p>
          </table:table-cell>
          <table:table-cell office:value-type="float" office:value="1716582670">
            <text:p>171658267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5241">
            <text:p>65241</text:p>
          </table:table-cell>
          <table:table-cell office:value-type="string">
            <text:p>Natural Disaster Survival</text:p>
          </table:table-cell>
          <table:table-cell office:value-type="string">
            <text:p>Stickmasterluke</text:p>
          </table:table-cell>
          <table:table-cell office:value-type="float" office:value="6493">
            <text:p>6493</text:p>
          </table:table-cell>
          <table:table-cell office:value-type="float" office:value="21248">
            <text:p>21248</text:p>
          </table:table-cell>
          <table:table-cell office:value-type="float" office:value="4023872086">
            <text:p>402387208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8316902627">
            <text:p>8316902627</text:p>
          </table:table-cell>
          <table:table-cell office:value-type="string">
            <text:p>[💪] Plants Vs Brainrots 🌻</text:p>
          </table:table-cell>
          <table:table-cell office:value-type="string">
            <text:p>Yo Gurt Studio</text:p>
          </table:table-cell>
          <table:table-cell office:value-type="float" office:value="158">
            <text:p>158</text:p>
          </table:table-cell>
          <table:table-cell office:value-type="float" office:value="20938">
            <text:p>20938</text:p>
          </table:table-cell>
          <table:table-cell office:value-type="float" office:value="4433367537">
            <text:p>443336753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3317679266">
            <text:p>3317679266</text:p>
          </table:table-cell>
          <table:table-cell office:value-type="string">
            <text:p>[🎄] PLS DONATE 💸</text:p>
          </table:table-cell>
          <table:table-cell office:value-type="string">
            <text:p>haz3mn</text:p>
          </table:table-cell>
          <table:table-cell office:value-type="float" office:value="1431">
            <text:p>1431</text:p>
          </table:table-cell>
          <table:table-cell office:value-type="float" office:value="20778">
            <text:p>20778</text:p>
          </table:table-cell>
          <table:table-cell office:value-type="float" office:value="4630969713">
            <text:p>463096971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4578">
            <text:p>14578</text:p>
          </table:table-cell>
        </table:table-row>
        <table:table-row>
          <table:table-cell office:value-type="float" office:value="4777817887">
            <text:p>4777817887</text:p>
          </table:table-cell>
          <table:table-cell office:value-type="string">
            <text:p>Blade Ball</text:p>
          </table:table-cell>
          <table:table-cell office:value-type="string">
            <text:p>Wiggity.</text:p>
          </table:table-cell>
          <table:table-cell office:value-type="float" office:value="934">
            <text:p>934</text:p>
          </table:table-cell>
          <table:table-cell office:value-type="float" office:value="20636">
            <text:p>20636</text:p>
          </table:table-cell>
          <table:table-cell office:value-type="float" office:value="5846383236">
            <text:p>584638323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</table:table-row>
        <table:table-row>
          <table:table-cell office:value-type="float" office:value="7332711118">
            <text:p>7332711118</text:p>
          </table:table-cell>
          <table:table-cell office:value-type="string">
            <text:p>Brainrot Evolution</text:p>
          </table:table-cell>
          <table:table-cell office:value-type="string">
            <text:p>Brainrot Evolution</text:p>
          </table:table-cell>
          <table:table-cell office:value-type="float" office:value="307">
            <text:p>307</text:p>
          </table:table-cell>
          <table:table-cell office:value-type="float" office:value="20624">
            <text:p>20624</text:p>
          </table:table-cell>
          <table:table-cell office:value-type="float" office:value="1610081727">
            <text:p>161008172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22">
            <text:p>322</text:p>
          </table:table-cell>
        </table:table-row>
        <table:table-row>
          <table:table-cell office:value-type="float" office:value="8834587397">
            <text:p>8834587397</text:p>
          </table:table-cell>
          <table:table-cell office:value-type="string">
            <text:p>Find the Brainrot [323]</text:p>
          </table:table-cell>
          <table:table-cell office:value-type="string">
            <text:p>Find The Games World</text:p>
          </table:table-cell>
          <table:table-cell office:value-type="float" office:value="99">
            <text:p>99</text:p>
          </table:table-cell>
          <table:table-cell office:value-type="float" office:value="20274">
            <text:p>20274</text:p>
          </table:table-cell>
          <table:table-cell office:value-type="float" office:value="449433532">
            <text:p>449433532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43">
            <text:p>843</text:p>
          </table:table-cell>
        </table:table-row>
        <table:table-row>
          <table:table-cell office:value-type="float" office:value="9145063979">
            <text:p>9145063979</text:p>
          </table:table-cell>
          <table:table-cell office:value-type="string">
            <text:p>⛏️Dig to Escape</text:p>
          </table:table-cell>
          <table:table-cell office:value-type="string">
            <text:p>Breakout Funs</text:p>
          </table:table-cell>
          <table:table-cell office:value-type="float" office:value="57">
            <text:p>57</text:p>
          </table:table-cell>
          <table:table-cell office:value-type="float" office:value="19732">
            <text:p>19732</text:p>
          </table:table-cell>
          <table:table-cell office:value-type="float" office:value="219704055">
            <text:p>21970405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</table:table-row>
        <table:table-row>
          <table:table-cell office:value-type="float" office:value="7660436108">
            <text:p>7660436108</text:p>
          </table:table-cell>
          <table:table-cell office:value-type="string">
            <text:p>[🐉] Anime Crusaders</text:p>
          </table:table-cell>
          <table:table-cell office:value-type="string">
            <text:p>32x</text:p>
          </table:table-cell>
          <table:table-cell office:value-type="float" office:value="244">
            <text:p>244</text:p>
          </table:table-cell>
          <table:table-cell office:value-type="float" office:value="19386">
            <text:p>19386</text:p>
          </table:table-cell>
          <table:table-cell office:value-type="float" office:value="77776514">
            <text:p>7777651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</table:table-row>
        <table:table-row>
          <table:table-cell office:value-type="float" office:value="8791358380">
            <text:p>8791358380</text:p>
          </table:table-cell>
          <table:table-cell office:value-type="string">
            <text:p>Don’t Steal the Bubu 🐻</text:p>
          </table:table-cell>
          <table:table-cell office:value-type="string">
            <text:p>lol games..</text:p>
          </table:table-cell>
          <table:table-cell office:value-type="float" office:value="104">
            <text:p>104</text:p>
          </table:table-cell>
          <table:table-cell office:value-type="float" office:value="19107">
            <text:p>19107</text:p>
          </table:table-cell>
          <table:table-cell office:value-type="float" office:value="186772225">
            <text:p>18677222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3124385">
            <text:p>703124385</text:p>
          </table:table-cell>
          <table:table-cell office:value-type="string">
            <text:p>Tower of Hell</text:p>
          </table:table-cell>
          <table:table-cell office:value-type="string">
            <text:p>YXceptional Studios</text:p>
          </table:table-cell>
          <table:table-cell office:value-type="float" office:value="2759">
            <text:p>2759</text:p>
          </table:table-cell>
          <table:table-cell office:value-type="float" office:value="18917">
            <text:p>18917</text:p>
          </table:table-cell>
          <table:table-cell office:value-type="float" office:value="27156193882">
            <text:p>2715619388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7488190691">
            <text:p>7488190691</text:p>
          </table:table-cell>
          <table:table-cell office:value-type="string">
            <text:p>[☠️0.5☠️] Universal Tower Defense</text:p>
          </table:table-cell>
          <table:table-cell office:value-type="string">
            <text:p>Universal Tower Defense [UTD]</text:p>
          </table:table-cell>
          <table:table-cell office:value-type="float" office:value="277">
            <text:p>277</text:p>
          </table:table-cell>
          <table:table-cell office:value-type="float" office:value="18794">
            <text:p>18794</text:p>
          </table:table-cell>
          <table:table-cell office:value-type="float" office:value="59690581">
            <text:p>5969058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6325068386">
            <text:p>6325068386</text:p>
          </table:table-cell>
          <table:table-cell office:value-type="string">
            <text:p>[🎆] Blue Lock: Rivals</text:p>
          </table:table-cell>
          <table:table-cell office:value-type="string">
            <text:p>Blue Lock Rivals Unofficial Fans</text:p>
          </table:table-cell>
          <table:table-cell office:value-type="float" office:value="529">
            <text:p>529</text:p>
          </table:table-cell>
          <table:table-cell office:value-type="float" office:value="18765">
            <text:p>18765</text:p>
          </table:table-cell>
          <table:table-cell office:value-type="float" office:value="4334149587">
            <text:p>433414958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27">
            <text:p>227</text:p>
          </table:table-cell>
        </table:table-row>
        <table:table-row>
          <table:table-cell office:value-type="float" office:value="210851291">
            <text:p>210851291</text:p>
          </table:table-cell>
          <table:table-cell office:value-type="string">
            <text:p>Build A Boat For Treasure</text:p>
          </table:table-cell>
          <table:table-cell office:value-type="string">
            <text:p>Chillz Studios</text:p>
          </table:table-cell>
          <table:table-cell office:value-type="float" office:value="3352">
            <text:p>3352</text:p>
          </table:table-cell>
          <table:table-cell office:value-type="float" office:value="18191">
            <text:p>18191</text:p>
          </table:table-cell>
          <table:table-cell office:value-type="float" office:value="4829496561">
            <text:p>482949656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</table:table-row>
        <table:table-row>
          <table:table-cell office:value-type="float" office:value="9344307274">
            <text:p>9344307274</text:p>
          </table:table-cell>
          <table:table-cell office:value-type="string">
            <text:p>⛏️ Break a Lucky Block!</text:p>
          </table:table-cell>
          <table:table-cell office:value-type="string">
            <text:p>Slime Time Studios</text:p>
          </table:table-cell>
          <table:table-cell office:value-type="float" office:value="25">
            <text:p>25</text:p>
          </table:table-cell>
          <table:table-cell office:value-type="float" office:value="17489">
            <text:p>17489</text:p>
          </table:table-cell>
          <table:table-cell office:value-type="float" office:value="21043817">
            <text:p>2104381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08097940">
            <text:p>7008097940</text:p>
          </table:table-cell>
          <table:table-cell office:value-type="string">
            <text:p>[💪] Ink Game</text:p>
          </table:table-cell>
          <table:table-cell office:value-type="string">
            <text:p>games i think</text:p>
          </table:table-cell>
          <table:table-cell office:value-type="float" office:value="371">
            <text:p>371</text:p>
          </table:table-cell>
          <table:table-cell office:value-type="float" office:value="17441">
            <text:p>17441</text:p>
          </table:table-cell>
          <table:table-cell office:value-type="float" office:value="2841057999">
            <text:p>284105799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5650396773">
            <text:p>5650396773</text:p>
          </table:table-cell>
          <table:table-cell office:value-type="string">
            <text:p>a dusty trip [🚗QUEST]</text:p>
          </table:table-cell>
          <table:table-cell office:value-type="string">
            <text:p>Jandel's Road Trip</text:p>
          </table:table-cell>
          <table:table-cell office:value-type="float" office:value="690">
            <text:p>690</text:p>
          </table:table-cell>
          <table:table-cell office:value-type="float" office:value="17148">
            <text:p>17148</text:p>
          </table:table-cell>
          <table:table-cell office:value-type="float" office:value="2074106283">
            <text:p>2074106283</text:p>
          </table:table-cell>
          <table:table-cell/>
          <table:table-cell/>
          <table:table-cell office:value-type="float" office:value="33">
            <text:p>33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8916375040">
            <text:p>8916375040</text:p>
          </table:table-cell>
          <table:table-cell office:value-type="string">
            <text:p>My Fishing Brainrots</text:p>
          </table:table-cell>
          <table:table-cell office:value-type="string">
            <text:p>Fish In The Waters</text:p>
          </table:table-cell>
          <table:table-cell office:value-type="float" office:value="88">
            <text:p>88</text:p>
          </table:table-cell>
          <table:table-cell office:value-type="float" office:value="16968">
            <text:p>16968</text:p>
          </table:table-cell>
          <table:table-cell office:value-type="float" office:value="53773298">
            <text:p>5377329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5166944221">
            <text:p>5166944221</text:p>
          </table:table-cell>
          <table:table-cell office:value-type="string">
            <text:p>Death Ball</text:p>
          </table:table-cell>
          <table:table-cell office:value-type="string">
            <text:p>⨯ Small World Games</text:p>
          </table:table-cell>
          <table:table-cell office:value-type="float" office:value="821">
            <text:p>821</text:p>
          </table:table-cell>
          <table:table-cell office:value-type="float" office:value="16719">
            <text:p>16719</text:p>
          </table:table-cell>
          <table:table-cell office:value-type="float" office:value="1390274066">
            <text:p>139027406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07">
            <text:p>407</text:p>
          </table:table-cell>
        </table:table-row>
        <table:table-row>
          <table:table-cell office:value-type="float" office:value="4568630521">
            <text:p>4568630521</text:p>
          </table:table-cell>
          <table:table-cell office:value-type="string">
            <text:p>[CHRISTMAS🎄] Heroes Battlegrounds</text:p>
          </table:table-cell>
          <table:table-cell office:value-type="string">
            <text:p>more awesome games yo</text:p>
          </table:table-cell>
          <table:table-cell office:value-type="float" office:value="1001">
            <text:p>1001</text:p>
          </table:table-cell>
          <table:table-cell office:value-type="float" office:value="16208">
            <text:p>16208</text:p>
          </table:table-cell>
          <table:table-cell office:value-type="float" office:value="1385156767">
            <text:p>138515676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4348829796">
            <text:p>4348829796</text:p>
          </table:table-cell>
          <table:table-cell office:value-type="string">
            <text:p>Murderers VS Sheriffs DUELS</text:p>
          </table:table-cell>
          <table:table-cell office:value-type="string">
            <text:p>Red21 Games</text:p>
          </table:table-cell>
          <table:table-cell office:value-type="float" office:value="1069">
            <text:p>1069</text:p>
          </table:table-cell>
          <table:table-cell office:value-type="float" office:value="16129">
            <text:p>16129</text:p>
          </table:table-cell>
          <table:table-cell office:value-type="float" office:value="2184925585">
            <text:p>218492558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7882829745">
            <text:p>7882829745</text:p>
          </table:table-cell>
          <table:table-cell office:value-type="string">
            <text:p>[🐉🔥] Anime Eternal</text:p>
          </table:table-cell>
          <table:table-cell office:value-type="string">
            <text:p>New ProjectR</text:p>
          </table:table-cell>
          <table:table-cell office:value-type="float" office:value="210">
            <text:p>210</text:p>
          </table:table-cell>
          <table:table-cell office:value-type="float" office:value="16008">
            <text:p>16008</text:p>
          </table:table-cell>
          <table:table-cell office:value-type="float" office:value="296694524">
            <text:p>296694524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29">
            <text:p>429</text:p>
          </table:table-cell>
        </table:table-row>
        <table:table-row>
          <table:table-cell office:value-type="float" office:value="4540138978">
            <text:p>4540138978</text:p>
          </table:table-cell>
          <table:table-cell office:value-type="string">
            <text:p>Metro Life 🎄 City RP</text:p>
          </table:table-cell>
          <table:table-cell office:value-type="string">
            <text:p>Century Creators</text:p>
          </table:table-cell>
          <table:table-cell office:value-type="float" office:value="1009">
            <text:p>1009</text:p>
          </table:table-cell>
          <table:table-cell office:value-type="float" office:value="15896">
            <text:p>15896</text:p>
          </table:table-cell>
          <table:table-cell office:value-type="float" office:value="1951507240">
            <text:p>195150724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9277195104">
            <text:p>9277195104</text:p>
          </table:table-cell>
          <table:table-cell office:value-type="string">
            <text:p>[UPD] Blind Shot</text:p>
          </table:table-cell>
          <table:table-cell office:value-type="string">
            <text:p>Blind Shot Group</text:p>
          </table:table-cell>
          <table:table-cell office:value-type="float" office:value="36">
            <text:p>36</text:p>
          </table:table-cell>
          <table:table-cell office:value-type="float" office:value="15426">
            <text:p>15426</text:p>
          </table:table-cell>
          <table:table-cell office:value-type="float" office:value="127597751">
            <text:p>12759775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1202096104">
            <text:p>1202096104</text:p>
          </table:table-cell>
          <table:table-cell office:value-type="string">
            <text:p>[❄️WINTERFEST] Driving Empire🏎️ Car Racing</text:p>
          </table:table-cell>
          <table:table-cell office:value-type="string">
            <text:p>Driving Empire by Voldex</text:p>
          </table:table-cell>
          <table:table-cell office:value-type="float" office:value="2389">
            <text:p>2389</text:p>
          </table:table-cell>
          <table:table-cell office:value-type="float" office:value="15255">
            <text:p>15255</text:p>
          </table:table-cell>
          <table:table-cell office:value-type="float" office:value="2466602976">
            <text:p>246660297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321778215">
            <text:p>321778215</text:p>
          </table:table-cell>
          <table:table-cell office:value-type="string">
            <text:p>Royale🌹High [💕Mermaid Potions!]</text:p>
          </table:table-cell>
          <table:table-cell office:value-type="string">
            <text:p>callmehbob</text:p>
          </table:table-cell>
          <table:table-cell office:value-type="float" office:value="3193">
            <text:p>3193</text:p>
          </table:table-cell>
          <table:table-cell office:value-type="float" office:value="15171">
            <text:p>15171</text:p>
          </table:table-cell>
          <table:table-cell office:value-type="float" office:value="10309686472">
            <text:p>1030968647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184199275">
            <text:p>184199275</text:p>
          </table:table-cell>
          <table:table-cell office:value-type="string">
            <text:p>[🎆UPD] NFL Universe Football</text:p>
          </table:table-cell>
          <table:table-cell office:value-type="string">
            <text:p>NFL Universe Football by Voldex</text:p>
          </table:table-cell>
          <table:table-cell office:value-type="float" office:value="2673">
            <text:p>2673</text:p>
          </table:table-cell>
          <table:table-cell office:value-type="float" office:value="15162">
            <text:p>15162</text:p>
          </table:table-cell>
          <table:table-cell office:value-type="float" office:value="804941609">
            <text:p>804941609</text:p>
          </table:table-cell>
          <table:table-cell/>
          <table:table-cell/>
          <table:table-cell office:value-type="float" office:value="24">
            <text:p>24</text:p>
          </table:table-cell>
          <table:table-cell office:value-type="float" office:value="672">
            <text:p>672</text:p>
          </table:table-cell>
        </table:table-row>
        <table:table-row>
          <table:table-cell office:value-type="float" office:value="73885730">
            <text:p>73885730</text:p>
          </table:table-cell>
          <table:table-cell office:value-type="string">
            <text:p>Prison Life</text:p>
          </table:table-cell>
          <table:table-cell office:value-type="string">
            <text:p>Aesthetical</text:p>
          </table:table-cell>
          <table:table-cell office:value-type="float" office:value="4267">
            <text:p>4267</text:p>
          </table:table-cell>
          <table:table-cell office:value-type="float" office:value="15157">
            <text:p>15157</text:p>
          </table:table-cell>
          <table:table-cell office:value-type="float" office:value="2714689481">
            <text:p>271468948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</table:table-row>
        <table:table-row>
          <table:table-cell office:value-type="float" office:value="7094518649">
            <text:p>7094518649</text:p>
          </table:table-cell>
          <table:table-cell office:value-type="string">
            <text:p>Restaurant Tycoon 3</text:p>
          </table:table-cell>
          <table:table-cell office:value-type="string">
            <text:p>Ultraw</text:p>
          </table:table-cell>
          <table:table-cell office:value-type="float" office:value="355">
            <text:p>355</text:p>
          </table:table-cell>
          <table:table-cell office:value-type="float" office:value="14644">
            <text:p>14644</text:p>
          </table:table-cell>
          <table:table-cell office:value-type="float" office:value="170258069">
            <text:p>17025806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74">
            <text:p>474</text:p>
          </table:table-cell>
        </table:table-row>
        <table:table-row>
          <table:table-cell office:value-type="float" office:value="8722889197">
            <text:p>8722889197</text:p>
          </table:table-cell>
          <table:table-cell office:value-type="string">
            <text:p>Don’t Steal the Brainrots 🧠</text:p>
          </table:table-cell>
          <table:table-cell office:value-type="string">
            <text:p>lol games..</text:p>
          </table:table-cell>
          <table:table-cell office:value-type="float" office:value="113">
            <text:p>113</text:p>
          </table:table-cell>
          <table:table-cell office:value-type="float" office:value="14544">
            <text:p>14544</text:p>
          </table:table-cell>
          <table:table-cell office:value-type="float" office:value="86041343">
            <text:p>8604134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990106548">
            <text:p>3990106548</text:p>
          </table:table-cell>
          <table:table-cell office:value-type="string">
            <text:p>Baddies 💅</text:p>
          </table:table-cell>
          <table:table-cell office:value-type="string">
            <text:p>Meow Meow Games!</text:p>
          </table:table-cell>
          <table:table-cell office:value-type="float" office:value="1191">
            <text:p>1191</text:p>
          </table:table-cell>
          <table:table-cell office:value-type="float" office:value="14237">
            <text:p>14237</text:p>
          </table:table-cell>
          <table:table-cell office:value-type="float" office:value="1490630900">
            <text:p>149063090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89">
            <text:p>389</text:p>
          </table:table-cell>
        </table:table-row>
        <table:table-row>
          <table:table-cell office:value-type="float" office:value="2380077519">
            <text:p>2380077519</text:p>
          </table:table-cell>
          <table:table-cell office:value-type="string">
            <text:p>[👜 SHOPKEEPER] Slap Battles👏</text:p>
          </table:table-cell>
          <table:table-cell office:value-type="string">
            <text:p>Slap Battles</text:p>
          </table:table-cell>
          <table:table-cell office:value-type="float" office:value="1785">
            <text:p>1785</text:p>
          </table:table-cell>
          <table:table-cell office:value-type="float" office:value="14001">
            <text:p>14001</text:p>
          </table:table-cell>
          <table:table-cell office:value-type="float" office:value="3265537882">
            <text:p>3265537882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2440500124">
            <text:p>2440500124</text:p>
          </table:table-cell>
          <table:table-cell office:value-type="string">
            <text:p>DOORS [DAILY RUNS📟]</text:p>
          </table:table-cell>
          <table:table-cell office:value-type="string">
            <text:p>LSPLASH</text:p>
          </table:table-cell>
          <table:table-cell office:value-type="float" office:value="1759">
            <text:p>1759</text:p>
          </table:table-cell>
          <table:table-cell office:value-type="float" office:value="13204">
            <text:p>13204</text:p>
          </table:table-cell>
          <table:table-cell office:value-type="float" office:value="7130489741">
            <text:p>713048974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4658598196">
            <text:p>4658598196</text:p>
          </table:table-cell>
          <table:table-cell office:value-type="string">
            <text:p>Attack on Titan Revolution</text:p>
          </table:table-cell>
          <table:table-cell office:value-type="string">
            <text:p>AoTR [PI]</text:p>
          </table:table-cell>
          <table:table-cell office:value-type="float" office:value="975">
            <text:p>975</text:p>
          </table:table-cell>
          <table:table-cell office:value-type="float" office:value="13019">
            <text:p>13019</text:p>
          </table:table-cell>
          <table:table-cell office:value-type="float" office:value="663904585">
            <text:p>66390458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1516533665">
            <text:p>1516533665</text:p>
          </table:table-cell>
          <table:table-cell office:value-type="string">
            <text:p>Piggy [NEW CHAPTER]</text:p>
          </table:table-cell>
          <table:table-cell office:value-type="string">
            <text:p>MiniToon</text:p>
          </table:table-cell>
          <table:table-cell office:value-type="float" office:value="2175">
            <text:p>2175</text:p>
          </table:table-cell>
          <table:table-cell office:value-type="float" office:value="12930">
            <text:p>12930</text:p>
          </table:table-cell>
          <table:table-cell office:value-type="float" office:value="14027370614">
            <text:p>1402737061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</table:table-row>
        <table:table-row>
          <table:table-cell office:value-type="float" office:value="245662005">
            <text:p>245662005</text:p>
          </table:table-cell>
          <table:table-cell office:value-type="string">
            <text:p>[🥶 Winter!] Jailbreak</text:p>
          </table:table-cell>
          <table:table-cell office:value-type="string">
            <text:p>Badimo</text:p>
          </table:table-cell>
          <table:table-cell office:value-type="float" office:value="3287">
            <text:p>3287</text:p>
          </table:table-cell>
          <table:table-cell office:value-type="float" office:value="12880">
            <text:p>12880</text:p>
          </table:table-cell>
          <table:table-cell office:value-type="float" office:value="7731865349">
            <text:p>773186534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3308103880">
            <text:p>3308103880</text:p>
          </table:table-cell>
          <table:table-cell office:value-type="string">
            <text:p>Maple Hospital 🍂<text:s/></text:p>
          </table:table-cell>
          <table:table-cell office:value-type="string">
            <text:p>Marizma Games</text:p>
          </table:table-cell>
          <table:table-cell office:value-type="float" office:value="1435">
            <text:p>1435</text:p>
          </table:table-cell>
          <table:table-cell office:value-type="float" office:value="12549">
            <text:p>12549</text:p>
          </table:table-cell>
          <table:table-cell office:value-type="float" office:value="1532955520">
            <text:p>153295552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6945584306">
            <text:p>6945584306</text:p>
          </table:table-cell>
          <table:table-cell office:value-type="string">
            <text:p>[🧟ACE EATER] Azure Latch</text:p>
          </table:table-cell>
          <table:table-cell office:value-type="string">
            <text:p>[B:S] Azure Latch Team</text:p>
          </table:table-cell>
          <table:table-cell office:value-type="float" office:value="382">
            <text:p>382</text:p>
          </table:table-cell>
          <table:table-cell office:value-type="float" office:value="12277">
            <text:p>12277</text:p>
          </table:table-cell>
          <table:table-cell office:value-type="float" office:value="376731626">
            <text:p>37673162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</table:table-row>
        <table:table-row>
          <table:table-cell office:value-type="float" office:value="9274794049">
            <text:p>9274794049</text:p>
          </table:table-cell>
          <table:table-cell office:value-type="string">
            <text:p>[⚡] +1 Speed Bike Escape</text:p>
          </table:table-cell>
          <table:table-cell office:value-type="string">
            <text:p>Fun Speed Games</text:p>
          </table:table-cell>
          <table:table-cell office:value-type="float" office:value="37">
            <text:p>37</text:p>
          </table:table-cell>
          <table:table-cell office:value-type="float" office:value="12138">
            <text:p>12138</text:p>
          </table:table-cell>
          <table:table-cell office:value-type="float" office:value="37745027">
            <text:p>3774502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936053166">
            <text:p>2936053166</text:p>
          </table:table-cell>
          <table:table-cell office:value-type="string">
            <text:p>[🎅ADVENT] Squid Game X</text:p>
          </table:table-cell>
          <table:table-cell office:value-type="string">
            <text:p>redifi</text:p>
          </table:table-cell>
          <table:table-cell office:value-type="float" office:value="1564">
            <text:p>1564</text:p>
          </table:table-cell>
          <table:table-cell office:value-type="float" office:value="11900">
            <text:p>11900</text:p>
          </table:table-cell>
          <table:table-cell office:value-type="float" office:value="1663369459">
            <text:p>166336945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862">
            <text:p>862</text:p>
          </table:table-cell>
        </table:table-row>
        <table:table-row>
          <table:table-cell office:value-type="float" office:value="8066283370">
            <text:p>8066283370</text:p>
          </table:table-cell>
          <table:table-cell office:value-type="string">
            <text:p>[🎅]Build a Zoo</text:p>
          </table:table-cell>
          <table:table-cell office:value-type="string">
            <text:p>Century Farmers</text:p>
          </table:table-cell>
          <table:table-cell office:value-type="float" office:value="186">
            <text:p>186</text:p>
          </table:table-cell>
          <table:table-cell office:value-type="float" office:value="11872">
            <text:p>11872</text:p>
          </table:table-cell>
          <table:table-cell office:value-type="float" office:value="388780170">
            <text:p>388780170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7996365376">
            <text:p>7996365376</text:p>
          </table:table-cell>
          <table:table-cell office:value-type="string">
            <text:p>[💾] SHARP</text:p>
          </table:table-cell>
          <table:table-cell office:value-type="string">
            <text:p>MAD STUDIO</text:p>
          </table:table-cell>
          <table:table-cell office:value-type="float" office:value="195">
            <text:p>195</text:p>
          </table:table-cell>
          <table:table-cell office:value-type="float" office:value="11745">
            <text:p>11745</text:p>
          </table:table-cell>
          <table:table-cell office:value-type="float" office:value="145698504">
            <text:p>14569850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</table:table-row>
        <table:table-row>
          <table:table-cell office:value-type="float" office:value="6369934270">
            <text:p>6369934270</text:p>
          </table:table-cell>
          <table:table-cell office:value-type="string">
            <text:p>💀 Hide or Die!</text:p>
          </table:table-cell>
          <table:table-cell office:value-type="string">
            <text:p>0 CCU Games</text:p>
          </table:table-cell>
          <table:table-cell office:value-type="float" office:value="520">
            <text:p>520</text:p>
          </table:table-cell>
          <table:table-cell office:value-type="float" office:value="11617">
            <text:p>11617</text:p>
          </table:table-cell>
          <table:table-cell office:value-type="float" office:value="575800158">
            <text:p>57580015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4730278139">
            <text:p>4730278139</text:p>
          </table:table-cell>
          <table:table-cell office:value-type="string">
            <text:p>[☄️SUPERNOVA] untitled boxing game 🥊</text:p>
          </table:table-cell>
          <table:table-cell office:value-type="string">
            <text:p>drowningsome</text:p>
          </table:table-cell>
          <table:table-cell office:value-type="float" office:value="949">
            <text:p>949</text:p>
          </table:table-cell>
          <table:table-cell office:value-type="float" office:value="10931">
            <text:p>10931</text:p>
          </table:table-cell>
          <table:table-cell office:value-type="float" office:value="1124333517">
            <text:p>112433351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1235188606">
            <text:p>1235188606</text:p>
          </table:table-cell>
          <table:table-cell office:value-type="string">
            <text:p>[❄️ EVENT] Dragon Adventures 🐉</text:p>
          </table:table-cell>
          <table:table-cell office:value-type="string">
            <text:p>Sonar Studios</text:p>
          </table:table-cell>
          <table:table-cell office:value-type="float" office:value="2367">
            <text:p>2367</text:p>
          </table:table-cell>
          <table:table-cell office:value-type="float" office:value="10860">
            <text:p>10860</text:p>
          </table:table-cell>
          <table:table-cell office:value-type="float" office:value="1437637486">
            <text:p>143763748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4391829435">
            <text:p>4391829435</text:p>
          </table:table-cell>
          <table:table-cell office:value-type="string">
            <text:p>[FNAF 6 UPDATE!] FNAF: Co-op</text:p>
          </table:table-cell>
          <table:table-cell office:value-type="string">
            <text:p>Z0KTAR's Community Group</text:p>
          </table:table-cell>
          <table:table-cell office:value-type="float" office:value="1056">
            <text:p>1056</text:p>
          </table:table-cell>
          <table:table-cell office:value-type="float" office:value="10525">
            <text:p>10525</text:p>
          </table:table-cell>
          <table:table-cell office:value-type="float" office:value="317256213">
            <text:p>317256213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187">
            <text:p>187</text:p>
          </table:table-cell>
        </table:table-row>
        <table:table-row>
          <table:table-cell office:value-type="float" office:value="8937254139">
            <text:p>8937254139</text:p>
          </table:table-cell>
          <table:table-cell office:value-type="string">
            <text:p>🎄Dungeon Hunters [Beta]</text:p>
          </table:table-cell>
          <table:table-cell office:value-type="string">
            <text:p>The Evac Syndicate</text:p>
          </table:table-cell>
          <table:table-cell office:value-type="float" office:value="85">
            <text:p>85</text:p>
          </table:table-cell>
          <table:table-cell office:value-type="float" office:value="10416">
            <text:p>10416</text:p>
          </table:table-cell>
          <table:table-cell office:value-type="float" office:value="56855086">
            <text:p>5685508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6760085372">
            <text:p>6760085372</text:p>
          </table:table-cell>
          <table:table-cell office:value-type="string">
            <text:p>[⛩️UPD 1.5] Jujutsu: Zero</text:p>
          </table:table-cell>
          <table:table-cell office:value-type="string">
            <text:p>Studio Resonance</text:p>
          </table:table-cell>
          <table:table-cell office:value-type="float" office:value="428">
            <text:p>428</text:p>
          </table:table-cell>
          <table:table-cell office:value-type="float" office:value="10340">
            <text:p>10340</text:p>
          </table:table-cell>
          <table:table-cell office:value-type="float" office:value="16287578">
            <text:p>1628757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371263894">
            <text:p>371263894</text:p>
          </table:table-cell>
          <table:table-cell office:value-type="string">
            <text:p>(❄️PAGANI + 200K CASH) Greenville</text:p>
          </table:table-cell>
          <table:table-cell office:value-type="string">
            <text:p>Greenville, Wisconsin</text:p>
          </table:table-cell>
          <table:table-cell office:value-type="float" office:value="3114">
            <text:p>3114</text:p>
          </table:table-cell>
          <table:table-cell office:value-type="float" office:value="10254">
            <text:p>10254</text:p>
          </table:table-cell>
          <table:table-cell office:value-type="float" office:value="1297201143">
            <text:p>129720114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6682487255">
            <text:p>6682487255</text:p>
          </table:table-cell>
          <table:table-cell office:value-type="string">
            <text:p>[🎁❄️🎄] Anime Card Clash</text:p>
          </table:table-cell>
          <table:table-cell office:value-type="string">
            <text:p>RNG Lab</text:p>
          </table:table-cell>
          <table:table-cell office:value-type="float" office:value="447">
            <text:p>447</text:p>
          </table:table-cell>
          <table:table-cell office:value-type="float" office:value="10070">
            <text:p>10070</text:p>
          </table:table-cell>
          <table:table-cell office:value-type="float" office:value="324567666">
            <text:p>32456766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8795154789">
            <text:p>8795154789</text:p>
          </table:table-cell>
          <table:table-cell office:value-type="string">
            <text:p>[FPS] Flick</text:p>
          </table:table-cell>
          <table:table-cell office:value-type="string">
            <text:p>Groundwork</text:p>
          </table:table-cell>
          <table:table-cell office:value-type="float" office:value="103">
            <text:p>103</text:p>
          </table:table-cell>
          <table:table-cell office:value-type="float" office:value="10045">
            <text:p>10045</text:p>
          </table:table-cell>
          <table:table-cell office:value-type="float" office:value="196349018">
            <text:p>19634901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326439632">
            <text:p>9326439632</text:p>
          </table:table-cell>
          <table:table-cell office:value-type="string">
            <text:p>Fate Trigger [FPS]</text:p>
          </table:table-cell>
          <table:table-cell office:value-type="string">
            <text:p>Blox Saros</text:p>
          </table:table-cell>
          <table:table-cell office:value-type="float" office:value="28">
            <text:p>28</text:p>
          </table:table-cell>
          <table:table-cell office:value-type="float" office:value="9688">
            <text:p>9688</text:p>
          </table:table-cell>
          <table:table-cell office:value-type="float" office:value="27396662">
            <text:p>2739666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</table:table-row>
        <table:table-row>
          <table:table-cell office:value-type="float" office:value="2992873140">
            <text:p>2992873140</text:p>
          </table:table-cell>
          <table:table-cell office:value-type="string">
            <text:p>Emergency Hamburg</text:p>
          </table:table-cell>
          <table:table-cell office:value-type="string">
            <text:p>Emergency Hamburg</text:p>
          </table:table-cell>
          <table:table-cell office:value-type="float" office:value="1548">
            <text:p>1548</text:p>
          </table:table-cell>
          <table:table-cell office:value-type="float" office:value="9629">
            <text:p>9629</text:p>
          </table:table-cell>
          <table:table-cell office:value-type="float" office:value="1092359102">
            <text:p>109235910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578392296">
            <text:p>578392296</text:p>
          </table:table-cell>
          <table:table-cell office:value-type="string">
            <text:p>ABA</text:p>
          </table:table-cell>
          <table:table-cell office:value-type="string">
            <text:p>Dogs Studios: South</text:p>
          </table:table-cell>
          <table:table-cell office:value-type="float" office:value="2872">
            <text:p>2872</text:p>
          </table:table-cell>
          <table:table-cell office:value-type="float" office:value="9132">
            <text:p>9132</text:p>
          </table:table-cell>
          <table:table-cell office:value-type="float" office:value="1157078708">
            <text:p>1157078708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7264587281">
            <text:p>7264587281</text:p>
          </table:table-cell>
          <table:table-cell office:value-type="string">
            <text:p>[ MATCHMAKING ] SNIPER DUELS</text:p>
          </table:table-cell>
          <table:table-cell office:value-type="string">
            <text:p>LOCKED IN NETWORK</text:p>
          </table:table-cell>
          <table:table-cell office:value-type="float" office:value="321">
            <text:p>321</text:p>
          </table:table-cell>
          <table:table-cell office:value-type="float" office:value="8985">
            <text:p>8985</text:p>
          </table:table-cell>
          <table:table-cell office:value-type="float" office:value="81401117">
            <text:p>8140111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925331346">
            <text:p>4925331346</text:p>
          </table:table-cell>
          <table:table-cell office:value-type="string">
            <text:p>Giga Mansion Tycoon 🏝️ [UPDATE]</text:p>
          </table:table-cell>
          <table:table-cell office:value-type="string">
            <text:p>Loaded Studios</text:p>
          </table:table-cell>
          <table:table-cell office:value-type="float" office:value="892">
            <text:p>892</text:p>
          </table:table-cell>
          <table:table-cell office:value-type="float" office:value="8967">
            <text:p>8967</text:p>
          </table:table-cell>
          <table:table-cell office:value-type="float" office:value="239773860">
            <text:p>23977386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25">
            <text:p>425</text:p>
          </table:table-cell>
        </table:table-row>
        <table:table-row>
          <table:table-cell office:value-type="float" office:value="6504986360">
            <text:p>6504986360</text:p>
          </table:table-cell>
          <table:table-cell office:value-type="string">
            <text:p>[🎉] Bubble Gum Simulator INFINITY</text:p>
          </table:table-cell>
          <table:table-cell office:value-type="string">
            <text:p>Rumble Studios</text:p>
          </table:table-cell>
          <table:table-cell office:value-type="float" office:value="491">
            <text:p>491</text:p>
          </table:table-cell>
          <table:table-cell office:value-type="float" office:value="8841">
            <text:p>8841</text:p>
          </table:table-cell>
          <table:table-cell office:value-type="float" office:value="565884652">
            <text:p>565884652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97">
            <text:p>197</text:p>
          </table:table-cell>
        </table:table-row>
        <table:table-row>
          <table:table-cell office:value-type="float" office:value="7474367816">
            <text:p>7474367816</text:p>
          </table:table-cell>
          <table:table-cell office:value-type="string">
            <text:p>Climb and Jump Tower [🎆New Years Event]</text:p>
          </table:table-cell>
          <table:table-cell office:value-type="string">
            <text:p>Climbing World</text:p>
          </table:table-cell>
          <table:table-cell office:value-type="float" office:value="279">
            <text:p>279</text:p>
          </table:table-cell>
          <table:table-cell office:value-type="float" office:value="8756">
            <text:p>8756</text:p>
          </table:table-cell>
          <table:table-cell office:value-type="float" office:value="836147162">
            <text:p>836147162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668992109">
            <text:p>1668992109</text:p>
          </table:table-cell>
          <table:table-cell office:value-type="string">
            <text:p>Total Roblox Drama</text:p>
          </table:table-cell>
          <table:table-cell office:value-type="string">
            <text:p>Mojo's Games</text:p>
          </table:table-cell>
          <table:table-cell office:value-type="float" office:value="2095">
            <text:p>2095</text:p>
          </table:table-cell>
          <table:table-cell office:value-type="float" office:value="8667">
            <text:p>8667</text:p>
          </table:table-cell>
          <table:table-cell office:value-type="float" office:value="711858764">
            <text:p>71185876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21">
            <text:p>621</text:p>
          </table:table-cell>
        </table:table-row>
        <table:table-row>
          <table:table-cell office:value-type="float" office:value="4165164803">
            <text:p>4165164803</text:p>
          </table:table-cell>
          <table:table-cell office:value-type="string">
            <text:p>Clip It 😂🎬👗</text:p>
          </table:table-cell>
          <table:table-cell office:value-type="string">
            <text:p>Neura</text:p>
          </table:table-cell>
          <table:table-cell office:value-type="float" office:value="1126">
            <text:p>1126</text:p>
          </table:table-cell>
          <table:table-cell office:value-type="float" office:value="8501">
            <text:p>8501</text:p>
          </table:table-cell>
          <table:table-cell office:value-type="float" office:value="353965170">
            <text:p>35396517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8">
            <text:p>428</text:p>
          </table:table-cell>
        </table:table-row>
        <table:table-row>
          <table:table-cell office:value-type="float" office:value="7703614594">
            <text:p>7703614594</text:p>
          </table:table-cell>
          <table:table-cell office:value-type="string">
            <text:p>[🎉] Garden Tower Defense 🌻</text:p>
          </table:table-cell>
          <table:table-cell office:value-type="string">
            <text:p>Garden Defenders</text:p>
          </table:table-cell>
          <table:table-cell office:value-type="float" office:value="237">
            <text:p>237</text:p>
          </table:table-cell>
          <table:table-cell office:value-type="float" office:value="8083">
            <text:p>8083</text:p>
          </table:table-cell>
          <table:table-cell office:value-type="float" office:value="546214624">
            <text:p>54621462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3">
            <text:p>383</text:p>
          </table:table-cell>
        </table:table-row>
        <table:table-row>
          <table:table-cell office:value-type="float" office:value="9291952559">
            <text:p>9291952559</text:p>
          </table:table-cell>
          <table:table-cell office:value-type="string">
            <text:p>Escape the Tsunami on Bike</text:p>
          </table:table-cell>
          <table:table-cell office:value-type="string">
            <text:p>Do you like a bike?</text:p>
          </table:table-cell>
          <table:table-cell office:value-type="float" office:value="34">
            <text:p>34</text:p>
          </table:table-cell>
          <table:table-cell office:value-type="float" office:value="7726">
            <text:p>7726</text:p>
          </table:table-cell>
          <table:table-cell office:value-type="float" office:value="14690636">
            <text:p>1469063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6443367640">
            <text:p>6443367640</text:p>
          </table:table-cell>
          <table:table-cell office:value-type="string">
            <text:p>❄️ Gym Star Simulator</text:p>
          </table:table-cell>
          <table:table-cell office:value-type="string">
            <text:p>Gym Simulator Club</text:p>
          </table:table-cell>
          <table:table-cell office:value-type="float" office:value="504">
            <text:p>504</text:p>
          </table:table-cell>
          <table:table-cell office:value-type="float" office:value="7704">
            <text:p>7704</text:p>
          </table:table-cell>
          <table:table-cell office:value-type="float" office:value="464995755">
            <text:p>464995755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856">
            <text:p>856</text:p>
          </table:table-cell>
        </table:table-row>
        <table:table-row>
          <table:table-cell office:value-type="float" office:value="47545">
            <text:p>47545</text:p>
          </table:table-cell>
          <table:table-cell office:value-type="string">
            <text:p>🍕Work at a Pizza Place</text:p>
          </table:table-cell>
          <table:table-cell office:value-type="string">
            <text:p>Dued1</text:p>
          </table:table-cell>
          <table:table-cell office:value-type="float" office:value="6493">
            <text:p>6493</text:p>
          </table:table-cell>
          <table:table-cell office:value-type="float" office:value="7528">
            <text:p>7528</text:p>
          </table:table-cell>
          <table:table-cell office:value-type="float" office:value="5382959815">
            <text:p>5382959815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605887098">
            <text:p>605887098</text:p>
          </table:table-cell>
          <table:table-cell office:value-type="string">
            <text:p>🎆NY SALE! Car Dealership Tycoon</text:p>
          </table:table-cell>
          <table:table-cell office:value-type="string">
            <text:p>Foxzie</text:p>
          </table:table-cell>
          <table:table-cell office:value-type="float" office:value="2842">
            <text:p>2842</text:p>
          </table:table-cell>
          <table:table-cell office:value-type="float" office:value="7498">
            <text:p>7498</text:p>
          </table:table-cell>
          <table:table-cell office:value-type="float" office:value="2399093166">
            <text:p>239909316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9260939847">
            <text:p>9260939847</text:p>
          </table:table-cell>
          <table:table-cell office:value-type="string">
            <text:p>[🏥 W4] Kick Door To Escape [💴 x2]</text:p>
          </table:table-cell>
          <table:table-cell office:value-type="string">
            <text:p>KICK 101</text:p>
          </table:table-cell>
          <table:table-cell office:value-type="float" office:value="39">
            <text:p>39</text:p>
          </table:table-cell>
          <table:table-cell office:value-type="float" office:value="7459">
            <text:p>7459</text:p>
          </table:table-cell>
          <table:table-cell office:value-type="float" office:value="22893670">
            <text:p>2289367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5829613337">
            <text:p>5829613337</text:p>
          </table:table-cell>
          <table:table-cell office:value-type="string">
            <text:p>[🎅] something evil will happen</text:p>
          </table:table-cell>
          <table:table-cell office:value-type="string">
            <text:p>larvae studios</text:p>
          </table:table-cell>
          <table:table-cell office:value-type="float" office:value="643">
            <text:p>643</text:p>
          </table:table-cell>
          <table:table-cell office:value-type="float" office:value="7232">
            <text:p>7232</text:p>
          </table:table-cell>
          <table:table-cell office:value-type="float" office:value="243526655">
            <text:p>24352665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6275120808">
            <text:p>6275120808</text:p>
          </table:table-cell>
          <table:table-cell office:value-type="string">
            <text:p>[WINTER🎅] Jump Showdown</text:p>
          </table:table-cell>
          <table:table-cell office:value-type="string">
            <text:p>Jimpee’s Cabin</text:p>
          </table:table-cell>
          <table:table-cell office:value-type="float" office:value="539">
            <text:p>539</text:p>
          </table:table-cell>
          <table:table-cell office:value-type="float" office:value="7211">
            <text:p>7211</text:p>
          </table:table-cell>
          <table:table-cell office:value-type="float" office:value="150805416">
            <text:p>15080541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9312830998">
            <text:p>9312830998</text:p>
          </table:table-cell>
          <table:table-cell office:value-type="string">
            <text:p>Craft a Brainrot</text:p>
          </table:table-cell>
          <table:table-cell office:value-type="string">
            <text:p>xFrozen Admins</text:p>
          </table:table-cell>
          <table:table-cell office:value-type="float" office:value="30">
            <text:p>30</text:p>
          </table:table-cell>
          <table:table-cell office:value-type="float" office:value="7177">
            <text:p>7177</text:p>
          </table:table-cell>
          <table:table-cell office:value-type="float" office:value="19262620">
            <text:p>1926262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1526814825">
            <text:p>1526814825</text:p>
          </table:table-cell>
          <table:table-cell office:value-type="string">
            <text:p>[J-50] War Tycoon</text:p>
          </table:table-cell>
          <table:table-cell office:value-type="string">
            <text:p>KizmoTek Studio</text:p>
          </table:table-cell>
          <table:table-cell office:value-type="float" office:value="2169">
            <text:p>2169</text:p>
          </table:table-cell>
          <table:table-cell office:value-type="float" office:value="6972">
            <text:p>6972</text:p>
          </table:table-cell>
          <table:table-cell office:value-type="float" office:value="917634629">
            <text:p>917634629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677">
            <text:p>677</text:p>
          </table:table-cell>
        </table:table-row>
        <table:table-row>
          <table:table-cell office:value-type="float" office:value="8832884753">
            <text:p>8832884753</text:p>
          </table:table-cell>
          <table:table-cell office:value-type="string">
            <text:p>[🌸UPD] Pickaxe Simulator! ⛏️</text:p>
          </table:table-cell>
          <table:table-cell office:value-type="string">
            <text:p>6 7 Games</text:p>
          </table:table-cell>
          <table:table-cell office:value-type="float" office:value="99">
            <text:p>99</text:p>
          </table:table-cell>
          <table:table-cell office:value-type="float" office:value="6951">
            <text:p>6951</text:p>
          </table:table-cell>
          <table:table-cell office:value-type="float" office:value="34119735">
            <text:p>34119735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5">
            <text:p>395</text:p>
          </table:table-cell>
        </table:table-row>
        <table:table-row>
          <table:table-cell office:value-type="float" office:value="7178032757">
            <text:p>7178032757</text:p>
          </table:table-cell>
          <table:table-cell office:value-type="string">
            <text:p>[☁️] Rebirth Champions: Ultimate</text:p>
          </table:table-cell>
          <table:table-cell office:value-type="string">
            <text:p>Powerful Studio</text:p>
          </table:table-cell>
          <table:table-cell office:value-type="float" office:value="339">
            <text:p>339</text:p>
          </table:table-cell>
          <table:table-cell office:value-type="float" office:value="6830">
            <text:p>6830</text:p>
          </table:table-cell>
          <table:table-cell office:value-type="float" office:value="158091611">
            <text:p>158091611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456">
            <text:p>456</text:p>
          </table:table-cell>
        </table:table-row>
        <table:table-row>
          <table:table-cell office:value-type="float" office:value="8520148363">
            <text:p>8520148363</text:p>
          </table:table-cell>
          <table:table-cell office:value-type="string">
            <text:p>💥 Tank Game!</text:p>
          </table:table-cell>
          <table:table-cell office:value-type="string">
            <text:p>7x3</text:p>
          </table:table-cell>
          <table:table-cell office:value-type="float" office:value="136">
            <text:p>136</text:p>
          </table:table-cell>
          <table:table-cell office:value-type="float" office:value="6813">
            <text:p>6813</text:p>
          </table:table-cell>
          <table:table-cell office:value-type="float" office:value="95449071">
            <text:p>9544907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155036056">
            <text:p>9155036056</text:p>
          </table:table-cell>
          <table:table-cell office:value-type="string">
            <text:p>Craft Food</text:p>
          </table:table-cell>
          <table:table-cell office:value-type="string">
            <text:p>Craft Food</text:p>
          </table:table-cell>
          <table:table-cell office:value-type="float" office:value="55">
            <text:p>55</text:p>
          </table:table-cell>
          <table:table-cell office:value-type="float" office:value="6785">
            <text:p>6785</text:p>
          </table:table-cell>
          <table:table-cell office:value-type="float" office:value="35001260">
            <text:p>3500126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525626450">
            <text:p>1525626450</text:p>
          </table:table-cell>
          <table:table-cell office:value-type="string">
            <text:p>(❄️ WINTER UPDATE) Rensselaer County</text:p>
          </table:table-cell>
          <table:table-cell office:value-type="string">
            <text:p>Rensselaer County Official</text:p>
          </table:table-cell>
          <table:table-cell office:value-type="float" office:value="2170">
            <text:p>2170</text:p>
          </table:table-cell>
          <table:table-cell office:value-type="float" office:value="6579">
            <text:p>6579</text:p>
          </table:table-cell>
          <table:table-cell office:value-type="float" office:value="190618304">
            <text:p>19061830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2783797267">
            <text:p>2783797267</text:p>
          </table:table-cell>
          <table:table-cell office:value-type="string">
            <text:p>[ 🔴ENCLOSED TRAILERS🔴] American Plains Mudding</text:p>
          </table:table-cell>
          <table:table-cell office:value-type="string">
            <text:p>American Plains Mudding</text:p>
          </table:table-cell>
          <table:table-cell office:value-type="float" office:value="1622">
            <text:p>1622</text:p>
          </table:table-cell>
          <table:table-cell office:value-type="float" office:value="6523">
            <text:p>6523</text:p>
          </table:table-cell>
          <table:table-cell office:value-type="float" office:value="422812185">
            <text:p>42281218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8950496606">
            <text:p>8950496606</text:p>
          </table:table-cell>
          <table:table-cell office:value-type="string">
            <text:p>[Stranger Things] Deadly Delivery</text:p>
          </table:table-cell>
          <table:table-cell office:value-type="string">
            <text:p>WTHHHELL BRO</text:p>
          </table:table-cell>
          <table:table-cell office:value-type="float" office:value="83">
            <text:p>83</text:p>
          </table:table-cell>
          <table:table-cell office:value-type="float" office:value="6303">
            <text:p>6303</text:p>
          </table:table-cell>
          <table:table-cell office:value-type="float" office:value="95843559">
            <text:p>9584355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>
          <table:table-cell office:value-type="float" office:value="1451439645">
            <text:p>1451439645</text:p>
          </table:table-cell>
          <table:table-cell office:value-type="string">
            <text:p>[⛈️UPD 9] King Legacy</text:p>
          </table:table-cell>
          <table:table-cell office:value-type="string">
            <text:p>Sea King Games</text:p>
          </table:table-cell>
          <table:table-cell office:value-type="float" office:value="2212">
            <text:p>2212</text:p>
          </table:table-cell>
          <table:table-cell office:value-type="float" office:value="6302">
            <text:p>6302</text:p>
          </table:table-cell>
          <table:table-cell office:value-type="float" office:value="3827935981">
            <text:p>382793598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229">
            <text:p>1229</text:p>
          </table:table-cell>
        </table:table-row>
        <table:table-row>
          <table:table-cell office:value-type="float" office:value="9083680687">
            <text:p>9083680687</text:p>
          </table:table-cell>
          <table:table-cell office:value-type="string">
            <text:p>Don't Steal the Baby Brainrots</text:p>
          </table:table-cell>
          <table:table-cell office:value-type="string">
            <text:p>Crazay Minds</text:p>
          </table:table-cell>
          <table:table-cell office:value-type="float" office:value="65">
            <text:p>65</text:p>
          </table:table-cell>
          <table:table-cell office:value-type="float" office:value="6292">
            <text:p>6292</text:p>
          </table:table-cell>
          <table:table-cell office:value-type="float" office:value="40067720">
            <text:p>4006772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7028566528">
            <text:p>7028566528</text:p>
          </table:table-cell>
          <table:table-cell office:value-type="string">
            <text:p>[LUKA] Basketball: Zero</text:p>
          </table:table-cell>
          <table:table-cell office:value-type="string">
            <text:p>Current.</text:p>
          </table:table-cell>
          <table:table-cell office:value-type="float" office:value="368">
            <text:p>368</text:p>
          </table:table-cell>
          <table:table-cell office:value-type="float" office:value="6262">
            <text:p>6262</text:p>
          </table:table-cell>
          <table:table-cell office:value-type="float" office:value="874408552">
            <text:p>87440855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</table:table-row>
        <table:table-row>
          <table:table-cell office:value-type="float" office:value="9091133975">
            <text:p>9091133975</text:p>
          </table:table-cell>
          <table:table-cell office:value-type="string">
            <text:p>Catch And Tame!</text:p>
          </table:table-cell>
          <table:table-cell office:value-type="string">
            <text:p>Manta Games</text:p>
          </table:table-cell>
          <table:table-cell office:value-type="float" office:value="65">
            <text:p>65</text:p>
          </table:table-cell>
          <table:table-cell office:value-type="float" office:value="6167">
            <text:p>6167</text:p>
          </table:table-cell>
          <table:table-cell office:value-type="float" office:value="32080860">
            <text:p>3208086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9029463012">
            <text:p>9029463012</text:p>
          </table:table-cell>
          <table:table-cell office:value-type="string">
            <text:p>Terminal 13: Not Human [HORROR]</text:p>
          </table:table-cell>
          <table:table-cell office:value-type="string">
            <text:p>Dread Forge</text:p>
          </table:table-cell>
          <table:table-cell office:value-type="float" office:value="73">
            <text:p>73</text:p>
          </table:table-cell>
          <table:table-cell office:value-type="float" office:value="6163">
            <text:p>6163</text:p>
          </table:table-cell>
          <table:table-cell office:value-type="float" office:value="69249715">
            <text:p>6924971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2851381018">
            <text:p>2851381018</text:p>
          </table:table-cell>
          <table:table-cell office:value-type="string">
            <text:p>[❄️🎄🇨🇭] Taxi Boss 🚖</text:p>
          </table:table-cell>
          <table:table-cell office:value-type="string">
            <text:p>Taxi Boss Group</text:p>
          </table:table-cell>
          <table:table-cell office:value-type="float" office:value="1598">
            <text:p>1598</text:p>
          </table:table-cell>
          <table:table-cell office:value-type="float" office:value="6100">
            <text:p>6100</text:p>
          </table:table-cell>
          <table:table-cell office:value-type="float" office:value="624584655">
            <text:p>62458465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6749060816">
            <text:p>6749060816</text:p>
          </table:table-cell>
          <table:table-cell office:value-type="string">
            <text:p>Asylum Life 🔊🎆</text:p>
          </table:table-cell>
          <table:table-cell office:value-type="string">
            <text:p>Stone-Haven County Asylum</text:p>
          </table:table-cell>
          <table:table-cell office:value-type="float" office:value="430">
            <text:p>430</text:p>
          </table:table-cell>
          <table:table-cell office:value-type="float" office:value="6000">
            <text:p>6000</text:p>
          </table:table-cell>
          <table:table-cell office:value-type="float" office:value="121000197">
            <text:p>121000197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1278035280">
            <text:p>1278035280</text:p>
          </table:table-cell>
          <table:table-cell office:value-type="string">
            <text:p>Warrior Cats: Ultimate Edition</text:p>
          </table:table-cell>
          <table:table-cell office:value-type="string">
            <text:p>WarriorCatsRP</text:p>
          </table:table-cell>
          <table:table-cell office:value-type="float" office:value="2336">
            <text:p>2336</text:p>
          </table:table-cell>
          <table:table-cell office:value-type="float" office:value="5979">
            <text:p>5979</text:p>
          </table:table-cell>
          <table:table-cell office:value-type="float" office:value="696708388">
            <text:p>696708388</text:p>
          </table:table-cell>
          <table:table-cell/>
          <table:table-cell/>
          <table:table-cell office:value-type="float" office:value="49">
            <text:p>49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8719555347">
            <text:p>8719555347</text:p>
          </table:table-cell>
          <table:table-cell office:value-type="string">
            <text:p>[🎆NY] Southern Mudding 🚜 OffRoading</text:p>
          </table:table-cell>
          <table:table-cell office:value-type="string">
            <text:p>Southern Mudding</text:p>
          </table:table-cell>
          <table:table-cell office:value-type="float" office:value="113">
            <text:p>113</text:p>
          </table:table-cell>
          <table:table-cell office:value-type="float" office:value="5931">
            <text:p>5931</text:p>
          </table:table-cell>
          <table:table-cell office:value-type="float" office:value="29264648">
            <text:p>2926464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</table:table-row>
        <table:table-row>
          <table:table-cell office:value-type="float" office:value="4673599750">
            <text:p>4673599750</text:p>
          </table:table-cell>
          <table:table-cell office:value-type="string">
            <text:p>Murderers vs Sheriffs 2</text:p>
          </table:table-cell>
          <table:table-cell office:value-type="string">
            <text:p>Murderers vs Sheriffs 2</text:p>
          </table:table-cell>
          <table:table-cell office:value-type="float" office:value="969">
            <text:p>969</text:p>
          </table:table-cell>
          <table:table-cell office:value-type="float" office:value="5898">
            <text:p>5898</text:p>
          </table:table-cell>
          <table:table-cell office:value-type="float" office:value="324119483">
            <text:p>324119483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</table:table-row>
        <table:table-row>
          <table:table-cell office:value-type="float" office:value="4793836769">
            <text:p>4793836769</text:p>
          </table:table-cell>
          <table:table-cell office:value-type="string">
            <text:p><text:s/>[UPDATE!]🚗Midnight Chasers: Highway Racing</text:p>
          </table:table-cell>
          <table:table-cell office:value-type="string">
            <text:p>Midnight In-dev</text:p>
          </table:table-cell>
          <table:table-cell office:value-type="float" office:value="930">
            <text:p>930</text:p>
          </table:table-cell>
          <table:table-cell office:value-type="float" office:value="5895">
            <text:p>5895</text:p>
          </table:table-cell>
          <table:table-cell office:value-type="float" office:value="175043300">
            <text:p>17504330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7487899635">
            <text:p>7487899635</text:p>
          </table:table-cell>
          <table:table-cell office:value-type="string">
            <text:p>[ NOW ] Anime Weapons</text:p>
          </table:table-cell>
          <table:table-cell office:value-type="string">
            <text:p>AlphaXnewera</text:p>
          </table:table-cell>
          <table:table-cell office:value-type="float" office:value="277">
            <text:p>277</text:p>
          </table:table-cell>
          <table:table-cell office:value-type="float" office:value="5894">
            <text:p>5894</text:p>
          </table:table-cell>
          <table:table-cell office:value-type="float" office:value="51269655">
            <text:p>51269655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487">
            <text:p>487</text:p>
          </table:table-cell>
        </table:table-row>
        <table:table-row>
          <table:table-cell office:value-type="float" office:value="7883776681">
            <text:p>7883776681</text:p>
          </table:table-cell>
          <table:table-cell office:value-type="string">
            <text:p>Racket Rivals<text:s/></text:p>
          </table:table-cell>
          <table:table-cell office:value-type="string">
            <text:p>⨯ Small World Games</text:p>
          </table:table-cell>
          <table:table-cell office:value-type="float" office:value="210">
            <text:p>210</text:p>
          </table:table-cell>
          <table:table-cell office:value-type="float" office:value="5839">
            <text:p>5839</text:p>
          </table:table-cell>
          <table:table-cell office:value-type="float" office:value="283727776">
            <text:p>28372777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843413523">
            <text:p>7843413523</text:p>
          </table:table-cell>
          <table:table-cell office:value-type="string">
            <text:p>Supermarket Together</text:p>
          </table:table-cell>
          <table:table-cell office:value-type="string">
            <text:p>BambooST</text:p>
          </table:table-cell>
          <table:table-cell office:value-type="float" office:value="215">
            <text:p>215</text:p>
          </table:table-cell>
          <table:table-cell office:value-type="float" office:value="5791">
            <text:p>5791</text:p>
          </table:table-cell>
          <table:table-cell office:value-type="float" office:value="62300733">
            <text:p>6230073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11958650">
            <text:p>111958650</text:p>
          </table:table-cell>
          <table:table-cell office:value-type="string">
            <text:p>❄️Arsenal</text:p>
          </table:table-cell>
          <table:table-cell office:value-type="string">
            <text:p>ROLVe</text:p>
          </table:table-cell>
          <table:table-cell office:value-type="float" office:value="3794">
            <text:p>3794</text:p>
          </table:table-cell>
          <table:table-cell office:value-type="float" office:value="5779">
            <text:p>5779</text:p>
          </table:table-cell>
          <table:table-cell office:value-type="float" office:value="6095569542">
            <text:p>609556954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8836568224">
            <text:p>8836568224</text:p>
          </table:table-cell>
          <table:table-cell office:value-type="string">
            <text:p>[W7] Kayak and Surf 🌊</text:p>
          </table:table-cell>
          <table:table-cell office:value-type="string">
            <text:p>Climb and Banana Studio</text:p>
          </table:table-cell>
          <table:table-cell office:value-type="float" office:value="98">
            <text:p>98</text:p>
          </table:table-cell>
          <table:table-cell office:value-type="float" office:value="5761">
            <text:p>5761</text:p>
          </table:table-cell>
          <table:table-cell office:value-type="float" office:value="62371378">
            <text:p>62371378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31970568">
            <text:p>31970568</text:p>
          </table:table-cell>
          <table:table-cell office:value-type="string">
            <text:p>Theme Park Tycoon 2</text:p>
          </table:table-cell>
          <table:table-cell office:value-type="string">
            <text:p>Den_S</text:p>
          </table:table-cell>
          <table:table-cell office:value-type="float" office:value="5118">
            <text:p>5118</text:p>
          </table:table-cell>
          <table:table-cell office:value-type="float" office:value="5642">
            <text:p>5642</text:p>
          </table:table-cell>
          <table:table-cell office:value-type="float" office:value="1525169511">
            <text:p>152516951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4931927012">
            <text:p>4931927012</text:p>
          </table:table-cell>
          <table:table-cell office:value-type="string">
            <text:p>[🎄]🏀Basketball Legends🏀</text:p>
          </table:table-cell>
          <table:table-cell office:value-type="string">
            <text:p>InfinitySports</text:p>
          </table:table-cell>
          <table:table-cell office:value-type="float" office:value="890">
            <text:p>890</text:p>
          </table:table-cell>
          <table:table-cell office:value-type="float" office:value="5573">
            <text:p>5573</text:p>
          </table:table-cell>
          <table:table-cell office:value-type="float" office:value="631388919">
            <text:p>63138891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</table:table-row>
        <table:table-row>
          <table:table-cell office:value-type="float" office:value="9161811618">
            <text:p>9161811618</text:p>
          </table:table-cell>
          <table:table-cell office:value-type="string">
            <text:p>Survive Bikini Bottom ☠️ [BETA]</text:p>
          </table:table-cell>
          <table:table-cell office:value-type="string">
            <text:p>Krabby Krew</text:p>
          </table:table-cell>
          <table:table-cell office:value-type="float" office:value="54">
            <text:p>54</text:p>
          </table:table-cell>
          <table:table-cell office:value-type="float" office:value="5416">
            <text:p>5416</text:p>
          </table:table-cell>
          <table:table-cell office:value-type="float" office:value="27953179">
            <text:p>2795317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74860883">
            <text:p>7074860883</text:p>
          </table:table-cell>
          <table:table-cell office:value-type="string">
            <text:p>[⛄FINAL] Arise Crossover</text:p>
          </table:table-cell>
          <table:table-cell office:value-type="string">
            <text:p>CL GAMES!</text:p>
          </table:table-cell>
          <table:table-cell office:value-type="float" office:value="359">
            <text:p>359</text:p>
          </table:table-cell>
          <table:table-cell office:value-type="float" office:value="5395">
            <text:p>5395</text:p>
          </table:table-cell>
          <table:table-cell office:value-type="float" office:value="989508853">
            <text:p>989508853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9">
            <text:p>669</text:p>
          </table:table-cell>
        </table:table-row>
        <table:table-row>
          <table:table-cell office:value-type="float" office:value="547524060">
            <text:p>547524060</text:p>
          </table:table-cell>
          <table:table-cell office:value-type="string">
            <text:p>Feather Family 🎆<text:s text:c="2"/>[Crowned Pigeon]</text:p>
          </table:table-cell>
          <table:table-cell office:value-type="string">
            <text:p>The Feather Family 🕊️</text:p>
          </table:table-cell>
          <table:table-cell office:value-type="float" office:value="2904">
            <text:p>2904</text:p>
          </table:table-cell>
          <table:table-cell office:value-type="float" office:value="5264">
            <text:p>5264</text:p>
          </table:table-cell>
          <table:table-cell office:value-type="float" office:value="1295137595">
            <text:p>129513759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6161049307">
            <text:p>6161049307</text:p>
          </table:table-cell>
          <table:table-cell office:value-type="string">
            <text:p>Pixel Blade [🔱DIVINITY]</text:p>
          </table:table-cell>
          <table:table-cell office:value-type="string">
            <text:p>Frost Blade Games</text:p>
          </table:table-cell>
          <table:table-cell office:value-type="float" office:value="562">
            <text:p>562</text:p>
          </table:table-cell>
          <table:table-cell office:value-type="float" office:value="5236">
            <text:p>5236</text:p>
          </table:table-cell>
          <table:table-cell office:value-type="float" office:value="151666204">
            <text:p>15166620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100068452">
            <text:p>9100068452</text:p>
          </table:table-cell>
          <table:table-cell office:value-type="string">
            <text:p>[❄️] Park a Car🅿️</text:p>
          </table:table-cell>
          <table:table-cell office:value-type="string">
            <text:p>NoDrivingLicense</text:p>
          </table:table-cell>
          <table:table-cell office:value-type="float" office:value="63">
            <text:p>63</text:p>
          </table:table-cell>
          <table:table-cell office:value-type="float" office:value="5234">
            <text:p>5234</text:p>
          </table:table-cell>
          <table:table-cell office:value-type="float" office:value="23301874">
            <text:p>2330187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2682938349">
            <text:p>2682938349</text:p>
          </table:table-cell>
          <table:table-cell office:value-type="string">
            <text:p>🎅❄️ Wild Horse Islands</text:p>
          </table:table-cell>
          <table:table-cell office:value-type="string">
            <text:p>Happy Acres</text:p>
          </table:table-cell>
          <table:table-cell office:value-type="float" office:value="1659">
            <text:p>1659</text:p>
          </table:table-cell>
          <table:table-cell office:value-type="float" office:value="5231">
            <text:p>5231</text:p>
          </table:table-cell>
          <table:table-cell office:value-type="float" office:value="576546731">
            <text:p>57654673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5265857965">
            <text:p>5265857965</text:p>
          </table:table-cell>
          <table:table-cell office:value-type="string">
            <text:p>Legends Battlegrounds</text:p>
          </table:table-cell>
          <table:table-cell office:value-type="string">
            <text:p>Arts of Vermillion</text:p>
          </table:table-cell>
          <table:table-cell office:value-type="float" office:value="793">
            <text:p>793</text:p>
          </table:table-cell>
          <table:table-cell office:value-type="float" office:value="5214">
            <text:p>5214</text:p>
          </table:table-cell>
          <table:table-cell office:value-type="float" office:value="358441909">
            <text:p>35844190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</table:table-row>
        <table:table-row>
          <table:table-cell office:value-type="float" office:value="8828612659">
            <text:p>8828612659</text:p>
          </table:table-cell>
          <table:table-cell office:value-type="string">
            <text:p>Get Tall and Fall [🎄EVENT]</text:p>
          </table:table-cell>
          <table:table-cell office:value-type="string">
            <text:p>Fun First</text:p>
          </table:table-cell>
          <table:table-cell office:value-type="float" office:value="99">
            <text:p>99</text:p>
          </table:table-cell>
          <table:table-cell office:value-type="float" office:value="5195">
            <text:p>5195</text:p>
          </table:table-cell>
          <table:table-cell office:value-type="float" office:value="59004049">
            <text:p>5900404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</table:table-row>
        <table:table-row>
          <table:table-cell office:value-type="float" office:value="5421899973">
            <text:p>5421899973</text:p>
          </table:table-cell>
          <table:table-cell office:value-type="string">
            <text:p>[❄️] Combat Arena</text:p>
          </table:table-cell>
          <table:table-cell office:value-type="string">
            <text:p>Atomic Horizon</text:p>
          </table:table-cell>
          <table:table-cell office:value-type="float" office:value="748">
            <text:p>748</text:p>
          </table:table-cell>
          <table:table-cell office:value-type="float" office:value="5140">
            <text:p>5140</text:p>
          </table:table-cell>
          <table:table-cell office:value-type="float" office:value="152686685">
            <text:p>15268668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9">
            <text:p>439</text:p>
          </table:table-cell>
        </table:table-row>
        <table:table-row>
          <table:table-cell office:value-type="float" office:value="3457700596">
            <text:p>3457700596</text:p>
          </table:table-cell>
          <table:table-cell office:value-type="string">
            <text:p>[OPE V2] Fruit Battlegrounds</text:p>
          </table:table-cell>
          <table:table-cell office:value-type="string">
            <text:p>P O P O</text:p>
          </table:table-cell>
          <table:table-cell office:value-type="float" office:value="1379">
            <text:p>1379</text:p>
          </table:table-cell>
          <table:table-cell office:value-type="float" office:value="4949">
            <text:p>4949</text:p>
          </table:table-cell>
          <table:table-cell office:value-type="float" office:value="982579851">
            <text:p>98257985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09">
            <text:p>509</text:p>
          </table:table-cell>
        </table:table-row>
        <table:table-row>
          <table:table-cell office:value-type="float" office:value="7661385356">
            <text:p>7661385356</text:p>
          </table:table-cell>
          <table:table-cell office:value-type="string">
            <text:p>Build a Haven</text:p>
          </table:table-cell>
          <table:table-cell office:value-type="string">
            <text:p>Crunchy Orc Casual</text:p>
          </table:table-cell>
          <table:table-cell office:value-type="float" office:value="243">
            <text:p>243</text:p>
          </table:table-cell>
          <table:table-cell office:value-type="float" office:value="4711">
            <text:p>4711</text:p>
          </table:table-cell>
          <table:table-cell office:value-type="float" office:value="23748938">
            <text:p>2374893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1480782352">
            <text:p>1480782352</text:p>
          </table:table-cell>
          <table:table-cell office:value-type="string">
            <text:p>[🎆NY] Vehicle Legends 🏎️ Cars!</text:p>
          </table:table-cell>
          <table:table-cell office:value-type="string">
            <text:p>QuadraTech</text:p>
          </table:table-cell>
          <table:table-cell office:value-type="float" office:value="2196">
            <text:p>2196</text:p>
          </table:table-cell>
          <table:table-cell office:value-type="float" office:value="4645">
            <text:p>4645</text:p>
          </table:table-cell>
          <table:table-cell office:value-type="float" office:value="1863337608">
            <text:p>186333760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68927906">
            <text:p>1268927906</text:p>
          </table:table-cell>
          <table:table-cell office:value-type="string">
            <text:p>💪Muscle Legends</text:p>
          </table:table-cell>
          <table:table-cell office:value-type="string">
            <text:p>Scriptbloxian Studios</text:p>
          </table:table-cell>
          <table:table-cell office:value-type="float" office:value="2342">
            <text:p>2342</text:p>
          </table:table-cell>
          <table:table-cell office:value-type="float" office:value="4632">
            <text:p>4632</text:p>
          </table:table-cell>
          <table:table-cell office:value-type="float" office:value="2173585599">
            <text:p>217358559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</table:table-row>
        <table:table-row>
          <table:table-cell office:value-type="float" office:value="850110028">
            <text:p>850110028</text:p>
          </table:table-cell>
          <table:table-cell office:value-type="string">
            <text:p>[BURNOUT] Roanoke, VA Driving RP</text:p>
          </table:table-cell>
          <table:table-cell office:value-type="string">
            <text:p>Roanoke, VA</text:p>
          </table:table-cell>
          <table:table-cell office:value-type="float" office:value="2658">
            <text:p>2658</text:p>
          </table:table-cell>
          <table:table-cell office:value-type="float" office:value="4604">
            <text:p>4604</text:p>
          </table:table-cell>
          <table:table-cell office:value-type="float" office:value="57575893">
            <text:p>57575893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3624423521">
            <text:p>3624423521</text:p>
          </table:table-cell>
          <table:table-cell office:value-type="string">
            <text:p>[🎄] Underground War 2.0 ⚔️ [NUKE]</text:p>
          </table:table-cell>
          <table:table-cell office:value-type="string">
            <text:p>capserg</text:p>
          </table:table-cell>
          <table:table-cell office:value-type="float" office:value="1315">
            <text:p>1315</text:p>
          </table:table-cell>
          <table:table-cell office:value-type="float" office:value="4567">
            <text:p>4567</text:p>
          </table:table-cell>
          <table:table-cell office:value-type="float" office:value="814145407">
            <text:p>81414540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7673659635">
            <text:p>7673659635</text:p>
          </table:table-cell>
          <table:table-cell office:value-type="string">
            <text:p>[EVENT] Fix It Up!</text:p>
          </table:table-cell>
          <table:table-cell office:value-type="string">
            <text:p>.workspace</text:p>
          </table:table-cell>
          <table:table-cell office:value-type="float" office:value="241">
            <text:p>241</text:p>
          </table:table-cell>
          <table:table-cell office:value-type="float" office:value="4527">
            <text:p>4527</text:p>
          </table:table-cell>
          <table:table-cell office:value-type="float" office:value="67804251">
            <text:p>6780425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4807308814">
            <text:p>4807308814</text:p>
          </table:table-cell>
          <table:table-cell office:value-type="string">
            <text:p>Break In 2 (Story)</text:p>
          </table:table-cell>
          <table:table-cell office:value-type="string">
            <text:p>Cracky4</text:p>
          </table:table-cell>
          <table:table-cell office:value-type="float" office:value="926">
            <text:p>926</text:p>
          </table:table-cell>
          <table:table-cell office:value-type="float" office:value="4504">
            <text:p>4504</text:p>
          </table:table-cell>
          <table:table-cell office:value-type="float" office:value="923578509">
            <text:p>92357850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7960300951">
            <text:p>7960300951</text:p>
          </table:table-cell>
          <table:table-cell office:value-type="string">
            <text:p>Bridge Battles!</text:p>
          </table:table-cell>
          <table:table-cell office:value-type="string">
            <text:p>STUDMASTER</text:p>
          </table:table-cell>
          <table:table-cell office:value-type="float" office:value="199">
            <text:p>199</text:p>
          </table:table-cell>
          <table:table-cell office:value-type="float" office:value="4478">
            <text:p>4478</text:p>
          </table:table-cell>
          <table:table-cell office:value-type="float" office:value="96386973">
            <text:p>9638697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4181957649">
            <text:p>4181957649</text:p>
          </table:table-cell>
          <table:table-cell office:value-type="string">
            <text:p>Ultimate Battlegrounds</text:p>
          </table:table-cell>
          <table:table-cell office:value-type="string">
            <text:p>By</text:p>
          </table:table-cell>
          <table:table-cell office:value-type="float" office:value="1120">
            <text:p>1120</text:p>
          </table:table-cell>
          <table:table-cell office:value-type="float" office:value="4457">
            <text:p>4457</text:p>
          </table:table-cell>
          <table:table-cell office:value-type="float" office:value="572967551">
            <text:p>57296755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7934320560">
            <text:p>7934320560</text:p>
          </table:table-cell>
          <table:table-cell office:value-type="string">
            <text:p>Five Nights TD 2 [SOUL TRADING]</text:p>
          </table:table-cell>
          <table:table-cell office:value-type="string">
            <text:p>Hyper TD</text:p>
          </table:table-cell>
          <table:table-cell office:value-type="float" office:value="203">
            <text:p>203</text:p>
          </table:table-cell>
          <table:table-cell office:value-type="float" office:value="4442">
            <text:p>4442</text:p>
          </table:table-cell>
          <table:table-cell office:value-type="float" office:value="32870582">
            <text:p>3287058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</table:table-row>
        <table:table-row>
          <table:table-cell office:value-type="float" office:value="1742264997">
            <text:p>1742264997</text:p>
          </table:table-cell>
          <table:table-cell office:value-type="string">
            <text:p>SCP: Roleplay</text:p>
          </table:table-cell>
          <table:table-cell office:value-type="string">
            <text:p>SCP | Roleplay Community</text:p>
          </table:table-cell>
          <table:table-cell office:value-type="float" office:value="2061">
            <text:p>2061</text:p>
          </table:table-cell>
          <table:table-cell office:value-type="float" office:value="4410">
            <text:p>4410</text:p>
          </table:table-cell>
          <table:table-cell office:value-type="float" office:value="445802888">
            <text:p>44580288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</table:table-row>
        <table:table-row>
          <table:table-cell office:value-type="float" office:value="6594435384">
            <text:p>6594435384</text:p>
          </table:table-cell>
          <table:table-cell office:value-type="string">
            <text:p>SpongeBob Tower Defense🍍</text:p>
          </table:table-cell>
          <table:table-cell office:value-type="string">
            <text:p>Krabby Krew</text:p>
          </table:table-cell>
          <table:table-cell office:value-type="float" office:value="469">
            <text:p>469</text:p>
          </table:table-cell>
          <table:table-cell office:value-type="float" office:value="4355">
            <text:p>4355</text:p>
          </table:table-cell>
          <table:table-cell office:value-type="float" office:value="528672272">
            <text:p>528672272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1278">
            <text:p>1278</text:p>
          </table:table-cell>
        </table:table-row>
        <table:table-row>
          <table:table-cell office:value-type="float" office:value="4434528807">
            <text:p>4434528807</text:p>
          </table:table-cell>
          <table:table-cell office:value-type="string">
            <text:p>Bayside High School 🍎</text:p>
          </table:table-cell>
          <table:table-cell office:value-type="string">
            <text:p>Double Bandit Studios</text:p>
          </table:table-cell>
          <table:table-cell office:value-type="float" office:value="1043">
            <text:p>1043</text:p>
          </table:table-cell>
          <table:table-cell office:value-type="float" office:value="4338">
            <text:p>4338</text:p>
          </table:table-cell>
          <table:table-cell office:value-type="float" office:value="728662508">
            <text:p>728662508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61">
            <text:p>461</text:p>
          </table:table-cell>
        </table:table-row>
        <table:table-row>
          <table:table-cell office:value-type="float" office:value="3164075108">
            <text:p>3164075108</text:p>
          </table:table-cell>
          <table:table-cell office:value-type="string">
            <text:p>✨ [2x][ZAMASU] Dragon Soul | Anime MMO 🐲</text:p>
          </table:table-cell>
          <table:table-cell office:value-type="string">
            <text:p>Dragon Soul (DS)</text:p>
          </table:table-cell>
          <table:table-cell office:value-type="float" office:value="1485">
            <text:p>1485</text:p>
          </table:table-cell>
          <table:table-cell office:value-type="float" office:value="4288">
            <text:p>4288</text:p>
          </table:table-cell>
          <table:table-cell office:value-type="float" office:value="227527624">
            <text:p>227527624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961">
            <text:p>961</text:p>
          </table:table-cell>
        </table:table-row>
        <table:table-row>
          <table:table-cell office:value-type="float" office:value="540382210">
            <text:p>540382210</text:p>
          </table:table-cell>
          <table:table-cell office:value-type="string">
            <text:p>[FAZMAS EVENT!!!] Fredbear's Mega Roleplay</text:p>
          </table:table-cell>
          <table:table-cell office:value-type="string">
            <text:p>Kypher Studios</text:p>
          </table:table-cell>
          <table:table-cell office:value-type="float" office:value="2911">
            <text:p>2911</text:p>
          </table:table-cell>
          <table:table-cell office:value-type="float" office:value="4279">
            <text:p>4279</text:p>
          </table:table-cell>
          <table:table-cell office:value-type="float" office:value="291147858">
            <text:p>291147858</text:p>
          </table:table-cell>
          <table:table-cell/>
          <table:table-cell/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1489026993">
            <text:p>1489026993</text:p>
          </table:table-cell>
          <table:table-cell office:value-type="string">
            <text:p>🔪Survive the Killer!</text:p>
          </table:table-cell>
          <table:table-cell office:value-type="string">
            <text:p>Slyce Entertainment</text:p>
          </table:table-cell>
          <table:table-cell office:value-type="float" office:value="2192">
            <text:p>2192</text:p>
          </table:table-cell>
          <table:table-cell office:value-type="float" office:value="4196">
            <text:p>4196</text:p>
          </table:table-cell>
          <table:table-cell office:value-type="float" office:value="2521618928">
            <text:p>252161892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624">
            <text:p>624</text:p>
          </table:table-cell>
        </table:table-row>
        <table:table-row>
          <table:table-cell office:value-type="float" office:value="8967864843">
            <text:p>8967864843</text:p>
          </table:table-cell>
          <table:table-cell office:value-type="string">
            <text:p><text:s/>[UPD] You VS Homer</text:p>
          </table:table-cell>
          <table:table-cell office:value-type="string">
            <text:p>deerxsx</text:p>
          </table:table-cell>
          <table:table-cell office:value-type="float" office:value="81">
            <text:p>81</text:p>
          </table:table-cell>
          <table:table-cell office:value-type="float" office:value="4192">
            <text:p>4192</text:p>
          </table:table-cell>
          <table:table-cell office:value-type="float" office:value="3843703">
            <text:p>384370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8321616508">
            <text:p>8321616508</text:p>
          </table:table-cell>
          <table:table-cell office:value-type="string">
            <text:p>[📖🍀ANTI-MAGIC] Rogue Piece</text:p>
          </table:table-cell>
          <table:table-cell office:value-type="string">
            <text:p>Vox's House</text:p>
          </table:table-cell>
          <table:table-cell office:value-type="float" office:value="157">
            <text:p>157</text:p>
          </table:table-cell>
          <table:table-cell office:value-type="float" office:value="4190">
            <text:p>4190</text:p>
          </table:table-cell>
          <table:table-cell office:value-type="float" office:value="19666168">
            <text:p>19666168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5026970880">
            <text:p>5026970880</text:p>
          </table:table-cell>
          <table:table-cell office:value-type="string">
            <text:p>[UPD]❄️ BATHE DA BABY</text:p>
          </table:table-cell>
          <table:table-cell office:value-type="string">
            <text:p>baftime</text:p>
          </table:table-cell>
          <table:table-cell office:value-type="float" office:value="865">
            <text:p>865</text:p>
          </table:table-cell>
          <table:table-cell office:value-type="float" office:value="4167">
            <text:p>4167</text:p>
          </table:table-cell>
          <table:table-cell office:value-type="float" office:value="286863578">
            <text:p>286863578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03">
            <text:p>503</text:p>
          </table:table-cell>
        </table:table-row>
        <table:table-row>
          <table:table-cell office:value-type="float" office:value="4130569984">
            <text:p>4130569984</text:p>
          </table:table-cell>
          <table:table-cell office:value-type="string">
            <text:p>[BLIZZARDS] Jurassic Blocky</text:p>
          </table:table-cell>
          <table:table-cell office:value-type="string">
            <text:p>Jurassic Blocky</text:p>
          </table:table-cell>
          <table:table-cell office:value-type="float" office:value="1139">
            <text:p>1139</text:p>
          </table:table-cell>
          <table:table-cell office:value-type="float" office:value="4160">
            <text:p>4160</text:p>
          </table:table-cell>
          <table:table-cell office:value-type="float" office:value="163164342">
            <text:p>16316434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916548970">
            <text:p>3916548970</text:p>
          </table:table-cell>
          <table:table-cell office:value-type="string">
            <text:p>🏷️ [1.5X] Fireworks Playground [BETA]</text:p>
          </table:table-cell>
          <table:table-cell office:value-type="string">
            <text:p>Pseudo Studio</text:p>
          </table:table-cell>
          <table:table-cell office:value-type="float" office:value="1217">
            <text:p>1217</text:p>
          </table:table-cell>
          <table:table-cell office:value-type="float" office:value="4099">
            <text:p>4099</text:p>
          </table:table-cell>
          <table:table-cell office:value-type="float" office:value="107775678">
            <text:p>10777567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4509896324">
            <text:p>4509896324</text:p>
          </table:table-cell>
          <table:table-cell office:value-type="string">
            <text:p>[❄️ QOL + Event 🎅] Anime Last Stand</text:p>
          </table:table-cell>
          <table:table-cell office:value-type="string">
            <text:p>[B:S] ALS Team</text:p>
          </table:table-cell>
          <table:table-cell office:value-type="float" office:value="1019">
            <text:p>1019</text:p>
          </table:table-cell>
          <table:table-cell office:value-type="float" office:value="4032">
            <text:p>4032</text:p>
          </table:table-cell>
          <table:table-cell office:value-type="float" office:value="1059160274">
            <text:p>105916027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732">
            <text:p>732</text:p>
          </table:table-cell>
        </table:table-row>
        <table:table-row>
          <table:table-cell office:value-type="float" office:value="2640407187">
            <text:p>2640407187</text:p>
          </table:table-cell>
          <table:table-cell office:value-type="string">
            <text:p>(Update) Car Driving Indonesia</text:p>
          </table:table-cell>
          <table:table-cell office:value-type="string">
            <text:p>CDID Studio Official Group</text:p>
          </table:table-cell>
          <table:table-cell office:value-type="float" office:value="1676">
            <text:p>1676</text:p>
          </table:table-cell>
          <table:table-cell office:value-type="float" office:value="4018">
            <text:p>4018</text:p>
          </table:table-cell>
          <table:table-cell office:value-type="float" office:value="411998792">
            <text:p>41199879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9329963026">
            <text:p>9329963026</text:p>
          </table:table-cell>
          <table:table-cell office:value-type="string">
            <text:p>Death Train</text:p>
          </table:table-cell>
          <table:table-cell office:value-type="string">
            <text:p>Tower battle！</text:p>
          </table:table-cell>
          <table:table-cell office:value-type="float" office:value="27">
            <text:p>27</text:p>
          </table:table-cell>
          <table:table-cell office:value-type="float" office:value="3980">
            <text:p>3980</text:p>
          </table:table-cell>
          <table:table-cell office:value-type="float" office:value="2875245">
            <text:p>287524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</table:table-row>
        <table:table-row>
          <table:table-cell office:value-type="float" office:value="1390601379">
            <text:p>1390601379</text:p>
          </table:table-cell>
          <table:table-cell office:value-type="string">
            <text:p>Combat Warriors</text:p>
          </table:table-cell>
          <table:table-cell office:value-type="string">
            <text:p>PlayCombatWarriors</text:p>
          </table:table-cell>
          <table:table-cell office:value-type="float" office:value="2256">
            <text:p>2256</text:p>
          </table:table-cell>
          <table:table-cell office:value-type="float" office:value="3878">
            <text:p>3878</text:p>
          </table:table-cell>
          <table:table-cell office:value-type="float" office:value="1381003800">
            <text:p>138100380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8854196497">
            <text:p>8854196497</text:p>
          </table:table-cell>
          <table:table-cell office:value-type="string">
            <text:p>[💸] Tap to Get Rich!</text:p>
          </table:table-cell>
          <table:table-cell office:value-type="string">
            <text:p>Loopin' Fun</text:p>
          </table:table-cell>
          <table:table-cell office:value-type="float" office:value="96">
            <text:p>96</text:p>
          </table:table-cell>
          <table:table-cell office:value-type="float" office:value="3874">
            <text:p>3874</text:p>
          </table:table-cell>
          <table:table-cell office:value-type="float" office:value="2560436">
            <text:p>256043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65">
            <text:p>265</text:p>
          </table:table-cell>
        </table:table-row>
        <table:table-row>
          <table:table-cell office:value-type="float" office:value="9299166304">
            <text:p>9299166304</text:p>
          </table:table-cell>
          <table:table-cell office:value-type="string">
            <text:p>Red VS Blue Tycoon (UPD)</text:p>
          </table:table-cell>
          <table:table-cell office:value-type="string">
            <text:p>Hype Tycoons</text:p>
          </table:table-cell>
          <table:table-cell office:value-type="float" office:value="32">
            <text:p>32</text:p>
          </table:table-cell>
          <table:table-cell office:value-type="float" office:value="3858">
            <text:p>3858</text:p>
          </table:table-cell>
          <table:table-cell office:value-type="float" office:value="9437552">
            <text:p>9437552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0">
            <text:p>390</text:p>
          </table:table-cell>
        </table:table-row>
        <table:table-row>
          <table:table-cell office:value-type="float" office:value="6657933195">
            <text:p>6657933195</text:p>
          </table:table-cell>
          <table:table-cell office:value-type="string">
            <text:p>Supermarket Simulator</text:p>
          </table:table-cell>
          <table:table-cell office:value-type="string">
            <text:p>MagicCube</text:p>
          </table:table-cell>
          <table:table-cell office:value-type="float" office:value="453">
            <text:p>453</text:p>
          </table:table-cell>
          <table:table-cell office:value-type="float" office:value="3825">
            <text:p>3825</text:p>
          </table:table-cell>
          <table:table-cell office:value-type="float" office:value="213282706">
            <text:p>21328270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913007563">
            <text:p>3913007563</text:p>
          </table:table-cell>
          <table:table-cell office:value-type="string">
            <text:p>The Battle Bricks</text:p>
          </table:table-cell>
          <table:table-cell office:value-type="string">
            <text:p>Tumore</text:p>
          </table:table-cell>
          <table:table-cell office:value-type="float" office:value="1218">
            <text:p>1218</text:p>
          </table:table-cell>
          <table:table-cell office:value-type="float" office:value="3715">
            <text:p>3715</text:p>
          </table:table-cell>
          <table:table-cell office:value-type="float" office:value="72602073">
            <text:p>7260207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740162485">
            <text:p>5740162485</text:p>
          </table:table-cell>
          <table:table-cell office:value-type="string">
            <text:p>[❄️UPDATE❄️] Anime Auto Chess</text:p>
          </table:table-cell>
          <table:table-cell office:value-type="string">
            <text:p>RealBigCityBois</text:p>
          </table:table-cell>
          <table:table-cell office:value-type="float" office:value="667">
            <text:p>667</text:p>
          </table:table-cell>
          <table:table-cell office:value-type="float" office:value="3655">
            <text:p>3655</text:p>
          </table:table-cell>
          <table:table-cell office:value-type="float" office:value="3410171">
            <text:p>341017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3405618667">
            <text:p>3405618667</text:p>
          </table:table-cell>
          <table:table-cell office:value-type="string">
            <text:p>[💎SALE]<text:s text:c="2"/>Sonic Speed Simulator</text:p>
          </table:table-cell>
          <table:table-cell office:value-type="string">
            <text:p>Gamefam x Sonic</text:p>
          </table:table-cell>
          <table:table-cell office:value-type="float" office:value="1399">
            <text:p>1399</text:p>
          </table:table-cell>
          <table:table-cell office:value-type="float" office:value="3633">
            <text:p>3633</text:p>
          </table:table-cell>
          <table:table-cell office:value-type="float" office:value="1383916013">
            <text:p>1383916013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6">
            <text:p>406</text:p>
          </table:table-cell>
        </table:table-row>
        <table:table-row>
          <table:table-cell office:value-type="float" office:value="1802741133">
            <text:p>1802741133</text:p>
          </table:table-cell>
          <table:table-cell office:value-type="string">
            <text:p>[🎄UPD] Cabin Crew Simulator ✈️</text:p>
          </table:table-cell>
          <table:table-cell office:value-type="string">
            <text:p>Cruising Studios</text:p>
          </table:table-cell>
          <table:table-cell office:value-type="float" office:value="2034">
            <text:p>2034</text:p>
          </table:table-cell>
          <table:table-cell office:value-type="float" office:value="3628">
            <text:p>3628</text:p>
          </table:table-cell>
          <table:table-cell office:value-type="float" office:value="355159067">
            <text:p>355159067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5422546686">
            <text:p>5422546686</text:p>
          </table:table-cell>
          <table:table-cell office:value-type="string">
            <text:p>🌹 Horse Life 🐎</text:p>
          </table:table-cell>
          <table:table-cell office:value-type="string">
            <text:p>Sonar Studios</text:p>
          </table:table-cell>
          <table:table-cell office:value-type="float" office:value="747">
            <text:p>747</text:p>
          </table:table-cell>
          <table:table-cell office:value-type="float" office:value="3602">
            <text:p>3602</text:p>
          </table:table-cell>
          <table:table-cell office:value-type="float" office:value="302499646">
            <text:p>30249964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239362765">
            <text:p>5239362765</text:p>
          </table:table-cell>
          <table:table-cell office:value-type="string">
            <text:p>DON'T GET ELIMINATED</text:p>
          </table:table-cell>
          <table:table-cell office:value-type="string">
            <text:p>Badass Experiences</text:p>
          </table:table-cell>
          <table:table-cell office:value-type="float" office:value="801">
            <text:p>801</text:p>
          </table:table-cell>
          <table:table-cell office:value-type="float" office:value="3593">
            <text:p>3593</text:p>
          </table:table-cell>
          <table:table-cell office:value-type="float" office:value="295227136">
            <text:p>29522713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6317476162">
            <text:p>6317476162</text:p>
          </table:table-cell>
          <table:table-cell office:value-type="string">
            <text:p>[🐉Pets][V47]Cultivation: Mortal to Immortal</text:p>
          </table:table-cell>
          <table:table-cell office:value-type="string">
            <text:p>Firefly Simulator</text:p>
          </table:table-cell>
          <table:table-cell office:value-type="float" office:value="530">
            <text:p>530</text:p>
          </table:table-cell>
          <table:table-cell office:value-type="float" office:value="3572">
            <text:p>3572</text:p>
          </table:table-cell>
          <table:table-cell office:value-type="float" office:value="87598722">
            <text:p>8759872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620685718">
            <text:p>8620685718</text:p>
          </table:table-cell>
          <table:table-cell office:value-type="string">
            <text:p>[UPD] Don't Get Crushed By 67</text:p>
          </table:table-cell>
          <table:table-cell office:value-type="string">
            <text:p>Dig A Tunnel Studios</text:p>
          </table:table-cell>
          <table:table-cell office:value-type="float" office:value="125">
            <text:p>125</text:p>
          </table:table-cell>
          <table:table-cell office:value-type="float" office:value="3571">
            <text:p>3571</text:p>
          </table:table-cell>
          <table:table-cell office:value-type="float" office:value="138322638">
            <text:p>13832263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2788648141">
            <text:p>2788648141</text:p>
          </table:table-cell>
          <table:table-cell office:value-type="string">
            <text:p>[☢️TANK] Military Tycoon ®</text:p>
          </table:table-cell>
          <table:table-cell office:value-type="string">
            <text:p>InfinityInteractive</text:p>
          </table:table-cell>
          <table:table-cell office:value-type="float" office:value="1620">
            <text:p>1620</text:p>
          </table:table-cell>
          <table:table-cell office:value-type="float" office:value="3506">
            <text:p>3506</text:p>
          </table:table-cell>
          <table:table-cell office:value-type="float" office:value="932121330">
            <text:p>932121330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22">
            <text:p>622</text:p>
          </table:table-cell>
        </table:table-row>
        <table:table-row>
          <table:table-cell office:value-type="float" office:value="4193032947">
            <text:p>4193032947</text:p>
          </table:table-cell>
          <table:table-cell office:value-type="string">
            <text:p>🧇🍣 Conveyor Sushi Restaurant</text:p>
          </table:table-cell>
          <table:table-cell office:value-type="string">
            <text:p>DuoTale Studios</text:p>
          </table:table-cell>
          <table:table-cell office:value-type="float" office:value="1115">
            <text:p>1115</text:p>
          </table:table-cell>
          <table:table-cell office:value-type="float" office:value="3482">
            <text:p>3482</text:p>
          </table:table-cell>
          <table:table-cell office:value-type="float" office:value="267983484">
            <text:p>267983484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4778845442">
            <text:p>4778845442</text:p>
          </table:table-cell>
          <table:table-cell office:value-type="string">
            <text:p>[🎄CHRISTMAS] Toilet Tower Defense</text:p>
          </table:table-cell>
          <table:table-cell office:value-type="string">
            <text:p>Telanthric Development</text:p>
          </table:table-cell>
          <table:table-cell office:value-type="float" office:value="934">
            <text:p>934</text:p>
          </table:table-cell>
          <table:table-cell office:value-type="float" office:value="3479">
            <text:p>3479</text:p>
          </table:table-cell>
          <table:table-cell office:value-type="float" office:value="6038533908">
            <text:p>603853390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39">
            <text:p>339</text:p>
          </table:table-cell>
        </table:table-row>
        <table:table-row>
          <table:table-cell office:value-type="float" office:value="1769712451">
            <text:p>1769712451</text:p>
          </table:table-cell>
          <table:table-cell office:value-type="string">
            <text:p>Southwest Florida Beta</text:p>
          </table:table-cell>
          <table:table-cell office:value-type="string">
            <text:p>Strigid</text:p>
          </table:table-cell>
          <table:table-cell office:value-type="float" office:value="2049">
            <text:p>2049</text:p>
          </table:table-cell>
          <table:table-cell office:value-type="float" office:value="3470">
            <text:p>3470</text:p>
          </table:table-cell>
          <table:table-cell office:value-type="float" office:value="747038613">
            <text:p>747038613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7629331599">
            <text:p>7629331599</text:p>
          </table:table-cell>
          <table:table-cell office:value-type="string">
            <text:p>[📗] Prospecting! 💎</text:p>
          </table:table-cell>
          <table:table-cell office:value-type="string">
            <text:p>Prospecting!</text:p>
          </table:table-cell>
          <table:table-cell office:value-type="float" office:value="249">
            <text:p>249</text:p>
          </table:table-cell>
          <table:table-cell office:value-type="float" office:value="3456">
            <text:p>3456</text:p>
          </table:table-cell>
          <table:table-cell office:value-type="float" office:value="188715396">
            <text:p>18871539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43">
            <text:p>443</text:p>
          </table:table-cell>
        </table:table-row>
        <table:table-row>
          <table:table-cell office:value-type="float" office:value="9141743926">
            <text:p>9141743926</text:p>
          </table:table-cell>
          <table:table-cell office:value-type="string">
            <text:p>Catch a Monster [NEW]<text:s/></text:p>
          </table:table-cell>
          <table:table-cell office:value-type="string">
            <text:p>LDS II</text:p>
          </table:table-cell>
          <table:table-cell office:value-type="float" office:value="57">
            <text:p>57</text:p>
          </table:table-cell>
          <table:table-cell office:value-type="float" office:value="3431">
            <text:p>3431</text:p>
          </table:table-cell>
          <table:table-cell office:value-type="float" office:value="37772308">
            <text:p>3777230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7364297396">
            <text:p>7364297396</text:p>
          </table:table-cell>
          <table:table-cell office:value-type="string">
            <text:p>Webbed! ❄️ [2 Player Obby]</text:p>
          </table:table-cell>
          <table:table-cell office:value-type="string">
            <text:p>studio arsenic</text:p>
          </table:table-cell>
          <table:table-cell office:value-type="float" office:value="301">
            <text:p>301</text:p>
          </table:table-cell>
          <table:table-cell office:value-type="float" office:value="3410">
            <text:p>3410</text:p>
          </table:table-cell>
          <table:table-cell office:value-type="float" office:value="343394555">
            <text:p>34339455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359505957">
            <text:p>3359505957</text:p>
          </table:table-cell>
          <table:table-cell office:value-type="string">
            <text:p>Collect All Pets!</text:p>
          </table:table-cell>
          <table:table-cell office:value-type="string">
            <text:p>TwoZoos</text:p>
          </table:table-cell>
          <table:table-cell office:value-type="float" office:value="1416">
            <text:p>1416</text:p>
          </table:table-cell>
          <table:table-cell office:value-type="float" office:value="3385">
            <text:p>3385</text:p>
          </table:table-cell>
          <table:table-cell office:value-type="float" office:value="195030463">
            <text:p>195030463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</table:table-row>
        <table:table-row>
          <table:table-cell office:value-type="float" office:value="7812923977">
            <text:p>7812923977</text:p>
          </table:table-cell>
          <table:table-cell office:value-type="string">
            <text:p>Hug or Pass 🤗</text:p>
          </table:table-cell>
          <table:table-cell office:value-type="string">
            <text:p>Hug Playworks</text:p>
          </table:table-cell>
          <table:table-cell office:value-type="float" office:value="220">
            <text:p>220</text:p>
          </table:table-cell>
          <table:table-cell office:value-type="float" office:value="3374">
            <text:p>3374</text:p>
          </table:table-cell>
          <table:table-cell office:value-type="float" office:value="98538252">
            <text:p>9853825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7658304545">
            <text:p>7658304545</text:p>
          </table:table-cell>
          <table:table-cell office:value-type="string">
            <text:p>Case Paradise</text:p>
          </table:table-cell>
          <table:table-cell office:value-type="string">
            <text:p>CRYSTAZE</text:p>
          </table:table-cell>
          <table:table-cell office:value-type="float" office:value="244">
            <text:p>244</text:p>
          </table:table-cell>
          <table:table-cell office:value-type="float" office:value="3336">
            <text:p>3336</text:p>
          </table:table-cell>
          <table:table-cell office:value-type="float" office:value="4975676">
            <text:p>497567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2">
            <text:p>362</text:p>
          </table:table-cell>
        </table:table-row>
        <table:table-row>
          <table:table-cell office:value-type="float" office:value="5677613211">
            <text:p>5677613211</text:p>
          </table:table-cell>
          <table:table-cell office:value-type="string">
            <text:p>[❄️] Eat the World</text:p>
          </table:table-cell>
          <table:table-cell office:value-type="string">
            <text:p>mPhase</text:p>
          </table:table-cell>
          <table:table-cell office:value-type="float" office:value="684">
            <text:p>684</text:p>
          </table:table-cell>
          <table:table-cell office:value-type="float" office:value="3319">
            <text:p>3319</text:p>
          </table:table-cell>
          <table:table-cell office:value-type="float" office:value="524441261">
            <text:p>52444126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8741232785">
            <text:p>8741232785</text:p>
          </table:table-cell>
          <table:table-cell office:value-type="string">
            <text:p>Spear Fishing[🎄UPD]</text:p>
          </table:table-cell>
          <table:table-cell office:value-type="string">
            <text:p>Fishgig Game</text:p>
          </table:table-cell>
          <table:table-cell office:value-type="float" office:value="110">
            <text:p>110</text:p>
          </table:table-cell>
          <table:table-cell office:value-type="float" office:value="3260">
            <text:p>3260</text:p>
          </table:table-cell>
          <table:table-cell office:value-type="float" office:value="27931297">
            <text:p>2793129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9145282410">
            <text:p>9145282410</text:p>
          </table:table-cell>
          <table:table-cell office:value-type="string">
            <text:p>Movie Massacre 📼 [HORROR]</text:p>
          </table:table-cell>
          <table:table-cell office:value-type="string">
            <text:p>Cryptid Horror</text:p>
          </table:table-cell>
          <table:table-cell office:value-type="float" office:value="57">
            <text:p>57</text:p>
          </table:table-cell>
          <table:table-cell office:value-type="float" office:value="3213">
            <text:p>3213</text:p>
          </table:table-cell>
          <table:table-cell office:value-type="float" office:value="7251228">
            <text:p>725122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5012222382">
            <text:p>5012222382</text:p>
          </table:table-cell>
          <table:table-cell office:value-type="string">
            <text:p>Gunfight Arena</text:p>
          </table:table-cell>
          <table:table-cell office:value-type="string">
            <text:p>Gunfight Studio</text:p>
          </table:table-cell>
          <table:table-cell office:value-type="float" office:value="869">
            <text:p>869</text:p>
          </table:table-cell>
          <table:table-cell office:value-type="float" office:value="3193">
            <text:p>3193</text:p>
          </table:table-cell>
          <table:table-cell office:value-type="float" office:value="974069250">
            <text:p>974069250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543">
            <text:p>543</text:p>
          </table:table-cell>
        </table:table-row>
        <table:table-row>
          <table:table-cell office:value-type="float" office:value="9230423513">
            <text:p>9230423513</text:p>
          </table:table-cell>
          <table:table-cell office:value-type="string">
            <text:p>My Card Collection</text:p>
          </table:table-cell>
          <table:table-cell office:value-type="string">
            <text:p>Goofy Cards</text:p>
          </table:table-cell>
          <table:table-cell office:value-type="float" office:value="44">
            <text:p>44</text:p>
          </table:table-cell>
          <table:table-cell office:value-type="float" office:value="3167">
            <text:p>3167</text:p>
          </table:table-cell>
          <table:table-cell office:value-type="float" office:value="23816779">
            <text:p>23816779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10181652">
            <text:p>110181652</text:p>
          </table:table-cell>
          <table:table-cell office:value-type="string">
            <text:p>Epic Minigames ✨</text:p>
          </table:table-cell>
          <table:table-cell office:value-type="string">
            <text:p>TypicalType</text:p>
          </table:table-cell>
          <table:table-cell office:value-type="float" office:value="3814">
            <text:p>3814</text:p>
          </table:table-cell>
          <table:table-cell office:value-type="float" office:value="3135">
            <text:p>3135</text:p>
          </table:table-cell>
          <table:table-cell office:value-type="float" office:value="2287202020">
            <text:p>228720202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3064619271">
            <text:p>3064619271</text:p>
          </table:table-cell>
          <table:table-cell office:value-type="string">
            <text:p>Final Stand: Remastered</text:p>
          </table:table-cell>
          <table:table-cell office:value-type="string">
            <text:p>Final Stand Remastered</text:p>
          </table:table-cell>
          <table:table-cell office:value-type="float" office:value="1522">
            <text:p>1522</text:p>
          </table:table-cell>
          <table:table-cell office:value-type="float" office:value="3129">
            <text:p>3129</text:p>
          </table:table-cell>
          <table:table-cell office:value-type="float" office:value="13338243">
            <text:p>1333824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4367208330">
            <text:p>4367208330</text:p>
          </table:table-cell>
          <table:table-cell office:value-type="string">
            <text:p>Pressure</text:p>
          </table:table-cell>
          <table:table-cell office:value-type="string">
            <text:p>Urbanshade: Hadal Division</text:p>
          </table:table-cell>
          <table:table-cell office:value-type="float" office:value="1064">
            <text:p>1064</text:p>
          </table:table-cell>
          <table:table-cell office:value-type="float" office:value="3125">
            <text:p>3125</text:p>
          </table:table-cell>
          <table:table-cell office:value-type="float" office:value="416812273">
            <text:p>41681227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926300874">
            <text:p>8926300874</text:p>
          </table:table-cell>
          <table:table-cell office:value-type="string">
            <text:p>[⚡] Keyboard ASMR Speed Escape</text:p>
          </table:table-cell>
          <table:table-cell office:value-type="string">
            <text:p>Hotkeys Games</text:p>
          </table:table-cell>
          <table:table-cell office:value-type="float" office:value="87">
            <text:p>87</text:p>
          </table:table-cell>
          <table:table-cell office:value-type="float" office:value="3125">
            <text:p>3125</text:p>
          </table:table-cell>
          <table:table-cell office:value-type="float" office:value="7786788">
            <text:p>778678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511883870">
            <text:p>1511883870</text:p>
          </table:table-cell>
          <table:table-cell office:value-type="string">
            <text:p>Shindo Life [242]</text:p>
          </table:table-cell>
          <table:table-cell office:value-type="string">
            <text:p>RELL World</text:p>
          </table:table-cell>
          <table:table-cell office:value-type="float" office:value="2178">
            <text:p>2178</text:p>
          </table:table-cell>
          <table:table-cell office:value-type="float" office:value="3084">
            <text:p>3084</text:p>
          </table:table-cell>
          <table:table-cell office:value-type="float" office:value="2635497468">
            <text:p>2635497468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8570876289">
            <text:p>8570876289</text:p>
          </table:table-cell>
          <table:table-cell office:value-type="string">
            <text:p>UNTITLED RPG GAME [WEEKEND DROP 1.5X!]</text:p>
          </table:table-cell>
          <table:table-cell office:value-type="string">
            <text:p>Lunar's Studio.</text:p>
          </table:table-cell>
          <table:table-cell office:value-type="float" office:value="131">
            <text:p>131</text:p>
          </table:table-cell>
          <table:table-cell office:value-type="float" office:value="3080">
            <text:p>3080</text:p>
          </table:table-cell>
          <table:table-cell office:value-type="float" office:value="25329030">
            <text:p>2532903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209640691">
            <text:p>8209640691</text:p>
          </table:table-cell>
          <table:table-cell office:value-type="string">
            <text:p>One of Us</text:p>
          </table:table-cell>
          <table:table-cell office:value-type="string">
            <text:p>Purple Monster Games</text:p>
          </table:table-cell>
          <table:table-cell office:value-type="float" office:value="170">
            <text:p>170</text:p>
          </table:table-cell>
          <table:table-cell office:value-type="float" office:value="3011">
            <text:p>3011</text:p>
          </table:table-cell>
          <table:table-cell office:value-type="float" office:value="28945757">
            <text:p>2894575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9271890694">
            <text:p>9271890694</text:p>
          </table:table-cell>
          <table:table-cell office:value-type="string">
            <text:p>[🙏] Faith Incremental</text:p>
          </table:table-cell>
          <table:table-cell office:value-type="string">
            <text:p>Blinky Studios Official</text:p>
          </table:table-cell>
          <table:table-cell office:value-type="float" office:value="37">
            <text:p>37</text:p>
          </table:table-cell>
          <table:table-cell office:value-type="float" office:value="2989">
            <text:p>2989</text:p>
          </table:table-cell>
          <table:table-cell office:value-type="float" office:value="1871675">
            <text:p>1871675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</table:table-row>
        <table:table-row>
          <table:table-cell office:value-type="float" office:value="3551414857">
            <text:p>3551414857</text:p>
          </table:table-cell>
          <table:table-cell office:value-type="string">
            <text:p>Shrek in The Backrooms</text:p>
          </table:table-cell>
          <table:table-cell office:value-type="string">
            <text:p>The MonkeyMan Fan Club</text:p>
          </table:table-cell>
          <table:table-cell office:value-type="float" office:value="1344">
            <text:p>1344</text:p>
          </table:table-cell>
          <table:table-cell office:value-type="float" office:value="2959">
            <text:p>2959</text:p>
          </table:table-cell>
          <table:table-cell office:value-type="float" office:value="567852562">
            <text:p>567852562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903">
            <text:p>1903</text:p>
          </table:table-cell>
        </table:table-row>
        <table:table-row>
          <table:table-cell office:value-type="float" office:value="274816972">
            <text:p>274816972</text:p>
          </table:table-cell>
          <table:table-cell office:value-type="string">
            <text:p>[New Car!💥] Car Crushers 2 - Physics Simulation</text:p>
          </table:table-cell>
          <table:table-cell office:value-type="string">
            <text:p>Car Crushers Community</text:p>
          </table:table-cell>
          <table:table-cell office:value-type="float" office:value="3251">
            <text:p>3251</text:p>
          </table:table-cell>
          <table:table-cell office:value-type="float" office:value="2956">
            <text:p>2956</text:p>
          </table:table-cell>
          <table:table-cell office:value-type="float" office:value="1277560634">
            <text:p>1277560634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113491250">
            <text:p>113491250</text:p>
          </table:table-cell>
          <table:table-cell office:value-type="string">
            <text:p>[December Holidays Update!] Phantom Forces</text:p>
          </table:table-cell>
          <table:table-cell office:value-type="string">
            <text:p>StyLiS Studios</text:p>
          </table:table-cell>
          <table:table-cell office:value-type="float" office:value="3781">
            <text:p>3781</text:p>
          </table:table-cell>
          <table:table-cell office:value-type="float" office:value="2933">
            <text:p>2933</text:p>
          </table:table-cell>
          <table:table-cell office:value-type="float" office:value="1738962285">
            <text:p>173896228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181391950">
            <text:p>8181391950</text:p>
          </table:table-cell>
          <table:table-cell office:value-type="string">
            <text:p>[PARTY!] Neo Tennis</text:p>
          </table:table-cell>
          <table:table-cell office:value-type="string">
            <text:p>Century Athletes</text:p>
          </table:table-cell>
          <table:table-cell office:value-type="float" office:value="173">
            <text:p>173</text:p>
          </table:table-cell>
          <table:table-cell office:value-type="float" office:value="2931">
            <text:p>2931</text:p>
          </table:table-cell>
          <table:table-cell office:value-type="float" office:value="79709047">
            <text:p>7970904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79301772">
            <text:p>79301772</text:p>
          </table:table-cell>
          <table:table-cell office:value-type="string">
            <text:p>🔨Plane Crazy🔨 [UPDATE]</text:p>
          </table:table-cell>
          <table:table-cell office:value-type="string">
            <text:p>Plane Crazy Developers</text:p>
          </table:table-cell>
          <table:table-cell office:value-type="float" office:value="4192">
            <text:p>4192</text:p>
          </table:table-cell>
          <table:table-cell office:value-type="float" office:value="2895">
            <text:p>2895</text:p>
          </table:table-cell>
          <table:table-cell office:value-type="float" office:value="435802953">
            <text:p>435802953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411">
            <text:p>411</text:p>
          </table:table-cell>
        </table:table-row>
        <table:table-row>
          <table:table-cell office:value-type="float" office:value="9317784977">
            <text:p>9317784977</text:p>
          </table:table-cell>
          <table:table-cell office:value-type="string">
            <text:p>[FPS]Knife Arena</text:p>
          </table:table-cell>
          <table:table-cell office:value-type="string">
            <text:p>One Hit Studio(9D GAMES)</text:p>
          </table:table-cell>
          <table:table-cell office:value-type="float" office:value="30">
            <text:p>30</text:p>
          </table:table-cell>
          <table:table-cell office:value-type="float" office:value="2886">
            <text:p>2886</text:p>
          </table:table-cell>
          <table:table-cell office:value-type="float" office:value="25432048">
            <text:p>25432048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3876150506">
            <text:p>3876150506</text:p>
          </table:table-cell>
          <table:table-cell office:value-type="string">
            <text:p>Drive World 🏎️ Drifting &amp; Racing</text:p>
          </table:table-cell>
          <table:table-cell office:value-type="string">
            <text:p>Drive World | Twin Atlas</text:p>
          </table:table-cell>
          <table:table-cell office:value-type="float" office:value="1231">
            <text:p>1231</text:p>
          </table:table-cell>
          <table:table-cell office:value-type="float" office:value="2879">
            <text:p>2879</text:p>
          </table:table-cell>
          <table:table-cell office:value-type="float" office:value="442419582">
            <text:p>44241958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4019583467">
            <text:p>4019583467</text:p>
          </table:table-cell>
          <table:table-cell office:value-type="string">
            <text:p>[🎁GIFT] NPC or DIE! 💢</text:p>
          </table:table-cell>
          <table:table-cell office:value-type="string">
            <text:p>arashiyama</text:p>
          </table:table-cell>
          <table:table-cell office:value-type="float" office:value="1179">
            <text:p>1179</text:p>
          </table:table-cell>
          <table:table-cell office:value-type="float" office:value="2848">
            <text:p>2848</text:p>
          </table:table-cell>
          <table:table-cell office:value-type="float" office:value="292546898">
            <text:p>29254689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</table:table-row>
        <table:table-row>
          <table:table-cell office:value-type="float" office:value="8985420275">
            <text:p>8985420275</text:p>
          </table:table-cell>
          <table:table-cell office:value-type="string">
            <text:p>[🎅] +1 Speed Per Step</text:p>
          </table:table-cell>
          <table:table-cell office:value-type="string">
            <text:p>Christopher Stuff</text:p>
          </table:table-cell>
          <table:table-cell office:value-type="float" office:value="79">
            <text:p>79</text:p>
          </table:table-cell>
          <table:table-cell office:value-type="float" office:value="2848">
            <text:p>2848</text:p>
          </table:table-cell>
          <table:table-cell office:value-type="float" office:value="35883055">
            <text:p>3588305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709917610">
            <text:p>1709917610</text:p>
          </table:table-cell>
          <table:table-cell office:value-type="string">
            <text:p>Regretevator [ ELEVATOR SIMULATOR ]</text:p>
          </table:table-cell>
          <table:table-cell office:value-type="string">
            <text:p>The Axolotl Sun</text:p>
          </table:table-cell>
          <table:table-cell office:value-type="float" office:value="2075">
            <text:p>2075</text:p>
          </table:table-cell>
          <table:table-cell office:value-type="float" office:value="2833">
            <text:p>2833</text:p>
          </table:table-cell>
          <table:table-cell office:value-type="float" office:value="223411636">
            <text:p>223411636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</table:table-row>
        <table:table-row>
          <table:table-cell office:value-type="float" office:value="972475338">
            <text:p>972475338</text:p>
          </table:table-cell>
          <table:table-cell office:value-type="string">
            <text:p>🚩Expedition Antarctica</text:p>
          </table:table-cell>
          <table:table-cell office:value-type="string">
            <text:p>Playduo Studio</text:p>
          </table:table-cell>
          <table:table-cell office:value-type="float" office:value="2564">
            <text:p>2564</text:p>
          </table:table-cell>
          <table:table-cell office:value-type="float" office:value="2759">
            <text:p>2759</text:p>
          </table:table-cell>
          <table:table-cell office:value-type="float" office:value="609746542">
            <text:p>609746542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4263576532">
            <text:p>4263576532</text:p>
          </table:table-cell>
          <table:table-cell office:value-type="string">
            <text:p>Cali Shootout 💥</text:p>
          </table:table-cell>
          <table:table-cell office:value-type="string">
            <text:p>Crimelife</text:p>
          </table:table-cell>
          <table:table-cell office:value-type="float" office:value="1095">
            <text:p>1095</text:p>
          </table:table-cell>
          <table:table-cell office:value-type="float" office:value="2743">
            <text:p>2743</text:p>
          </table:table-cell>
          <table:table-cell office:value-type="float" office:value="134624000">
            <text:p>134624000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21164849">
            <text:p>21164849</text:p>
          </table:table-cell>
          <table:table-cell office:value-type="string">
            <text:p>Pilot Training Flight Simulator</text:p>
          </table:table-cell>
          <table:table-cell office:value-type="string">
            <text:p>Orange12345</text:p>
          </table:table-cell>
          <table:table-cell office:value-type="float" office:value="5846">
            <text:p>5846</text:p>
          </table:table-cell>
          <table:table-cell office:value-type="float" office:value="2738">
            <text:p>2738</text:p>
          </table:table-cell>
          <table:table-cell office:value-type="float" office:value="652450168">
            <text:p>652450168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</table:table-row>
        <table:table-row>
          <table:table-cell office:value-type="float" office:value="7009714292">
            <text:p>7009714292</text:p>
          </table:table-cell>
          <table:table-cell office:value-type="string">
            <text:p>❄️ The Apocalypse<text:s text:c="2"/></text:p>
          </table:table-cell>
          <table:table-cell office:value-type="string">
            <text:p>Per Games</text:p>
          </table:table-cell>
          <table:table-cell office:value-type="float" office:value="371">
            <text:p>371</text:p>
          </table:table-cell>
          <table:table-cell office:value-type="float" office:value="2732">
            <text:p>2732</text:p>
          </table:table-cell>
          <table:table-cell office:value-type="float" office:value="41159563">
            <text:p>4115956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</table:table-row>
        <table:table-row>
          <table:table-cell office:value-type="float" office:value="7585079192">
            <text:p>7585079192</text:p>
          </table:table-cell>
          <table:table-cell office:value-type="string">
            <text:p>🎄Anime Story[New Portal]<text:s/></text:p>
          </table:table-cell>
          <table:table-cell office:value-type="string">
            <text:p>Anime Story Lab</text:p>
          </table:table-cell>
          <table:table-cell office:value-type="float" office:value="258">
            <text:p>258</text:p>
          </table:table-cell>
          <table:table-cell office:value-type="float" office:value="2691">
            <text:p>2691</text:p>
          </table:table-cell>
          <table:table-cell office:value-type="float" office:value="10629064">
            <text:p>1062906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82">
            <text:p>482</text:p>
          </table:table-cell>
        </table:table-row>
        <table:table-row>
          <table:table-cell office:value-type="float" office:value="6858589072">
            <text:p>6858589072</text:p>
          </table:table-cell>
          <table:table-cell office:value-type="string">
            <text:p>Five Nights: Hunted [NEW YEARS 🎉]</text:p>
          </table:table-cell>
          <table:table-cell office:value-type="string">
            <text:p>Double Bandit: Hunted</text:p>
          </table:table-cell>
          <table:table-cell office:value-type="float" office:value="402">
            <text:p>402</text:p>
          </table:table-cell>
          <table:table-cell office:value-type="float" office:value="2688">
            <text:p>2688</text:p>
          </table:table-cell>
          <table:table-cell office:value-type="float" office:value="114443041">
            <text:p>11444304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5200655965">
            <text:p>5200655965</text:p>
          </table:table-cell>
          <table:table-cell office:value-type="string">
            <text:p>[⭐x2 XP] Project Smash</text:p>
          </table:table-cell>
          <table:table-cell office:value-type="string">
            <text:p>Smash Series</text:p>
          </table:table-cell>
          <table:table-cell office:value-type="float" office:value="812">
            <text:p>812</text:p>
          </table:table-cell>
          <table:table-cell office:value-type="float" office:value="2662">
            <text:p>2662</text:p>
          </table:table-cell>
          <table:table-cell office:value-type="float" office:value="280484208">
            <text:p>28048420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</table:table-row>
        <table:table-row>
          <table:table-cell office:value-type="float" office:value="3168615253">
            <text:p>3168615253</text:p>
          </table:table-cell>
          <table:table-cell office:value-type="string">
            <text:p>Ability Wars</text:p>
          </table:table-cell>
          <table:table-cell office:value-type="string">
            <text:p>Ability Wars</text:p>
          </table:table-cell>
          <table:table-cell office:value-type="float" office:value="1483">
            <text:p>1483</text:p>
          </table:table-cell>
          <table:table-cell office:value-type="float" office:value="2594">
            <text:p>2594</text:p>
          </table:table-cell>
          <table:table-cell office:value-type="float" office:value="495524686">
            <text:p>49552468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8687770965">
            <text:p>8687770965</text:p>
          </table:table-cell>
          <table:table-cell office:value-type="string">
            <text:p>(🦊) Hatch A Pet 🐈</text:p>
          </table:table-cell>
          <table:table-cell office:value-type="string">
            <text:p>ArenaDev Experimental</text:p>
          </table:table-cell>
          <table:table-cell office:value-type="float" office:value="117">
            <text:p>117</text:p>
          </table:table-cell>
          <table:table-cell office:value-type="float" office:value="2590">
            <text:p>2590</text:p>
          </table:table-cell>
          <table:table-cell office:value-type="float" office:value="4156784">
            <text:p>415678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4983034985">
            <text:p>4983034985</text:p>
          </table:table-cell>
          <table:table-cell office:value-type="string">
            <text:p>Conquer The World [☢️ Nukes ] WW2</text:p>
          </table:table-cell>
          <table:table-cell office:value-type="string">
            <text:p>Marian_Dev</text:p>
          </table:table-cell>
          <table:table-cell office:value-type="float" office:value="877">
            <text:p>877</text:p>
          </table:table-cell>
          <table:table-cell office:value-type="float" office:value="2584">
            <text:p>2584</text:p>
          </table:table-cell>
          <table:table-cell office:value-type="float" office:value="122321826">
            <text:p>122321826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7856508689">
            <text:p>7856508689</text:p>
          </table:table-cell>
          <table:table-cell office:value-type="string">
            <text:p>Better Avatar? 👕</text:p>
          </table:table-cell>
          <table:table-cell office:value-type="string">
            <text:p>Osyriss Studios</text:p>
          </table:table-cell>
          <table:table-cell office:value-type="float" office:value="214">
            <text:p>214</text:p>
          </table:table-cell>
          <table:table-cell office:value-type="float" office:value="2569">
            <text:p>2569</text:p>
          </table:table-cell>
          <table:table-cell office:value-type="float" office:value="36683961">
            <text:p>3668396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1053132402">
            <text:p>1053132402</text:p>
          </table:table-cell>
          <table:table-cell office:value-type="string">
            <text:p>Obby Creator</text:p>
          </table:table-cell>
          <table:table-cell office:value-type="string">
            <text:p>Whirlpool Studio</text:p>
          </table:table-cell>
          <table:table-cell office:value-type="float" office:value="2502">
            <text:p>2502</text:p>
          </table:table-cell>
          <table:table-cell office:value-type="float" office:value="2566">
            <text:p>2566</text:p>
          </table:table-cell>
          <table:table-cell office:value-type="float" office:value="532497441">
            <text:p>53249744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1160789089">
            <text:p>1160789089</text:p>
          </table:table-cell>
          <table:table-cell office:value-type="string">
            <text:p>[🎄] Flag Wars!<text:s/></text:p>
          </table:table-cell>
          <table:table-cell office:value-type="string">
            <text:p>Scriptly Studios™</text:p>
          </table:table-cell>
          <table:table-cell office:value-type="float" office:value="2419">
            <text:p>2419</text:p>
          </table:table-cell>
          <table:table-cell office:value-type="float" office:value="2529">
            <text:p>2529</text:p>
          </table:table-cell>
          <table:table-cell office:value-type="float" office:value="790088291">
            <text:p>790088291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718">
            <text:p>718</text:p>
          </table:table-cell>
        </table:table-row>
        <table:table-row>
          <table:table-cell office:value-type="float" office:value="8641602265">
            <text:p>8641602265</text:p>
          </table:table-cell>
          <table:table-cell office:value-type="string">
            <text:p>Drift 36</text:p>
          </table:table-cell>
          <table:table-cell office:value-type="string">
            <text:p>AutoBlox Games</text:p>
          </table:table-cell>
          <table:table-cell office:value-type="float" office:value="123">
            <text:p>123</text:p>
          </table:table-cell>
          <table:table-cell office:value-type="float" office:value="2511">
            <text:p>2511</text:p>
          </table:table-cell>
          <table:table-cell office:value-type="float" office:value="16544337">
            <text:p>1654433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</table:table-row>
        <table:table-row>
          <table:table-cell office:value-type="float" office:value="5698013839">
            <text:p>5698013839</text:p>
          </table:table-cell>
          <table:table-cell office:value-type="string">
            <text:p>A DEADLY BOAT TRIP</text:p>
          </table:table-cell>
          <table:table-cell office:value-type="string">
            <text:p>Badass Experiences</text:p>
          </table:table-cell>
          <table:table-cell office:value-type="float" office:value="678">
            <text:p>678</text:p>
          </table:table-cell>
          <table:table-cell office:value-type="float" office:value="2498">
            <text:p>2498</text:p>
          </table:table-cell>
          <table:table-cell office:value-type="float" office:value="45082269">
            <text:p>4508226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8809915587">
            <text:p>8809915587</text:p>
          </table:table-cell>
          <table:table-cell office:value-type="string">
            <text:p>OP Blade</text:p>
          </table:table-cell>
          <table:table-cell office:value-type="string">
            <text:p>OP Blade</text:p>
          </table:table-cell>
          <table:table-cell office:value-type="float" office:value="101">
            <text:p>101</text:p>
          </table:table-cell>
          <table:table-cell office:value-type="float" office:value="2488">
            <text:p>2488</text:p>
          </table:table-cell>
          <table:table-cell office:value-type="float" office:value="2282720">
            <text:p>228272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8513782720">
            <text:p>8513782720</text:p>
          </table:table-cell>
          <table:table-cell office:value-type="string">
            <text:p>[🔦] Steal a Stranger Things<text:s/></text:p>
          </table:table-cell>
          <table:table-cell office:value-type="string">
            <text:p>Exle Studio</text:p>
          </table:table-cell>
          <table:table-cell office:value-type="float" office:value="137">
            <text:p>137</text:p>
          </table:table-cell>
          <table:table-cell office:value-type="float" office:value="2471">
            <text:p>2471</text:p>
          </table:table-cell>
          <table:table-cell office:value-type="float" office:value="7290073">
            <text:p>729007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329077236">
            <text:p>5329077236</text:p>
          </table:table-cell>
          <table:table-cell office:value-type="string">
            <text:p>[UPD] Skibidi Tower Defense</text:p>
          </table:table-cell>
          <table:table-cell office:value-type="string">
            <text:p>SuperSkibidi Games</text:p>
          </table:table-cell>
          <table:table-cell office:value-type="float" office:value="774">
            <text:p>774</text:p>
          </table:table-cell>
          <table:table-cell office:value-type="float" office:value="2438">
            <text:p>2438</text:p>
          </table:table-cell>
          <table:table-cell office:value-type="float" office:value="703499039">
            <text:p>70349903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8232540509">
            <text:p>8232540509</text:p>
          </table:table-cell>
          <table:table-cell office:value-type="string">
            <text:p>[NIGHTMARES] Steal a FNAF</text:p>
          </table:table-cell>
          <table:table-cell office:value-type="string">
            <text:p>dahrius7777</text:p>
          </table:table-cell>
          <table:table-cell office:value-type="float" office:value="167">
            <text:p>167</text:p>
          </table:table-cell>
          <table:table-cell office:value-type="float" office:value="2435">
            <text:p>2435</text:p>
          </table:table-cell>
          <table:table-cell office:value-type="float" office:value="15818935">
            <text:p>1581893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8343243056">
            <text:p>8343243056</text:p>
          </table:table-cell>
          <table:table-cell office:value-type="string">
            <text:p>[2x💎🧨] Brainrot Tower Defense</text:p>
          </table:table-cell>
          <table:table-cell office:value-type="string">
            <text:p>Shock Wave Studio</text:p>
          </table:table-cell>
          <table:table-cell office:value-type="float" office:value="155">
            <text:p>155</text:p>
          </table:table-cell>
          <table:table-cell office:value-type="float" office:value="2430">
            <text:p>2430</text:p>
          </table:table-cell>
          <table:table-cell office:value-type="float" office:value="171879580">
            <text:p>17187958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2564505263">
            <text:p>2564505263</text:p>
          </table:table-cell>
          <table:table-cell office:value-type="string">
            <text:p>[Xmas] Strongman Simulator</text:p>
          </table:table-cell>
          <table:table-cell office:value-type="string">
            <text:p>The Gang Stockholm</text:p>
          </table:table-cell>
          <table:table-cell office:value-type="float" office:value="1708">
            <text:p>1708</text:p>
          </table:table-cell>
          <table:table-cell office:value-type="float" office:value="2361">
            <text:p>2361</text:p>
          </table:table-cell>
          <table:table-cell office:value-type="float" office:value="1607783807">
            <text:p>160778380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10">
            <text:p>510</text:p>
          </table:table-cell>
        </table:table-row>
        <table:table-row>
          <table:table-cell office:value-type="float" office:value="7089588429">
            <text:p>7089588429</text:p>
          </table:table-cell>
          <table:table-cell office:value-type="string">
            <text:p>(MODIF x BIG UPDATE ❄️) Drag Drive Simulator</text:p>
          </table:table-cell>
          <table:table-cell office:value-type="string">
            <text:p>ADV Gamers Team</text:p>
          </table:table-cell>
          <table:table-cell office:value-type="float" office:value="356">
            <text:p>356</text:p>
          </table:table-cell>
          <table:table-cell office:value-type="float" office:value="2360">
            <text:p>2360</text:p>
          </table:table-cell>
          <table:table-cell office:value-type="float" office:value="123648034">
            <text:p>12364803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6011188518">
            <text:p>6011188518</text:p>
          </table:table-cell>
          <table:table-cell office:value-type="string">
            <text:p>❄️ Animatronic Nights [SPRING]</text:p>
          </table:table-cell>
          <table:table-cell office:value-type="string">
            <text:p>PlayBox!</text:p>
          </table:table-cell>
          <table:table-cell office:value-type="float" office:value="596">
            <text:p>596</text:p>
          </table:table-cell>
          <table:table-cell office:value-type="float" office:value="2360">
            <text:p>2360</text:p>
          </table:table-cell>
          <table:table-cell office:value-type="float" office:value="13457801">
            <text:p>13457801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772">
            <text:p>772</text:p>
          </table:table-cell>
        </table:table-row>
        <table:table-row>
          <table:table-cell office:value-type="float" office:value="107172930">
            <text:p>107172930</text:p>
          </table:table-cell>
          <table:table-cell office:value-type="string">
            <text:p>Horrific Housing</text:p>
          </table:table-cell>
          <table:table-cell office:value-type="string">
            <text:p>CookieScript's games</text:p>
          </table:table-cell>
          <table:table-cell office:value-type="float" office:value="3846">
            <text:p>3846</text:p>
          </table:table-cell>
          <table:table-cell office:value-type="float" office:value="2347">
            <text:p>2347</text:p>
          </table:table-cell>
          <table:table-cell office:value-type="float" office:value="668940024">
            <text:p>66894002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2073329983">
            <text:p>2073329983</text:p>
          </table:table-cell>
          <table:table-cell office:value-type="string">
            <text:p>🎆2026 | Realistic Car Driving™</text:p>
          </table:table-cell>
          <table:table-cell office:value-type="string">
            <text:p>Ferdi26</text:p>
          </table:table-cell>
          <table:table-cell office:value-type="float" office:value="1910">
            <text:p>1910</text:p>
          </table:table-cell>
          <table:table-cell office:value-type="float" office:value="2333">
            <text:p>2333</text:p>
          </table:table-cell>
          <table:table-cell office:value-type="float" office:value="178699818">
            <text:p>17869981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86">
            <text:p>386</text:p>
          </table:table-cell>
        </table:table-row>
        <table:table-row>
          <table:table-cell office:value-type="float" office:value="7018980692">
            <text:p>7018980692</text:p>
          </table:table-cell>
          <table:table-cell office:value-type="string">
            <text:p>Heaven Line 🙏</text:p>
          </table:table-cell>
          <table:table-cell office:value-type="string">
            <text:p>PLEASE ALGORITHM</text:p>
          </table:table-cell>
          <table:table-cell office:value-type="float" office:value="370">
            <text:p>370</text:p>
          </table:table-cell>
          <table:table-cell office:value-type="float" office:value="2307">
            <text:p>2307</text:p>
          </table:table-cell>
          <table:table-cell office:value-type="float" office:value="15433043">
            <text:p>1543304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7738524573">
            <text:p>7738524573</text:p>
          </table:table-cell>
          <table:table-cell office:value-type="string">
            <text:p>[🍃] Retro Tower Defense</text:p>
          </table:table-cell>
          <table:table-cell office:value-type="string">
            <text:p>Plaything Games</text:p>
          </table:table-cell>
          <table:table-cell office:value-type="float" office:value="231">
            <text:p>231</text:p>
          </table:table-cell>
          <table:table-cell office:value-type="float" office:value="2283">
            <text:p>2283</text:p>
          </table:table-cell>
          <table:table-cell office:value-type="float" office:value="38240889">
            <text:p>3824088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8497165255">
            <text:p>8497165255</text:p>
          </table:table-cell>
          <table:table-cell office:value-type="string">
            <text:p>Spin a Brainrot🎲</text:p>
          </table:table-cell>
          <table:table-cell office:value-type="string">
            <text:p>RNG Creationss</text:p>
          </table:table-cell>
          <table:table-cell office:value-type="float" office:value="139">
            <text:p>139</text:p>
          </table:table-cell>
          <table:table-cell office:value-type="float" office:value="2279">
            <text:p>2279</text:p>
          </table:table-cell>
          <table:table-cell office:value-type="float" office:value="49023808">
            <text:p>4902380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</table:table-row>
        <table:table-row>
          <table:table-cell office:value-type="float" office:value="3012965062">
            <text:p>3012965062</text:p>
          </table:table-cell>
          <table:table-cell office:value-type="string">
            <text:p>The Presentation Experience</text:p>
          </table:table-cell>
          <table:table-cell office:value-type="string">
            <text:p>Minimal Games</text:p>
          </table:table-cell>
          <table:table-cell office:value-type="float" office:value="1541">
            <text:p>1541</text:p>
          </table:table-cell>
          <table:table-cell office:value-type="float" office:value="2261">
            <text:p>2261</text:p>
          </table:table-cell>
          <table:table-cell office:value-type="float" office:value="584808263">
            <text:p>58480826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9063849985">
            <text:p>9063849985</text:p>
          </table:table-cell>
          <table:table-cell office:value-type="string">
            <text:p>[📱] Scroll a Brainrot</text:p>
          </table:table-cell>
          <table:table-cell office:value-type="string">
            <text:p>My Brainrot Lamborghini</text:p>
          </table:table-cell>
          <table:table-cell office:value-type="float" office:value="68">
            <text:p>68</text:p>
          </table:table-cell>
          <table:table-cell office:value-type="float" office:value="2258">
            <text:p>2258</text:p>
          </table:table-cell>
          <table:table-cell office:value-type="float" office:value="18856782">
            <text:p>1885678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8574830649">
            <text:p>8574830649</text:p>
          </table:table-cell>
          <table:table-cell office:value-type="string">
            <text:p>Noob Invaders</text:p>
          </table:table-cell>
          <table:table-cell office:value-type="string">
            <text:p>Devs Devs Devs</text:p>
          </table:table-cell>
          <table:table-cell office:value-type="float" office:value="130">
            <text:p>130</text:p>
          </table:table-cell>
          <table:table-cell office:value-type="float" office:value="2257">
            <text:p>2257</text:p>
          </table:table-cell>
          <table:table-cell office:value-type="float" office:value="22251737">
            <text:p>2225173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092410051">
            <text:p>2092410051</text:p>
          </table:table-cell>
          <table:table-cell office:value-type="string">
            <text:p>Retail Tycoon 2</text:p>
          </table:table-cell>
          <table:table-cell office:value-type="string">
            <text:p>Secondhand Studios</text:p>
          </table:table-cell>
          <table:table-cell office:value-type="float" office:value="1901">
            <text:p>1901</text:p>
          </table:table-cell>
          <table:table-cell office:value-type="float" office:value="2212">
            <text:p>2212</text:p>
          </table:table-cell>
          <table:table-cell office:value-type="float" office:value="313080332">
            <text:p>31308033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5170731021">
            <text:p>5170731021</text:p>
          </table:table-cell>
          <table:table-cell office:value-type="string">
            <text:p>[☀️UPD]Demon Blade</text:p>
          </table:table-cell>
          <table:table-cell office:value-type="string">
            <text:p>DemonCube</text:p>
          </table:table-cell>
          <table:table-cell office:value-type="float" office:value="820">
            <text:p>820</text:p>
          </table:table-cell>
          <table:table-cell office:value-type="float" office:value="2194">
            <text:p>2194</text:p>
          </table:table-cell>
          <table:table-cell office:value-type="float" office:value="194299118">
            <text:p>19429911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06">
            <text:p>1406</text:p>
          </table:table-cell>
        </table:table-row>
        <table:table-row>
          <table:table-cell office:value-type="float" office:value="8366716517">
            <text:p>8366716517</text:p>
          </table:table-cell>
          <table:table-cell office:value-type="string">
            <text:p>[🌍NOW] Sky Fighters</text:p>
          </table:table-cell>
          <table:table-cell office:value-type="string">
            <text:p>IRONPULSE GAMES</text:p>
          </table:table-cell>
          <table:table-cell office:value-type="float" office:value="152">
            <text:p>152</text:p>
          </table:table-cell>
          <table:table-cell office:value-type="float" office:value="2170">
            <text:p>2170</text:p>
          </table:table-cell>
          <table:table-cell office:value-type="float" office:value="34011196">
            <text:p>3401119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1312971993">
            <text:p>1312971993</text:p>
          </table:table-cell>
          <table:table-cell office:value-type="string">
            <text:p>Saber Simulator [UPD]</text:p>
          </table:table-cell>
          <table:table-cell office:value-type="string">
            <text:p>HD Games.</text:p>
          </table:table-cell>
          <table:table-cell office:value-type="float" office:value="2313">
            <text:p>2313</text:p>
          </table:table-cell>
          <table:table-cell office:value-type="float" office:value="2117">
            <text:p>2117</text:p>
          </table:table-cell>
          <table:table-cell office:value-type="float" office:value="620602199">
            <text:p>620602199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02">
            <text:p>402</text:p>
          </table:table-cell>
        </table:table-row>
        <table:table-row>
          <table:table-cell office:value-type="float" office:value="8964844004">
            <text:p>8964844004</text:p>
          </table:table-cell>
          <table:table-cell office:value-type="string">
            <text:p>My Boba Stand</text:p>
          </table:table-cell>
          <table:table-cell office:value-type="string">
            <text:p>Habit Games!</text:p>
          </table:table-cell>
          <table:table-cell office:value-type="float" office:value="81">
            <text:p>81</text:p>
          </table:table-cell>
          <table:table-cell office:value-type="float" office:value="2113">
            <text:p>2113</text:p>
          </table:table-cell>
          <table:table-cell office:value-type="float" office:value="8662110">
            <text:p>866211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7629884826">
            <text:p>7629884826</text:p>
          </table:table-cell>
          <table:table-cell office:value-type="string">
            <text:p>Cage Fishing 🐟</text:p>
          </table:table-cell>
          <table:table-cell office:value-type="string">
            <text:p>Pearl Point</text:p>
          </table:table-cell>
          <table:table-cell office:value-type="float" office:value="249">
            <text:p>249</text:p>
          </table:table-cell>
          <table:table-cell office:value-type="float" office:value="2107">
            <text:p>2107</text:p>
          </table:table-cell>
          <table:table-cell office:value-type="float" office:value="49190526">
            <text:p>4919052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29">
            <text:p>329</text:p>
          </table:table-cell>
        </table:table-row>
        <table:table-row>
          <table:table-cell office:value-type="float" office:value="7471000866">
            <text:p>7471000866</text:p>
          </table:table-cell>
          <table:table-cell office:value-type="string">
            <text:p>[❄️] Anime Evolution</text:p>
          </table:table-cell>
          <table:table-cell office:value-type="string">
            <text:p>AEVO</text:p>
          </table:table-cell>
          <table:table-cell office:value-type="float" office:value="280">
            <text:p>280</text:p>
          </table:table-cell>
          <table:table-cell office:value-type="float" office:value="2071">
            <text:p>2071</text:p>
          </table:table-cell>
          <table:table-cell office:value-type="float" office:value="35230539">
            <text:p>35230539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38">
            <text:p>438</text:p>
          </table:table-cell>
        </table:table-row>
        <table:table-row>
          <table:table-cell office:value-type="float" office:value="98929893">
            <text:p>98929893</text:p>
          </table:table-cell>
          <table:table-cell office:value-type="string">
            <text:p>NEW YEARS ⭐ | Dragon Ball Rage</text:p>
          </table:table-cell>
          <table:table-cell office:value-type="string">
            <text:p>Dragon Ball Rage Club</text:p>
          </table:table-cell>
          <table:table-cell office:value-type="float" office:value="5090">
            <text:p>5090</text:p>
          </table:table-cell>
          <table:table-cell office:value-type="float" office:value="2039">
            <text:p>2039</text:p>
          </table:table-cell>
          <table:table-cell office:value-type="float" office:value="946191231">
            <text:p>946191231</text:p>
          </table:table-cell>
          <table:table-cell/>
          <table:table-cell/>
          <table:table-cell office:value-type="float" office:value="26">
            <text:p>26</text:p>
          </table:table-cell>
          <table:table-cell office:value-type="float" office:value="398">
            <text:p>398</text:p>
          </table:table-cell>
        </table:table-row>
        <table:table-row>
          <table:table-cell office:value-type="float" office:value="6260656796">
            <text:p>6260656796</text:p>
          </table:table-cell>
          <table:table-cell office:value-type="string">
            <text:p>[🎄]🏀Playground Basketball🏀</text:p>
          </table:table-cell>
          <table:table-cell office:value-type="string">
            <text:p>Playground Basketball | Community</text:p>
          </table:table-cell>
          <table:table-cell office:value-type="float" office:value="542">
            <text:p>542</text:p>
          </table:table-cell>
          <table:table-cell office:value-type="float" office:value="2011">
            <text:p>2011</text:p>
          </table:table-cell>
          <table:table-cell office:value-type="float" office:value="36190154">
            <text:p>36190154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6466404775">
            <text:p>6466404775</text:p>
          </table:table-cell>
          <table:table-cell office:value-type="string">
            <text:p>[🐲] MOUNT RNG</text:p>
          </table:table-cell>
          <table:table-cell office:value-type="string">
            <text:p>TaleSun Studios</text:p>
          </table:table-cell>
          <table:table-cell office:value-type="float" office:value="499">
            <text:p>499</text:p>
          </table:table-cell>
          <table:table-cell office:value-type="float" office:value="1999">
            <text:p>1999</text:p>
          </table:table-cell>
          <table:table-cell office:value-type="float" office:value="42515836">
            <text:p>4251583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</table:table-row>
        <table:table-row>
          <table:table-cell office:value-type="float" office:value="3541611379">
            <text:p>3541611379</text:p>
          </table:table-cell>
          <table:table-cell office:value-type="string">
            <text:p>🎁XMAS25🎁 Tower Defense X: BETA</text:p>
          </table:table-cell>
          <table:table-cell office:value-type="string">
            <text:p>Tower Defense X</text:p>
          </table:table-cell>
          <table:table-cell office:value-type="float" office:value="1347">
            <text:p>1347</text:p>
          </table:table-cell>
          <table:table-cell office:value-type="float" office:value="1985">
            <text:p>1985</text:p>
          </table:table-cell>
          <table:table-cell office:value-type="float" office:value="359606561">
            <text:p>35960656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115797356">
            <text:p>115797356</text:p>
          </table:table-cell>
          <table:table-cell office:value-type="string">
            <text:p>[🎄] Counter Blox</text:p>
          </table:table-cell>
          <table:table-cell office:value-type="string">
            <text:p>Headwind</text:p>
          </table:table-cell>
          <table:table-cell office:value-type="float" office:value="3754">
            <text:p>3754</text:p>
          </table:table-cell>
          <table:table-cell office:value-type="float" office:value="1964">
            <text:p>1964</text:p>
          </table:table-cell>
          <table:table-cell office:value-type="float" office:value="1194593069">
            <text:p>119459306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582358979">
            <text:p>4582358979</text:p>
          </table:table-cell>
          <table:table-cell office:value-type="string">
            <text:p>Arm Wrestle Simulator</text:p>
          </table:table-cell>
          <table:table-cell office:value-type="string">
            <text:p>Kubo Games</text:p>
          </table:table-cell>
          <table:table-cell office:value-type="float" office:value="998">
            <text:p>998</text:p>
          </table:table-cell>
          <table:table-cell office:value-type="float" office:value="1903">
            <text:p>1903</text:p>
          </table:table-cell>
          <table:table-cell office:value-type="float" office:value="1265073313">
            <text:p>1265073313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>
          <table:table-cell office:value-type="float" office:value="1374118848">
            <text:p>1374118848</text:p>
          </table:table-cell>
          <table:table-cell office:value-type="string">
            <text:p>[INSTANT TRANSMISSION] Dragon Generations</text:p>
          </table:table-cell>
          <table:table-cell office:value-type="string">
            <text:p>Asunder Studios</text:p>
          </table:table-cell>
          <table:table-cell office:value-type="float" office:value="2266">
            <text:p>2266</text:p>
          </table:table-cell>
          <table:table-cell office:value-type="float" office:value="1893">
            <text:p>1893</text:p>
          </table:table-cell>
          <table:table-cell office:value-type="float" office:value="63039559">
            <text:p>6303955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</table:table-row>
        <table:table-row>
          <table:table-cell office:value-type="float" office:value="6738135827">
            <text:p>6738135827</text:p>
          </table:table-cell>
          <table:table-cell office:value-type="string">
            <text:p>[50% SALE] Choose Your Power</text:p>
          </table:table-cell>
          <table:table-cell office:value-type="string">
            <text:p>Golden Ratio Games</text:p>
          </table:table-cell>
          <table:table-cell office:value-type="float" office:value="433">
            <text:p>433</text:p>
          </table:table-cell>
          <table:table-cell office:value-type="float" office:value="1893">
            <text:p>1893</text:p>
          </table:table-cell>
          <table:table-cell office:value-type="float" office:value="38539465">
            <text:p>3853946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3989768869">
            <text:p>3989768869</text:p>
          </table:table-cell>
          <table:table-cell office:value-type="string">
            <text:p>The Survival Game</text:p>
          </table:table-cell>
          <table:table-cell office:value-type="string">
            <text:p>Simple Games Incorporated</text:p>
          </table:table-cell>
          <table:table-cell office:value-type="float" office:value="1191">
            <text:p>1191</text:p>
          </table:table-cell>
          <table:table-cell office:value-type="float" office:value="1873">
            <text:p>1873</text:p>
          </table:table-cell>
          <table:table-cell office:value-type="float" office:value="309604616">
            <text:p>309604616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762">
            <text:p>762</text:p>
          </table:table-cell>
        </table:table-row>
        <table:table-row>
          <table:table-cell office:value-type="float" office:value="8104504677">
            <text:p>8104504677</text:p>
          </table:table-cell>
          <table:table-cell office:value-type="string">
            <text:p>[👮] Dispatch: Police Simulator</text:p>
          </table:table-cell>
          <table:table-cell office:value-type="string">
            <text:p>Always Ascending</text:p>
          </table:table-cell>
          <table:table-cell office:value-type="float" office:value="182">
            <text:p>182</text:p>
          </table:table-cell>
          <table:table-cell office:value-type="float" office:value="1857">
            <text:p>1857</text:p>
          </table:table-cell>
          <table:table-cell office:value-type="float" office:value="23210057">
            <text:p>2321005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7633926880">
            <text:p>7633926880</text:p>
          </table:table-cell>
          <table:table-cell office:value-type="string">
            <text:p>[❄️] BloxStrike</text:p>
          </table:table-cell>
          <table:table-cell office:value-type="string">
            <text:p>BloxStrike</text:p>
          </table:table-cell>
          <table:table-cell office:value-type="float" office:value="249">
            <text:p>249</text:p>
          </table:table-cell>
          <table:table-cell office:value-type="float" office:value="1841">
            <text:p>1841</text:p>
          </table:table-cell>
          <table:table-cell office:value-type="float" office:value="10749025">
            <text:p>1074902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6751447237">
            <text:p>6751447237</text:p>
          </table:table-cell>
          <table:table-cell office:value-type="string">
            <text:p>[❄️EVENT❄️]Car Zone 🏎️ Racing &amp; Drifting</text:p>
          </table:table-cell>
          <table:table-cell office:value-type="string">
            <text:p>CODIV Studio</text:p>
          </table:table-cell>
          <table:table-cell office:value-type="float" office:value="430">
            <text:p>430</text:p>
          </table:table-cell>
          <table:table-cell office:value-type="float" office:value="1831">
            <text:p>1831</text:p>
          </table:table-cell>
          <table:table-cell office:value-type="float" office:value="59134559">
            <text:p>5913455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559">
            <text:p>559</text:p>
          </table:table-cell>
        </table:table-row>
        <table:table-row>
          <table:table-cell office:value-type="float" office:value="1775919872">
            <text:p>1775919872</text:p>
          </table:table-cell>
          <table:table-cell office:value-type="string">
            <text:p>[🎄 RAIDS] Doodle World<text:s/></text:p>
          </table:table-cell>
          <table:table-cell office:value-type="string">
            <text:p>Doodle World Studios</text:p>
          </table:table-cell>
          <table:table-cell office:value-type="float" office:value="2046">
            <text:p>2046</text:p>
          </table:table-cell>
          <table:table-cell office:value-type="float" office:value="1817">
            <text:p>1817</text:p>
          </table:table-cell>
          <table:table-cell office:value-type="float" office:value="125613293">
            <text:p>12561329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67">
            <text:p>567</text:p>
          </table:table-cell>
        </table:table-row>
        <table:table-row>
          <table:table-cell office:value-type="float" office:value="7872343282">
            <text:p>7872343282</text:p>
          </table:table-cell>
          <table:table-cell office:value-type="string">
            <text:p>OVERKILL</text:p>
          </table:table-cell>
          <table:table-cell office:value-type="string">
            <text:p>Repotted</text:p>
          </table:table-cell>
          <table:table-cell office:value-type="float" office:value="212">
            <text:p>212</text:p>
          </table:table-cell>
          <table:table-cell office:value-type="float" office:value="1812">
            <text:p>1812</text:p>
          </table:table-cell>
          <table:table-cell office:value-type="float" office:value="3999143">
            <text:p>399914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920020824">
            <text:p>7920020824</text:p>
          </table:table-cell>
          <table:table-cell office:value-type="string">
            <text:p>💥Super Soldiers [UPD]</text:p>
          </table:table-cell>
          <table:table-cell office:value-type="string">
            <text:p>Casix Interactive</text:p>
          </table:table-cell>
          <table:table-cell office:value-type="float" office:value="205">
            <text:p>205</text:p>
          </table:table-cell>
          <table:table-cell office:value-type="float" office:value="1810">
            <text:p>1810</text:p>
          </table:table-cell>
          <table:table-cell office:value-type="float" office:value="8898505">
            <text:p>889850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279565647">
            <text:p>279565647</text:p>
          </table:table-cell>
          <table:table-cell office:value-type="string">
            <text:p>❓ LUCKY BLOCKS Battlegrounds</text:p>
          </table:table-cell>
          <table:table-cell office:value-type="string">
            <text:p>silky_dev</text:p>
          </table:table-cell>
          <table:table-cell office:value-type="float" office:value="3243">
            <text:p>3243</text:p>
          </table:table-cell>
          <table:table-cell office:value-type="float" office:value="1767">
            <text:p>1767</text:p>
          </table:table-cell>
          <table:table-cell office:value-type="float" office:value="1692949267">
            <text:p>169294926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</table:table-row>
        <table:table-row>
          <table:table-cell office:value-type="float" office:value="371112664">
            <text:p>371112664</text:p>
          </table:table-cell>
          <table:table-cell office:value-type="string">
            <text:p>[🎄UPD] Faction Defense Tycoon [⚔️]</text:p>
          </table:table-cell>
          <table:table-cell office:value-type="string">
            <text:p>ZedCo</text:p>
          </table:table-cell>
          <table:table-cell office:value-type="float" office:value="3112">
            <text:p>3112</text:p>
          </table:table-cell>
          <table:table-cell office:value-type="float" office:value="1741">
            <text:p>1741</text:p>
          </table:table-cell>
          <table:table-cell office:value-type="float" office:value="72138412">
            <text:p>72138412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084">
            <text:p>1084</text:p>
          </table:table-cell>
        </table:table-row>
        <table:table-row>
          <table:table-cell office:value-type="float" office:value="985731078">
            <text:p>985731078</text:p>
          </table:table-cell>
          <table:table-cell office:value-type="string">
            <text:p>World // Zero ⚔️ Anime RPG</text:p>
          </table:table-cell>
          <table:table-cell office:value-type="string">
            <text:p>World // Zero</text:p>
          </table:table-cell>
          <table:table-cell office:value-type="float" office:value="2555">
            <text:p>2555</text:p>
          </table:table-cell>
          <table:table-cell office:value-type="float" office:value="1734">
            <text:p>1734</text:p>
          </table:table-cell>
          <table:table-cell office:value-type="float" office:value="416641486">
            <text:p>41664148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</table:table-row>
        <table:table-row>
          <table:table-cell office:value-type="float" office:value="5972059550">
            <text:p>5972059550</text:p>
          </table:table-cell>
          <table:table-cell office:value-type="string">
            <text:p>[UPD🎄] Gym League<text:s/></text:p>
          </table:table-cell>
          <table:table-cell office:value-type="string">
            <text:p>1v2 Studios</text:p>
          </table:table-cell>
          <table:table-cell office:value-type="float" office:value="605">
            <text:p>605</text:p>
          </table:table-cell>
          <table:table-cell office:value-type="float" office:value="1730">
            <text:p>1730</text:p>
          </table:table-cell>
          <table:table-cell office:value-type="float" office:value="750836391">
            <text:p>750836391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453">
            <text:p>453</text:p>
          </table:table-cell>
        </table:table-row>
        <table:table-row>
          <table:table-cell office:value-type="float" office:value="1001911915">
            <text:p>1001911915</text:p>
          </table:table-cell>
          <table:table-cell office:value-type="string">
            <text:p>Farming and Friends</text:p>
          </table:table-cell>
          <table:table-cell office:value-type="string">
            <text:p>Dunn Games</text:p>
          </table:table-cell>
          <table:table-cell office:value-type="float" office:value="2542">
            <text:p>2542</text:p>
          </table:table-cell>
          <table:table-cell office:value-type="float" office:value="1716">
            <text:p>1716</text:p>
          </table:table-cell>
          <table:table-cell office:value-type="float" office:value="197174161">
            <text:p>19717416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4491246195">
            <text:p>4491246195</text:p>
          </table:table-cell>
          <table:table-cell office:value-type="string">
            <text:p>[🎄] War Machines</text:p>
          </table:table-cell>
          <table:table-cell office:value-type="string">
            <text:p>REDD's Wastelands</text:p>
          </table:table-cell>
          <table:table-cell office:value-type="float" office:value="1025">
            <text:p>1025</text:p>
          </table:table-cell>
          <table:table-cell office:value-type="float" office:value="1686">
            <text:p>1686</text:p>
          </table:table-cell>
          <table:table-cell office:value-type="float" office:value="377665918">
            <text:p>377665918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67">
            <text:p>767</text:p>
          </table:table-cell>
        </table:table-row>
        <table:table-row>
          <table:table-cell office:value-type="float" office:value="7115773109">
            <text:p>7115773109</text:p>
          </table:table-cell>
          <table:table-cell office:value-type="string">
            <text:p>[UPDATE] Weird Gun Game<text:s/></text:p>
          </table:table-cell>
          <table:table-cell office:value-type="string">
            <text:p>Redscape Interactive Projects</text:p>
          </table:table-cell>
          <table:table-cell office:value-type="float" office:value="351">
            <text:p>351</text:p>
          </table:table-cell>
          <table:table-cell office:value-type="float" office:value="1675">
            <text:p>1675</text:p>
          </table:table-cell>
          <table:table-cell office:value-type="float" office:value="184473864">
            <text:p>18447386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9345726704">
            <text:p>9345726704</text:p>
          </table:table-cell>
          <table:table-cell office:value-type="string">
            <text:p>[SOON] Subaru Stairs Experience</text:p>
          </table:table-cell>
          <table:table-cell office:value-type="string">
            <text:p>megmi game 2025</text:p>
          </table:table-cell>
          <table:table-cell office:value-type="float" office:value="24">
            <text:p>24</text:p>
          </table:table-cell>
          <table:table-cell office:value-type="float" office:value="1633">
            <text:p>1633</text:p>
          </table:table-cell>
          <table:table-cell office:value-type="float" office:value="1265038">
            <text:p>1265038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8593559630">
            <text:p>8593559630</text:p>
          </table:table-cell>
          <table:table-cell office:value-type="string">
            <text:p>[🥶] My Pooping Pigeons!</text:p>
          </table:table-cell>
          <table:table-cell office:value-type="string">
            <text:p>Pigeon Bird Studios</text:p>
          </table:table-cell>
          <table:table-cell office:value-type="float" office:value="129">
            <text:p>129</text:p>
          </table:table-cell>
          <table:table-cell office:value-type="float" office:value="1619">
            <text:p>1619</text:p>
          </table:table-cell>
          <table:table-cell office:value-type="float" office:value="3722603">
            <text:p>372260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4069560710">
            <text:p>4069560710</text:p>
          </table:table-cell>
          <table:table-cell office:value-type="string">
            <text:p>[🐉DB + 🏷️ SALE + 📈2X] ONE FRUIT</text:p>
          </table:table-cell>
          <table:table-cell office:value-type="string">
            <text:p>[B:S] One Fruit Team</text:p>
          </table:table-cell>
          <table:table-cell office:value-type="float" office:value="1161">
            <text:p>1161</text:p>
          </table:table-cell>
          <table:table-cell office:value-type="float" office:value="1612">
            <text:p>1612</text:p>
          </table:table-cell>
          <table:table-cell office:value-type="float" office:value="279276525">
            <text:p>279276525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444">
            <text:p>444</text:p>
          </table:table-cell>
        </table:table-row>
        <table:table-row>
          <table:table-cell office:value-type="float" office:value="8214054500">
            <text:p>8214054500</text:p>
          </table:table-cell>
          <table:table-cell office:value-type="string">
            <text:p>❄️ Build a Car</text:p>
          </table:table-cell>
          <table:table-cell office:value-type="string">
            <text:p>SUPER SUPER FAST</text:p>
          </table:table-cell>
          <table:table-cell office:value-type="float" office:value="170">
            <text:p>170</text:p>
          </table:table-cell>
          <table:table-cell office:value-type="float" office:value="1612">
            <text:p>1612</text:p>
          </table:table-cell>
          <table:table-cell office:value-type="float" office:value="99068463">
            <text:p>9906846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69852763">
            <text:p>7069852763</text:p>
          </table:table-cell>
          <table:table-cell office:value-type="string">
            <text:p>Car Crash Simulator V3</text:p>
          </table:table-cell>
          <table:table-cell office:value-type="string">
            <text:p>SXRIING</text:p>
          </table:table-cell>
          <table:table-cell office:value-type="float" office:value="360">
            <text:p>360</text:p>
          </table:table-cell>
          <table:table-cell office:value-type="float" office:value="1585">
            <text:p>1585</text:p>
          </table:table-cell>
          <table:table-cell office:value-type="float" office:value="64065300">
            <text:p>6406530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8380716357">
            <text:p>8380716357</text:p>
          </table:table-cell>
          <table:table-cell office:value-type="string">
            <text:p>Seishun: School Life Roleplay</text:p>
          </table:table-cell>
          <table:table-cell office:value-type="string">
            <text:p>Bay Bridge</text:p>
          </table:table-cell>
          <table:table-cell office:value-type="float" office:value="151">
            <text:p>151</text:p>
          </table:table-cell>
          <table:table-cell office:value-type="float" office:value="1573">
            <text:p>1573</text:p>
          </table:table-cell>
          <table:table-cell office:value-type="float" office:value="4344740">
            <text:p>434474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240">
            <text:p>1240</text:p>
          </table:table-cell>
        </table:table-row>
        <table:table-row>
          <table:table-cell office:value-type="float" office:value="6069634717">
            <text:p>6069634717</text:p>
          </table:table-cell>
          <table:table-cell office:value-type="string">
            <text:p>[CHRISTMAS] Sorcerer Tower Defense<text:s/></text:p>
          </table:table-cell>
          <table:table-cell office:value-type="string">
            <text:p>Peanut Butter Entertainment</text:p>
          </table:table-cell>
          <table:table-cell office:value-type="float" office:value="582">
            <text:p>582</text:p>
          </table:table-cell>
          <table:table-cell office:value-type="float" office:value="1566">
            <text:p>1566</text:p>
          </table:table-cell>
          <table:table-cell office:value-type="float" office:value="91058989">
            <text:p>9105898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1335695570">
            <text:p>1335695570</text:p>
          </table:table-cell>
          <table:table-cell office:value-type="string">
            <text:p>⚡Ninja Legends</text:p>
          </table:table-cell>
          <table:table-cell office:value-type="string">
            <text:p>Scriptbloxian Studios</text:p>
          </table:table-cell>
          <table:table-cell office:value-type="float" office:value="2298">
            <text:p>2298</text:p>
          </table:table-cell>
          <table:table-cell office:value-type="float" office:value="1555">
            <text:p>1555</text:p>
          </table:table-cell>
          <table:table-cell office:value-type="float" office:value="2128779802">
            <text:p>2128779802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92">
            <text:p>692</text:p>
          </table:table-cell>
        </table:table-row>
        <table:table-row>
          <table:table-cell office:value-type="float" office:value="7274244096">
            <text:p>7274244096</text:p>
          </table:table-cell>
          <table:table-cell office:value-type="string">
            <text:p>[UTLCM!] Toilet World Roleplay 2<text:s/></text:p>
          </table:table-cell>
          <table:table-cell office:value-type="string">
            <text:p>Toilet World Roleplay Community</text:p>
          </table:table-cell>
          <table:table-cell office:value-type="float" office:value="319">
            <text:p>319</text:p>
          </table:table-cell>
          <table:table-cell office:value-type="float" office:value="1549">
            <text:p>1549</text:p>
          </table:table-cell>
          <table:table-cell office:value-type="float" office:value="73681762">
            <text:p>73681762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9141263942">
            <text:p>9141263942</text:p>
          </table:table-cell>
          <table:table-cell office:value-type="string">
            <text:p>[NEW 🥚] My Anime Egg Farm</text:p>
          </table:table-cell>
          <table:table-cell office:value-type="string">
            <text:p>Yet More Games</text:p>
          </table:table-cell>
          <table:table-cell office:value-type="float" office:value="57">
            <text:p>57</text:p>
          </table:table-cell>
          <table:table-cell office:value-type="float" office:value="1528">
            <text:p>1528</text:p>
          </table:table-cell>
          <table:table-cell office:value-type="float" office:value="7384585">
            <text:p>738458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6216468795">
            <text:p>6216468795</text:p>
          </table:table-cell>
          <table:table-cell office:value-type="string">
            <text:p>[🎆] Weak Legacy 2</text:p>
          </table:table-cell>
          <table:table-cell office:value-type="string">
            <text:p>Weak Games Corp.</text:p>
          </table:table-cell>
          <table:table-cell office:value-type="float" office:value="550">
            <text:p>550</text:p>
          </table:table-cell>
          <table:table-cell office:value-type="float" office:value="1496">
            <text:p>1496</text:p>
          </table:table-cell>
          <table:table-cell office:value-type="float" office:value="142741376">
            <text:p>14274137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5479908441">
            <text:p>5479908441</text:p>
          </table:table-cell>
          <table:table-cell office:value-type="string">
            <text:p>Five Nights TD [FNTD2]</text:p>
          </table:table-cell>
          <table:table-cell office:value-type="string">
            <text:p>Hyper TD</text:p>
          </table:table-cell>
          <table:table-cell office:value-type="float" office:value="735">
            <text:p>735</text:p>
          </table:table-cell>
          <table:table-cell office:value-type="float" office:value="1490">
            <text:p>1490</text:p>
          </table:table-cell>
          <table:table-cell office:value-type="float" office:value="738178477">
            <text:p>73817847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</table:table-row>
        <table:table-row>
          <table:table-cell office:value-type="float" office:value="321279858">
            <text:p>321279858</text:p>
          </table:table-cell>
          <table:table-cell office:value-type="string">
            <text:p>SharkBite Classic 🦈</text:p>
          </table:table-cell>
          <table:table-cell office:value-type="string">
            <text:p>Abracadabra</text:p>
          </table:table-cell>
          <table:table-cell office:value-type="float" office:value="3193">
            <text:p>3193</text:p>
          </table:table-cell>
          <table:table-cell office:value-type="float" office:value="1481">
            <text:p>1481</text:p>
          </table:table-cell>
          <table:table-cell office:value-type="float" office:value="1638089635">
            <text:p>163808963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7872170209">
            <text:p>7872170209</text:p>
          </table:table-cell>
          <table:table-cell office:value-type="string">
            <text:p>[❄️2.5❄️] Anime Celestial X</text:p>
          </table:table-cell>
          <table:table-cell office:value-type="string">
            <text:p>CS studios x</text:p>
          </table:table-cell>
          <table:table-cell office:value-type="float" office:value="212">
            <text:p>212</text:p>
          </table:table-cell>
          <table:table-cell office:value-type="float" office:value="1480">
            <text:p>1480</text:p>
          </table:table-cell>
          <table:table-cell office:value-type="float" office:value="7638361">
            <text:p>7638361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4">
            <text:p>664</text:p>
          </table:table-cell>
        </table:table-row>
        <table:table-row>
          <table:table-cell office:value-type="float" office:value="7884563721">
            <text:p>7884563721</text:p>
          </table:table-cell>
          <table:table-cell office:value-type="string">
            <text:p>[🔥 2X REP] Arcade Basketball 🏀<text:s/></text:p>
          </table:table-cell>
          <table:table-cell office:value-type="string">
            <text:p>Arcade Basketball</text:p>
          </table:table-cell>
          <table:table-cell office:value-type="float" office:value="210">
            <text:p>210</text:p>
          </table:table-cell>
          <table:table-cell office:value-type="float" office:value="1478">
            <text:p>1478</text:p>
          </table:table-cell>
          <table:table-cell office:value-type="float" office:value="57797672">
            <text:p>57797672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6935083490">
            <text:p>6935083490</text:p>
          </table:table-cell>
          <table:table-cell office:value-type="string">
            <text:p>Be Fish</text:p>
          </table:table-cell>
          <table:table-cell office:value-type="string">
            <text:p>Goofy Vegetables</text:p>
          </table:table-cell>
          <table:table-cell office:value-type="float" office:value="384">
            <text:p>384</text:p>
          </table:table-cell>
          <table:table-cell office:value-type="float" office:value="1476">
            <text:p>1476</text:p>
          </table:table-cell>
          <table:table-cell office:value-type="float" office:value="68541923">
            <text:p>6854192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9261918211">
            <text:p>9261918211</text:p>
          </table:table-cell>
          <table:table-cell office:value-type="string">
            <text:p>[⚡] Bird Game</text:p>
          </table:table-cell>
          <table:table-cell office:value-type="string">
            <text:p>Game Squared 2</text:p>
          </table:table-cell>
          <table:table-cell office:value-type="float" office:value="38">
            <text:p>38</text:p>
          </table:table-cell>
          <table:table-cell office:value-type="float" office:value="1469">
            <text:p>1469</text:p>
          </table:table-cell>
          <table:table-cell office:value-type="float" office:value="4152705">
            <text:p>415270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07">
            <text:p>407</text:p>
          </table:table-cell>
        </table:table-row>
        <table:table-row>
          <table:table-cell office:value-type="float" office:value="4263371487">
            <text:p>4263371487</text:p>
          </table:table-cell>
          <table:table-cell office:value-type="string">
            <text:p>Primal Pursuit 🦖</text:p>
          </table:table-cell>
          <table:table-cell office:value-type="string">
            <text:p>Primal Pursuit</text:p>
          </table:table-cell>
          <table:table-cell office:value-type="float" office:value="1095">
            <text:p>1095</text:p>
          </table:table-cell>
          <table:table-cell office:value-type="float" office:value="1467">
            <text:p>1467</text:p>
          </table:table-cell>
          <table:table-cell office:value-type="float" office:value="85993576">
            <text:p>85993576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972">
            <text:p>972</text:p>
          </table:table-cell>
        </table:table-row>
        <table:table-row>
          <table:table-cell office:value-type="float" office:value="6336741296">
            <text:p>6336741296</text:p>
          </table:table-cell>
          <table:table-cell office:value-type="string">
            <text:p>[EVENT🎁] Flight World ✈️</text:p>
          </table:table-cell>
          <table:table-cell office:value-type="string">
            <text:p>Limitless Flight</text:p>
          </table:table-cell>
          <table:table-cell office:value-type="float" office:value="526">
            <text:p>526</text:p>
          </table:table-cell>
          <table:table-cell office:value-type="float" office:value="1462">
            <text:p>1462</text:p>
          </table:table-cell>
          <table:table-cell office:value-type="float" office:value="27088227">
            <text:p>2708822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8313824597">
            <text:p>8313824597</text:p>
          </table:table-cell>
          <table:table-cell office:value-type="string">
            <text:p>[🔥UPDATE 5❄️] 🎲 Emote RNG</text:p>
          </table:table-cell>
          <table:table-cell office:value-type="string">
            <text:p>Emote Clan</text:p>
          </table:table-cell>
          <table:table-cell office:value-type="float" office:value="158">
            <text:p>158</text:p>
          </table:table-cell>
          <table:table-cell office:value-type="float" office:value="1443">
            <text:p>1443</text:p>
          </table:table-cell>
          <table:table-cell office:value-type="float" office:value="6520769">
            <text:p>652076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9191100702">
            <text:p>9191100702</text:p>
          </table:table-cell>
          <table:table-cell office:value-type="string">
            <text:p>Fireball Training🔥</text:p>
          </table:table-cell>
          <table:table-cell office:value-type="string">
            <text:p>Back Off Games</text:p>
          </table:table-cell>
          <table:table-cell office:value-type="float" office:value="50">
            <text:p>50</text:p>
          </table:table-cell>
          <table:table-cell office:value-type="float" office:value="1435">
            <text:p>1435</text:p>
          </table:table-cell>
          <table:table-cell office:value-type="float" office:value="8074788">
            <text:p>807478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253055099">
            <text:p>9253055099</text:p>
          </table:table-cell>
          <table:table-cell office:value-type="string">
            <text:p>Mutate or Lose Fish</text:p>
          </table:table-cell>
          <table:table-cell office:value-type="string">
            <text:p>OuiOuiOuiCroissant</text:p>
          </table:table-cell>
          <table:table-cell office:value-type="float" office:value="40">
            <text:p>40</text:p>
          </table:table-cell>
          <table:table-cell office:value-type="float" office:value="1423">
            <text:p>1423</text:p>
          </table:table-cell>
          <table:table-cell office:value-type="float" office:value="940241">
            <text:p>94024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</table:table-row>
        <table:table-row>
          <table:table-cell office:value-type="float" office:value="6221848978">
            <text:p>6221848978</text:p>
          </table:table-cell>
          <table:table-cell office:value-type="string">
            <text:p>Eurotunnel, Border Roleplay</text:p>
          </table:table-cell>
          <table:table-cell office:value-type="string">
            <text:p>Eurotunnel | Le Shuttle |</text:p>
          </table:table-cell>
          <table:table-cell office:value-type="float" office:value="549">
            <text:p>549</text:p>
          </table:table-cell>
          <table:table-cell office:value-type="float" office:value="1418">
            <text:p>1418</text:p>
          </table:table-cell>
          <table:table-cell office:value-type="float" office:value="26417442">
            <text:p>26417442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280343502">
            <text:p>280343502</text:p>
          </table:table-cell>
          <table:table-cell office:value-type="string">
            <text:p>Pick A Side</text:p>
          </table:table-cell>
          <table:table-cell office:value-type="string">
            <text:p>Ming's Pick</text:p>
          </table:table-cell>
          <table:table-cell office:value-type="float" office:value="3242">
            <text:p>3242</text:p>
          </table:table-cell>
          <table:table-cell office:value-type="float" office:value="1397">
            <text:p>1397</text:p>
          </table:table-cell>
          <table:table-cell office:value-type="float" office:value="387478132">
            <text:p>387478132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</table:table-row>
        <table:table-row>
          <table:table-cell office:value-type="float" office:value="4147392742">
            <text:p>4147392742</text:p>
          </table:table-cell>
          <table:table-cell office:value-type="string">
            <text:p>🥳 Yeet A Friend!<text:s/></text:p>
          </table:table-cell>
          <table:table-cell office:value-type="string">
            <text:p>Low Effort Studios.</text:p>
          </table:table-cell>
          <table:table-cell office:value-type="float" office:value="1133">
            <text:p>1133</text:p>
          </table:table-cell>
          <table:table-cell office:value-type="float" office:value="1390">
            <text:p>1390</text:p>
          </table:table-cell>
          <table:table-cell office:value-type="float" office:value="487158333">
            <text:p>487158333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327">
            <text:p>327</text:p>
          </table:table-cell>
        </table:table-row>
        <table:table-row>
          <table:table-cell office:value-type="float" office:value="7703544118">
            <text:p>7703544118</text:p>
          </table:table-cell>
          <table:table-cell office:value-type="string">
            <text:p>[❄️] Container RNG 📦</text:p>
          </table:table-cell>
          <table:table-cell office:value-type="string">
            <text:p>Exply Studios</text:p>
          </table:table-cell>
          <table:table-cell office:value-type="float" office:value="237">
            <text:p>237</text:p>
          </table:table-cell>
          <table:table-cell office:value-type="float" office:value="1357">
            <text:p>1357</text:p>
          </table:table-cell>
          <table:table-cell office:value-type="float" office:value="57874763">
            <text:p>5787476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323675642">
            <text:p>323675642</text:p>
          </table:table-cell>
          <table:table-cell office:value-type="string">
            <text:p>[COLLAB] Flood Escape 2 🌊</text:p>
          </table:table-cell>
          <table:table-cell office:value-type="string">
            <text:p>Crazyblox Games</text:p>
          </table:table-cell>
          <table:table-cell office:value-type="float" office:value="3190">
            <text:p>3190</text:p>
          </table:table-cell>
          <table:table-cell office:value-type="float" office:value="1341">
            <text:p>1341</text:p>
          </table:table-cell>
          <table:table-cell office:value-type="float" office:value="573657757">
            <text:p>57365775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8639693426">
            <text:p>8639693426</text:p>
          </table:table-cell>
          <table:table-cell office:value-type="string">
            <text:p>[🎅SANTA] SLAP</text:p>
          </table:table-cell>
          <table:table-cell office:value-type="string">
            <text:p>SLAP by Current.</text:p>
          </table:table-cell>
          <table:table-cell office:value-type="float" office:value="123">
            <text:p>123</text:p>
          </table:table-cell>
          <table:table-cell office:value-type="float" office:value="1336">
            <text:p>1336</text:p>
          </table:table-cell>
          <table:table-cell office:value-type="float" office:value="19892867">
            <text:p>1989286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7546582051">
            <text:p>7546582051</text:p>
          </table:table-cell>
          <table:table-cell office:value-type="string">
            <text:p>[2X❄️] Dungeon Heroes ⚔️</text:p>
          </table:table-cell>
          <table:table-cell office:value-type="string">
            <text:p>Dungeon Heroes | Twin Atlas</text:p>
          </table:table-cell>
          <table:table-cell office:value-type="float" office:value="265">
            <text:p>265</text:p>
          </table:table-cell>
          <table:table-cell office:value-type="float" office:value="1335">
            <text:p>1335</text:p>
          </table:table-cell>
          <table:table-cell office:value-type="float" office:value="189261472">
            <text:p>18926147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5682590751">
            <text:p>5682590751</text:p>
          </table:table-cell>
          <table:table-cell office:value-type="string">
            <text:p>Lootify🎄</text:p>
          </table:table-cell>
          <table:table-cell office:value-type="string">
            <text:p>Yes Madam</text:p>
          </table:table-cell>
          <table:table-cell office:value-type="float" office:value="682">
            <text:p>682</text:p>
          </table:table-cell>
          <table:table-cell office:value-type="float" office:value="1317">
            <text:p>1317</text:p>
          </table:table-cell>
          <table:table-cell office:value-type="float" office:value="151567188">
            <text:p>151567188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4987856151">
            <text:p>4987856151</text:p>
          </table:table-cell>
          <table:table-cell office:value-type="string">
            <text:p>🎄Wanted</text:p>
          </table:table-cell>
          <table:table-cell office:value-type="string">
            <text:p>DevvGames</text:p>
          </table:table-cell>
          <table:table-cell office:value-type="float" office:value="876">
            <text:p>876</text:p>
          </table:table-cell>
          <table:table-cell office:value-type="float" office:value="1306">
            <text:p>1306</text:p>
          </table:table-cell>
          <table:table-cell office:value-type="float" office:value="10177659">
            <text:p>1017765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365661357">
            <text:p>3365661357</text:p>
          </table:table-cell>
          <table:table-cell office:value-type="string">
            <text:p>🎄 SharkBite 2 🦈</text:p>
          </table:table-cell>
          <table:table-cell office:value-type="string">
            <text:p>Abracadabra</text:p>
          </table:table-cell>
          <table:table-cell office:value-type="float" office:value="1413">
            <text:p>1413</text:p>
          </table:table-cell>
          <table:table-cell office:value-type="float" office:value="1298">
            <text:p>1298</text:p>
          </table:table-cell>
          <table:table-cell office:value-type="float" office:value="441953941">
            <text:p>44195394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7486728492">
            <text:p>7486728492</text:p>
          </table:table-cell>
          <table:table-cell office:value-type="string">
            <text:p>Japanese Supermarket Simulator</text:p>
          </table:table-cell>
          <table:table-cell office:value-type="string">
            <text:p>Japanese Supermarket Simulator</text:p>
          </table:table-cell>
          <table:table-cell office:value-type="float" office:value="277">
            <text:p>277</text:p>
          </table:table-cell>
          <table:table-cell office:value-type="float" office:value="1298">
            <text:p>1298</text:p>
          </table:table-cell>
          <table:table-cell office:value-type="float" office:value="11942900">
            <text:p>1194290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</table:table-row>
        <table:table-row>
          <table:table-cell office:value-type="float" office:value="3864279452">
            <text:p>3864279452</text:p>
          </table:table-cell>
          <table:table-cell office:value-type="string">
            <text:p>cart ride around nothing</text:p>
          </table:table-cell>
          <table:table-cell office:value-type="string">
            <text:p>OneSkyVed</text:p>
          </table:table-cell>
          <table:table-cell office:value-type="float" office:value="1235">
            <text:p>1235</text:p>
          </table:table-cell>
          <table:table-cell office:value-type="float" office:value="1278">
            <text:p>1278</text:p>
          </table:table-cell>
          <table:table-cell office:value-type="float" office:value="481959193">
            <text:p>48195919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</table:table-row>
        <table:table-row>
          <table:table-cell office:value-type="float" office:value="5237019718">
            <text:p>5237019718</text:p>
          </table:table-cell>
          <table:table-cell office:value-type="string">
            <text:p>[Roaring Knight] Impact Arena</text:p>
          </table:table-cell>
          <table:table-cell office:value-type="string">
            <text:p>Dissentent Studios</text:p>
          </table:table-cell>
          <table:table-cell office:value-type="float" office:value="801">
            <text:p>801</text:p>
          </table:table-cell>
          <table:table-cell office:value-type="float" office:value="1275">
            <text:p>1275</text:p>
          </table:table-cell>
          <table:table-cell office:value-type="float" office:value="1545647">
            <text:p>154564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2820580801">
            <text:p>2820580801</text:p>
          </table:table-cell>
          <table:table-cell office:value-type="string">
            <text:p>🎉 Ohio.</text:p>
          </table:table-cell>
          <table:table-cell office:value-type="string">
            <text:p>DevvGames</text:p>
          </table:table-cell>
          <table:table-cell office:value-type="float" office:value="1609">
            <text:p>1609</text:p>
          </table:table-cell>
          <table:table-cell office:value-type="float" office:value="1272">
            <text:p>1272</text:p>
          </table:table-cell>
          <table:table-cell office:value-type="float" office:value="295441856">
            <text:p>29544185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</table:table-row>
        <table:table-row>
          <table:table-cell office:value-type="float" office:value="7738860417">
            <text:p>7738860417</text:p>
          </table:table-cell>
          <table:table-cell office:value-type="string">
            <text:p>Road-Side Sushi [HORROR]</text:p>
          </table:table-cell>
          <table:table-cell office:value-type="string">
            <text:p>Gundami</text:p>
          </table:table-cell>
          <table:table-cell office:value-type="float" office:value="231">
            <text:p>231</text:p>
          </table:table-cell>
          <table:table-cell office:value-type="float" office:value="1266">
            <text:p>1266</text:p>
          </table:table-cell>
          <table:table-cell office:value-type="float" office:value="8339361">
            <text:p>833936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</table:table-row>
        <table:table-row>
          <table:table-cell office:value-type="float" office:value="4154513353">
            <text:p>4154513353</text:p>
          </table:table-cell>
          <table:table-cell office:value-type="string">
            <text:p>Booga Booga</text:p>
          </table:table-cell>
          <table:table-cell office:value-type="string">
            <text:p>Gang O' Fries Entertainment</text:p>
          </table:table-cell>
          <table:table-cell office:value-type="float" office:value="1130">
            <text:p>1130</text:p>
          </table:table-cell>
          <table:table-cell office:value-type="float" office:value="1260">
            <text:p>1260</text:p>
          </table:table-cell>
          <table:table-cell office:value-type="float" office:value="237291921">
            <text:p>23729192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</table:table-row>
        <table:table-row>
          <table:table-cell office:value-type="float" office:value="8191429227">
            <text:p>8191429227</text:p>
          </table:table-cell>
          <table:table-cell office:value-type="string">
            <text:p>Cut Trees</text:p>
          </table:table-cell>
          <table:table-cell office:value-type="string">
            <text:p>BEEP GAMES</text:p>
          </table:table-cell>
          <table:table-cell office:value-type="float" office:value="172">
            <text:p>172</text:p>
          </table:table-cell>
          <table:table-cell office:value-type="float" office:value="1254">
            <text:p>1254</text:p>
          </table:table-cell>
          <table:table-cell office:value-type="float" office:value="68748716">
            <text:p>6874871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</table:table-row>
        <table:table-row>
          <table:table-cell office:value-type="float" office:value="8269273068">
            <text:p>8269273068</text:p>
          </table:table-cell>
          <table:table-cell office:value-type="string">
            <text:p>[UPD 1.1] Uma Racing</text:p>
          </table:table-cell>
          <table:table-cell office:value-type="string">
            <text:p>uma racing Community</text:p>
          </table:table-cell>
          <table:table-cell office:value-type="float" office:value="163">
            <text:p>163</text:p>
          </table:table-cell>
          <table:table-cell office:value-type="float" office:value="1254">
            <text:p>1254</text:p>
          </table:table-cell>
          <table:table-cell office:value-type="float" office:value="23108640">
            <text:p>2310864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4938220315">
            <text:p>4938220315</text:p>
          </table:table-cell>
          <table:table-cell office:value-type="string">
            <text:p>[CHRISTMAS + UPD 4] Skibi Defense</text:p>
          </table:table-cell>
          <table:table-cell office:value-type="string">
            <text:p>Archkos Studios</text:p>
          </table:table-cell>
          <table:table-cell office:value-type="float" office:value="889">
            <text:p>889</text:p>
          </table:table-cell>
          <table:table-cell office:value-type="float" office:value="1237">
            <text:p>1237</text:p>
          </table:table-cell>
          <table:table-cell office:value-type="float" office:value="371993036">
            <text:p>371993036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1144">
            <text:p>1144</text:p>
          </table:table-cell>
        </table:table-row>
        <table:table-row>
          <table:table-cell office:value-type="float" office:value="6570785859">
            <text:p>6570785859</text:p>
          </table:table-cell>
          <table:table-cell office:value-type="string">
            <text:p>Border Line 💀</text:p>
          </table:table-cell>
          <table:table-cell office:value-type="string">
            <text:p>yellow basketball</text:p>
          </table:table-cell>
          <table:table-cell office:value-type="float" office:value="475">
            <text:p>475</text:p>
          </table:table-cell>
          <table:table-cell office:value-type="float" office:value="1235">
            <text:p>1235</text:p>
          </table:table-cell>
          <table:table-cell office:value-type="float" office:value="9133593">
            <text:p>913359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9238186753">
            <text:p>9238186753</text:p>
          </table:table-cell>
          <table:table-cell office:value-type="string">
            <text:p>Trust or Trick 💰😈</text:p>
          </table:table-cell>
          <table:table-cell office:value-type="string">
            <text:p>0 CCU PLEASE</text:p>
          </table:table-cell>
          <table:table-cell office:value-type="float" office:value="43">
            <text:p>43</text:p>
          </table:table-cell>
          <table:table-cell office:value-type="float" office:value="1235">
            <text:p>1235</text:p>
          </table:table-cell>
          <table:table-cell office:value-type="float" office:value="4919094">
            <text:p>491909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88">
            <text:p>88</text:p>
          </table:table-cell>
        </table:table-row>
        <table:table-row>
          <table:table-cell office:value-type="float" office:value="6097519616">
            <text:p>6097519616</text:p>
          </table:table-cell>
          <table:table-cell office:value-type="string">
            <text:p>[🎄TOJI RELEASE] Jujutsu Beatdown</text:p>
          </table:table-cell>
          <table:table-cell office:value-type="string">
            <text:p>Accel Grounds</text:p>
          </table:table-cell>
          <table:table-cell office:value-type="float" office:value="576">
            <text:p>576</text:p>
          </table:table-cell>
          <table:table-cell office:value-type="float" office:value="1215">
            <text:p>1215</text:p>
          </table:table-cell>
          <table:table-cell office:value-type="float" office:value="85059728">
            <text:p>85059728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6736482454">
            <text:p>6736482454</text:p>
          </table:table-cell>
          <table:table-cell office:value-type="string">
            <text:p>[❄️] DUEL Warriors</text:p>
          </table:table-cell>
          <table:table-cell office:value-type="string">
            <text:p>EOM STUDIO</text:p>
          </table:table-cell>
          <table:table-cell office:value-type="float" office:value="433">
            <text:p>433</text:p>
          </table:table-cell>
          <table:table-cell office:value-type="float" office:value="1214">
            <text:p>1214</text:p>
          </table:table-cell>
          <table:table-cell office:value-type="float" office:value="144284989">
            <text:p>14428498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88">
            <text:p>388</text:p>
          </table:table-cell>
        </table:table-row>
        <table:table-row>
          <table:table-cell office:value-type="float" office:value="9168386959">
            <text:p>9168386959</text:p>
          </table:table-cell>
          <table:table-cell office:value-type="string">
            <text:p>Zombie RNG 🎲</text:p>
          </table:table-cell>
          <table:table-cell office:value-type="string">
            <text:p>banjo boiler room</text:p>
          </table:table-cell>
          <table:table-cell office:value-type="float" office:value="53">
            <text:p>53</text:p>
          </table:table-cell>
          <table:table-cell office:value-type="float" office:value="1203">
            <text:p>1203</text:p>
          </table:table-cell>
          <table:table-cell office:value-type="float" office:value="19866009">
            <text:p>1986600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216306565">
            <text:p>9216306565</text:p>
          </table:table-cell>
          <table:table-cell office:value-type="string">
            <text:p>Gun Simulator</text:p>
          </table:table-cell>
          <table:table-cell office:value-type="string">
            <text:p>fun sport games</text:p>
          </table:table-cell>
          <table:table-cell office:value-type="float" office:value="46">
            <text:p>46</text:p>
          </table:table-cell>
          <table:table-cell office:value-type="float" office:value="1150">
            <text:p>1150</text:p>
          </table:table-cell>
          <table:table-cell office:value-type="float" office:value="2962937">
            <text:p>2962937</text:p>
          </table:table-cell>
          <table:table-cell/>
          <table:table-cell/>
          <table:table-cell office:value-type="float" office:value="27">
            <text:p>27</text:p>
          </table:table-cell>
          <table:table-cell office:value-type="float" office:value="215">
            <text:p>215</text:p>
          </table:table-cell>
        </table:table-row>
        <table:table-row>
          <table:table-cell office:value-type="float" office:value="117307972">
            <text:p>117307972</text:p>
          </table:table-cell>
          <table:table-cell office:value-type="string">
            <text:p>🎄Holiday Event🎄 Loomian Legacy</text:p>
          </table:table-cell>
          <table:table-cell office:value-type="string">
            <text:p>Llama Train Studio</text:p>
          </table:table-cell>
          <table:table-cell office:value-type="float" office:value="3735">
            <text:p>3735</text:p>
          </table:table-cell>
          <table:table-cell office:value-type="float" office:value="1139">
            <text:p>1139</text:p>
          </table:table-cell>
          <table:table-cell office:value-type="float" office:value="891941728">
            <text:p>89194172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</table:table-row>
        <table:table-row>
          <table:table-cell office:value-type="float" office:value="2082205150">
            <text:p>2082205150</text:p>
          </table:table-cell>
          <table:table-cell office:value-type="string">
            <text:p>RetroStudio 🔨</text:p>
          </table:table-cell>
          <table:table-cell office:value-type="string">
            <text:p>Retro Dev</text:p>
          </table:table-cell>
          <table:table-cell office:value-type="float" office:value="1906">
            <text:p>1906</text:p>
          </table:table-cell>
          <table:table-cell office:value-type="float" office:value="1132">
            <text:p>1132</text:p>
          </table:table-cell>
          <table:table-cell office:value-type="float" office:value="153846873">
            <text:p>15384687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3825332406">
            <text:p>3825332406</text:p>
          </table:table-cell>
          <table:table-cell office:value-type="string">
            <text:p>[🎄] Elemental Dungeons</text:p>
          </table:table-cell>
          <table:table-cell office:value-type="string">
            <text:p>Malt Games</text:p>
          </table:table-cell>
          <table:table-cell office:value-type="float" office:value="1248">
            <text:p>1248</text:p>
          </table:table-cell>
          <table:table-cell office:value-type="float" office:value="1131">
            <text:p>1131</text:p>
          </table:table-cell>
          <table:table-cell office:value-type="float" office:value="238976925">
            <text:p>23897692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</table:table-row>
        <table:table-row>
          <table:table-cell office:value-type="float" office:value="4785982047">
            <text:p>4785982047</text:p>
          </table:table-cell>
          <table:table-cell office:value-type="string">
            <text:p>[3X🎄] FLASHPOINT⚡</text:p>
          </table:table-cell>
          <table:table-cell office:value-type="string">
            <text:p>Varis Studios</text:p>
          </table:table-cell>
          <table:table-cell office:value-type="float" office:value="932">
            <text:p>932</text:p>
          </table:table-cell>
          <table:table-cell office:value-type="float" office:value="1123">
            <text:p>1123</text:p>
          </table:table-cell>
          <table:table-cell office:value-type="float" office:value="168692462">
            <text:p>168692462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496">
            <text:p>496</text:p>
          </table:table-cell>
        </table:table-row>
        <table:table-row>
          <table:table-cell office:value-type="float" office:value="97314177">
            <text:p>97314177</text:p>
          </table:table-cell>
          <table:table-cell office:value-type="string">
            <text:p>[RikaRinn] Ninja Tycoon (v4.5.8)</text:p>
          </table:table-cell>
          <table:table-cell office:value-type="string">
            <text:p>Coldjason</text:p>
          </table:table-cell>
          <table:table-cell office:value-type="float" office:value="3965">
            <text:p>3965</text:p>
          </table:table-cell>
          <table:table-cell office:value-type="float" office:value="1117">
            <text:p>1117</text:p>
          </table:table-cell>
          <table:table-cell office:value-type="float" office:value="566535341">
            <text:p>566535341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58">
            <text:p>358</text:p>
          </table:table-cell>
        </table:table-row>
        <table:table-row>
          <table:table-cell office:value-type="float" office:value="5015364201">
            <text:p>5015364201</text:p>
          </table:table-cell>
          <table:table-cell office:value-type="string">
            <text:p>Parkour Champions [BETA]</text:p>
          </table:table-cell>
          <table:table-cell office:value-type="string">
            <text:p>Studio 8K</text:p>
          </table:table-cell>
          <table:table-cell office:value-type="float" office:value="868">
            <text:p>868</text:p>
          </table:table-cell>
          <table:table-cell office:value-type="float" office:value="1114">
            <text:p>1114</text:p>
          </table:table-cell>
          <table:table-cell office:value-type="float" office:value="12359220">
            <text:p>1235922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</table:table-row>
        <table:table-row>
          <table:table-cell office:value-type="float" office:value="2251388500">
            <text:p>2251388500</text:p>
          </table:table-cell>
          <table:table-cell office:value-type="string">
            <text:p>Twisted [BETA]</text:p>
          </table:table-cell>
          <table:table-cell office:value-type="string">
            <text:p>Twisted Official</text:p>
          </table:table-cell>
          <table:table-cell office:value-type="float" office:value="1833">
            <text:p>1833</text:p>
          </table:table-cell>
          <table:table-cell office:value-type="float" office:value="1091">
            <text:p>1091</text:p>
          </table:table-cell>
          <table:table-cell office:value-type="float" office:value="85280071">
            <text:p>85280071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6255392043">
            <text:p>6255392043</text:p>
          </table:table-cell>
          <table:table-cell office:value-type="string">
            <text:p>Tower Defense RNG</text:p>
          </table:table-cell>
          <table:table-cell office:value-type="string">
            <text:p>Stouts Studio</text:p>
          </table:table-cell>
          <table:table-cell office:value-type="float" office:value="543">
            <text:p>543</text:p>
          </table:table-cell>
          <table:table-cell office:value-type="float" office:value="1088">
            <text:p>1088</text:p>
          </table:table-cell>
          <table:table-cell office:value-type="float" office:value="50899027">
            <text:p>50899027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</table:table-row>
        <table:table-row>
          <table:table-cell office:value-type="float" office:value="8974769492">
            <text:p>8974769492</text:p>
          </table:table-cell>
          <table:table-cell office:value-type="string">
            <text:p>Arise Ragnarok [🎄Christmas ]</text:p>
          </table:table-cell>
          <table:table-cell office:value-type="string">
            <text:p>CLGAMES</text:p>
          </table:table-cell>
          <table:table-cell office:value-type="float" office:value="80">
            <text:p>80</text:p>
          </table:table-cell>
          <table:table-cell office:value-type="float" office:value="1077">
            <text:p>1077</text:p>
          </table:table-cell>
          <table:table-cell office:value-type="float" office:value="9096693">
            <text:p>909669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2114144926">
            <text:p>2114144926</text:p>
          </table:table-cell>
          <table:table-cell office:value-type="string">
            <text:p>[CHRISTMAS!] Ultimate Tower Defense!</text:p>
          </table:table-cell>
          <table:table-cell office:value-type="string">
            <text:p>Ghostworks</text:p>
          </table:table-cell>
          <table:table-cell office:value-type="float" office:value="1892">
            <text:p>1892</text:p>
          </table:table-cell>
          <table:table-cell office:value-type="float" office:value="1071">
            <text:p>1071</text:p>
          </table:table-cell>
          <table:table-cell office:value-type="float" office:value="1083363360">
            <text:p>108336336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74">
            <text:p>774</text:p>
          </table:table-cell>
        </table:table-row>
        <table:table-row>
          <table:table-cell office:value-type="float" office:value="8225616258">
            <text:p>8225616258</text:p>
          </table:table-cell>
          <table:table-cell office:value-type="string">
            <text:p>[UPD 4 🎄] My Frog Pond! 🐸</text:p>
          </table:table-cell>
          <table:table-cell office:value-type="string">
            <text:p>Catqube</text:p>
          </table:table-cell>
          <table:table-cell office:value-type="float" office:value="168">
            <text:p>168</text:p>
          </table:table-cell>
          <table:table-cell office:value-type="float" office:value="1068">
            <text:p>1068</text:p>
          </table:table-cell>
          <table:table-cell office:value-type="float" office:value="5462903">
            <text:p>546290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809304623">
            <text:p>8809304623</text:p>
          </table:table-cell>
          <table:table-cell office:value-type="string">
            <text:p>Peak Evolution</text:p>
          </table:table-cell>
          <table:table-cell office:value-type="string">
            <text:p>Infinite Evolution</text:p>
          </table:table-cell>
          <table:table-cell office:value-type="float" office:value="101">
            <text:p>101</text:p>
          </table:table-cell>
          <table:table-cell office:value-type="float" office:value="1034">
            <text:p>1034</text:p>
          </table:table-cell>
          <table:table-cell office:value-type="float" office:value="9569180">
            <text:p>956918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</table:table-row>
        <table:table-row>
          <table:table-cell office:value-type="float" office:value="1393178180">
            <text:p>1393178180</text:p>
          </table:table-cell>
          <table:table-cell office:value-type="string">
            <text:p>[Winter⛄] Polish Car Driving</text:p>
          </table:table-cell>
          <table:table-cell office:value-type="string">
            <text:p>Polish Car Driving | Official Group</text:p>
          </table:table-cell>
          <table:table-cell office:value-type="float" office:value="2255">
            <text:p>2255</text:p>
          </table:table-cell>
          <table:table-cell office:value-type="float" office:value="1029">
            <text:p>1029</text:p>
          </table:table-cell>
          <table:table-cell office:value-type="float" office:value="76110098">
            <text:p>7611009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596627293">
            <text:p>6596627293</text:p>
          </table:table-cell>
          <table:table-cell office:value-type="string">
            <text:p>🎄Investor City [CHRISTMAS]</text:p>
          </table:table-cell>
          <table:table-cell office:value-type="string">
            <text:p>F1ctional</text:p>
          </table:table-cell>
          <table:table-cell office:value-type="float" office:value="468">
            <text:p>468</text:p>
          </table:table-cell>
          <table:table-cell office:value-type="float" office:value="1022">
            <text:p>1022</text:p>
          </table:table-cell>
          <table:table-cell office:value-type="float" office:value="24545158">
            <text:p>2454515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42">
            <text:p>642</text:p>
          </table:table-cell>
        </table:table-row>
        <table:table-row>
          <table:table-cell office:value-type="float" office:value="8937766034">
            <text:p>8937766034</text:p>
          </table:table-cell>
          <table:table-cell office:value-type="string">
            <text:p>Ride Friend to Fight</text:p>
          </table:table-cell>
          <table:table-cell office:value-type="string">
            <text:p>BestRiderGames</text:p>
          </table:table-cell>
          <table:table-cell office:value-type="float" office:value="85">
            <text:p>85</text:p>
          </table:table-cell>
          <table:table-cell office:value-type="float" office:value="1016">
            <text:p>1016</text:p>
          </table:table-cell>
          <table:table-cell office:value-type="float" office:value="3621214">
            <text:p>362121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8970620890">
            <text:p>8970620890</text:p>
          </table:table-cell>
          <table:table-cell office:value-type="string">
            <text:p>🥖 Fight in a Supermarket!</text:p>
          </table:table-cell>
          <table:table-cell office:value-type="string">
            <text:p>Big Baguette</text:p>
          </table:table-cell>
          <table:table-cell office:value-type="float" office:value="80">
            <text:p>80</text:p>
          </table:table-cell>
          <table:table-cell office:value-type="float" office:value="996">
            <text:p>996</text:p>
          </table:table-cell>
          <table:table-cell office:value-type="float" office:value="12482347">
            <text:p>1248234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</table:table-row>
        <table:table-row>
          <table:table-cell office:value-type="float" office:value="1247975681">
            <text:p>1247975681</text:p>
          </table:table-cell>
          <table:table-cell office:value-type="string">
            <text:p>BIG Paintball! Classic 🔫</text:p>
          </table:table-cell>
          <table:table-cell office:value-type="string">
            <text:p>BIG Games™</text:p>
          </table:table-cell>
          <table:table-cell office:value-type="float" office:value="2358">
            <text:p>2358</text:p>
          </table:table-cell>
          <table:table-cell office:value-type="float" office:value="993">
            <text:p>993</text:p>
          </table:table-cell>
          <table:table-cell office:value-type="float" office:value="1844113853">
            <text:p>184411385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053">
            <text:p>1053</text:p>
          </table:table-cell>
        </table:table-row>
        <table:table-row>
          <table:table-cell office:value-type="float" office:value="5576955991">
            <text:p>5576955991</text:p>
          </table:table-cell>
          <table:table-cell office:value-type="string">
            <text:p>[❄️] Sail and Sink Simulator! [UPDATE]</text:p>
          </table:table-cell>
          <table:table-cell office:value-type="string">
            <text:p>PokeCrafterC</text:p>
          </table:table-cell>
          <table:table-cell office:value-type="float" office:value="710">
            <text:p>710</text:p>
          </table:table-cell>
          <table:table-cell office:value-type="float" office:value="988">
            <text:p>988</text:p>
          </table:table-cell>
          <table:table-cell office:value-type="float" office:value="40602622">
            <text:p>40602622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</table:table-row>
        <table:table-row>
          <table:table-cell office:value-type="float" office:value="1198533421">
            <text:p>1198533421</text:p>
          </table:table-cell>
          <table:table-cell office:value-type="string">
            <text:p>[MAP EXPANSION!] Midnight Racing: Tokyo</text:p>
          </table:table-cell>
          <table:table-cell office:value-type="string">
            <text:p>devGem</text:p>
          </table:table-cell>
          <table:table-cell office:value-type="float" office:value="2392">
            <text:p>2392</text:p>
          </table:table-cell>
          <table:table-cell office:value-type="float" office:value="982">
            <text:p>982</text:p>
          </table:table-cell>
          <table:table-cell office:value-type="float" office:value="159475989">
            <text:p>15947598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</table:table-row>
        <table:table-row>
          <table:table-cell office:value-type="float" office:value="9374636864">
            <text:p>9374636864</text:p>
          </table:table-cell>
          <table:table-cell office:value-type="string">
            <text:p>100 Players Blind Shot</text:p>
          </table:table-cell>
          <table:table-cell office:value-type="string">
            <text:p>God Bless Zak</text:p>
          </table:table-cell>
          <table:table-cell office:value-type="float" office:value="19">
            <text:p>19</text:p>
          </table:table-cell>
          <table:table-cell office:value-type="float" office:value="981">
            <text:p>981</text:p>
          </table:table-cell>
          <table:table-cell office:value-type="float" office:value="2350990">
            <text:p>235099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234554323">
            <text:p>8234554323</text:p>
          </table:table-cell>
          <table:table-cell office:value-type="string">
            <text:p>[❄️] Survive The Sniper</text:p>
          </table:table-cell>
          <table:table-cell office:value-type="string">
            <text:p>Acego: Kiwi</text:p>
          </table:table-cell>
          <table:table-cell office:value-type="float" office:value="167">
            <text:p>167</text:p>
          </table:table-cell>
          <table:table-cell office:value-type="float" office:value="941">
            <text:p>941</text:p>
          </table:table-cell>
          <table:table-cell office:value-type="float" office:value="51122241">
            <text:p>5112224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43">
            <text:p>343</text:p>
          </table:table-cell>
        </table:table-row>
        <table:table-row>
          <table:table-cell office:value-type="float" office:value="7862121304">
            <text:p>7862121304</text:p>
          </table:table-cell>
          <table:table-cell office:value-type="string">
            <text:p>[⚰️] Immortal Cultivation</text:p>
          </table:table-cell>
          <table:table-cell office:value-type="string">
            <text:p>gamebad studios</text:p>
          </table:table-cell>
          <table:table-cell office:value-type="float" office:value="213">
            <text:p>213</text:p>
          </table:table-cell>
          <table:table-cell office:value-type="float" office:value="935">
            <text:p>935</text:p>
          </table:table-cell>
          <table:table-cell office:value-type="float" office:value="2595387">
            <text:p>259538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8564089725">
            <text:p>8564089725</text:p>
          </table:table-cell>
          <table:table-cell office:value-type="string">
            <text:p>[UPD] Slap Duels! 💥</text:p>
          </table:table-cell>
          <table:table-cell office:value-type="string">
            <text:p>Real Dummies Incorporated</text:p>
          </table:table-cell>
          <table:table-cell office:value-type="float" office:value="132">
            <text:p>132</text:p>
          </table:table-cell>
          <table:table-cell office:value-type="float" office:value="934">
            <text:p>934</text:p>
          </table:table-cell>
          <table:table-cell office:value-type="float" office:value="7574860">
            <text:p>757486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</table:table-row>
        <table:table-row>
          <table:table-cell office:value-type="float" office:value="8032676626">
            <text:p>8032676626</text:p>
          </table:table-cell>
          <table:table-cell office:value-type="string">
            <text:p>[🧪] Brew a Potion🧙</text:p>
          </table:table-cell>
          <table:table-cell office:value-type="string">
            <text:p>something easy</text:p>
          </table:table-cell>
          <table:table-cell office:value-type="float" office:value="190">
            <text:p>190</text:p>
          </table:table-cell>
          <table:table-cell office:value-type="float" office:value="929">
            <text:p>929</text:p>
          </table:table-cell>
          <table:table-cell office:value-type="float" office:value="5549113">
            <text:p>554911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8284288303">
            <text:p>8284288303</text:p>
          </table:table-cell>
          <table:table-cell office:value-type="string">
            <text:p>Build a Bot and Fight [UPD]</text:p>
          </table:table-cell>
          <table:table-cell office:value-type="string">
            <text:p>Robo Test Dev</text:p>
          </table:table-cell>
          <table:table-cell office:value-type="float" office:value="162">
            <text:p>162</text:p>
          </table:table-cell>
          <table:table-cell office:value-type="float" office:value="912">
            <text:p>912</text:p>
          </table:table-cell>
          <table:table-cell office:value-type="float" office:value="4350335">
            <text:p>435033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8909575988">
            <text:p>8909575988</text:p>
          </table:table-cell>
          <table:table-cell office:value-type="string">
            <text:p>[👶] Grow a BRAINROT!</text:p>
          </table:table-cell>
          <table:table-cell office:value-type="string">
            <text:p>Mightystudios and Waredev</text:p>
          </table:table-cell>
          <table:table-cell office:value-type="float" office:value="88">
            <text:p>88</text:p>
          </table:table-cell>
          <table:table-cell office:value-type="float" office:value="893">
            <text:p>893</text:p>
          </table:table-cell>
          <table:table-cell office:value-type="float" office:value="48658917">
            <text:p>4865891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964336233">
            <text:p>8964336233</text:p>
          </table:table-cell>
          <table:table-cell office:value-type="string">
            <text:p>[💩] Poop a Big Poop 🧻</text:p>
          </table:table-cell>
          <table:table-cell office:value-type="string">
            <text:p>Deardin Studios</text:p>
          </table:table-cell>
          <table:table-cell office:value-type="float" office:value="81">
            <text:p>81</text:p>
          </table:table-cell>
          <table:table-cell office:value-type="float" office:value="891">
            <text:p>891</text:p>
          </table:table-cell>
          <table:table-cell office:value-type="float" office:value="33233533">
            <text:p>3323353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</table:table-row>
        <table:table-row>
          <table:table-cell office:value-type="float" office:value="4201418016">
            <text:p>4201418016</text:p>
          </table:table-cell>
          <table:table-cell office:value-type="string">
            <text:p>Fabled Legacy! RPG</text:p>
          </table:table-cell>
          <table:table-cell office:value-type="string">
            <text:p>Fabled Legacy</text:p>
          </table:table-cell>
          <table:table-cell office:value-type="float" office:value="1113">
            <text:p>1113</text:p>
          </table:table-cell>
          <table:table-cell office:value-type="float" office:value="886">
            <text:p>886</text:p>
          </table:table-cell>
          <table:table-cell office:value-type="float" office:value="126480891">
            <text:p>12648089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6664476231">
            <text:p>6664476231</text:p>
          </table:table-cell>
          <table:table-cell office:value-type="string">
            <text:p>Anime Fruit [NEW YEARS + 2X REWARDS] 🎅</text:p>
          </table:table-cell>
          <table:table-cell office:value-type="string">
            <text:p>Anime Fruits [Alan International Studios]</text:p>
          </table:table-cell>
          <table:table-cell office:value-type="float" office:value="451">
            <text:p>451</text:p>
          </table:table-cell>
          <table:table-cell office:value-type="float" office:value="869">
            <text:p>869</text:p>
          </table:table-cell>
          <table:table-cell office:value-type="float" office:value="77297841">
            <text:p>7729784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5939817752">
            <text:p>5939817752</text:p>
          </table:table-cell>
          <table:table-cell office:value-type="string">
            <text:p>[🎄] Wizard West</text:p>
          </table:table-cell>
          <table:table-cell office:value-type="string">
            <text:p>REDD's Wastelands</text:p>
          </table:table-cell>
          <table:table-cell office:value-type="float" office:value="614">
            <text:p>614</text:p>
          </table:table-cell>
          <table:table-cell office:value-type="float" office:value="866">
            <text:p>866</text:p>
          </table:table-cell>
          <table:table-cell office:value-type="float" office:value="56184052">
            <text:p>5618405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599">
            <text:p>1599</text:p>
          </table:table-cell>
        </table:table-row>
        <table:table-row>
          <table:table-cell office:value-type="float" office:value="110988953">
            <text:p>110988953</text:p>
          </table:table-cell>
          <table:table-cell office:value-type="string">
            <text:p>Wizard Tycoon - 2 Player</text:p>
          </table:table-cell>
          <table:table-cell office:value-type="string">
            <text:p>TheFermiParadox</text:p>
          </table:table-cell>
          <table:table-cell office:value-type="float" office:value="3804">
            <text:p>3804</text:p>
          </table:table-cell>
          <table:table-cell office:value-type="float" office:value="859">
            <text:p>859</text:p>
          </table:table-cell>
          <table:table-cell office:value-type="float" office:value="689430957">
            <text:p>68943095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9153264869">
            <text:p>9153264869</text:p>
          </table:table-cell>
          <table:table-cell office:value-type="string">
            <text:p>❄️blade battle[New Level Cap]</text:p>
          </table:table-cell>
          <table:table-cell office:value-type="string">
            <text:p>crazy Blade</text:p>
          </table:table-cell>
          <table:table-cell office:value-type="float" office:value="55">
            <text:p>55</text:p>
          </table:table-cell>
          <table:table-cell office:value-type="float" office:value="843">
            <text:p>843</text:p>
          </table:table-cell>
          <table:table-cell office:value-type="float" office:value="16173799">
            <text:p>1617379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</table:table-row>
        <table:table-row>
          <table:table-cell office:value-type="float" office:value="8356971463">
            <text:p>8356971463</text:p>
          </table:table-cell>
          <table:table-cell office:value-type="string">
            <text:p><text:s/>[🎲] Unboxing RNG!</text:p>
          </table:table-cell>
          <table:table-cell office:value-type="string">
            <text:p>Case Unboxing RNG</text:p>
          </table:table-cell>
          <table:table-cell office:value-type="float" office:value="154">
            <text:p>154</text:p>
          </table:table-cell>
          <table:table-cell office:value-type="float" office:value="839">
            <text:p>839</text:p>
          </table:table-cell>
          <table:table-cell office:value-type="float" office:value="11801090">
            <text:p>1180109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2516044547">
            <text:p>2516044547</text:p>
          </table:table-cell>
          <table:table-cell office:value-type="string">
            <text:p>[🎃] ZO SAMURAI SWORD FIGHTING</text:p>
          </table:table-cell>
          <table:table-cell office:value-type="string">
            <text:p>ZO by Voldex</text:p>
          </table:table-cell>
          <table:table-cell office:value-type="float" office:value="1728">
            <text:p>1728</text:p>
          </table:table-cell>
          <table:table-cell office:value-type="float" office:value="813">
            <text:p>813</text:p>
          </table:table-cell>
          <table:table-cell office:value-type="float" office:value="620366834">
            <text:p>62036683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</table:table-row>
        <table:table-row>
          <table:table-cell office:value-type="float" office:value="6329693946">
            <text:p>6329693946</text:p>
          </table:table-cell>
          <table:table-cell office:value-type="string">
            <text:p>Ultimate Mining Tycoon - 💾 Update!</text:p>
          </table:table-cell>
          <table:table-cell office:value-type="string">
            <text:p>Innovation Inc.</text:p>
          </table:table-cell>
          <table:table-cell office:value-type="float" office:value="528">
            <text:p>528</text:p>
          </table:table-cell>
          <table:table-cell office:value-type="float" office:value="811">
            <text:p>811</text:p>
          </table:table-cell>
          <table:table-cell office:value-type="float" office:value="30397075">
            <text:p>3039707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72674902">
            <text:p>7072674902</text:p>
          </table:table-cell>
          <table:table-cell office:value-type="string">
            <text:p>[DM] Defuse Division [ALPHA]</text:p>
          </table:table-cell>
          <table:table-cell office:value-type="string">
            <text:p>Fourteaṁ</text:p>
          </table:table-cell>
          <table:table-cell office:value-type="float" office:value="360">
            <text:p>360</text:p>
          </table:table-cell>
          <table:table-cell office:value-type="float" office:value="804">
            <text:p>804</text:p>
          </table:table-cell>
          <table:table-cell office:value-type="float" office:value="23241130">
            <text:p>2324113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161970303">
            <text:p>4161970303</text:p>
          </table:table-cell>
          <table:table-cell office:value-type="string">
            <text:p>[👑QIN SHI HUANG + 4X] Anime Spirits</text:p>
          </table:table-cell>
          <table:table-cell office:value-type="string">
            <text:p>TAKLA SQUAD</text:p>
          </table:table-cell>
          <table:table-cell office:value-type="float" office:value="1127">
            <text:p>1127</text:p>
          </table:table-cell>
          <table:table-cell office:value-type="float" office:value="796">
            <text:p>796</text:p>
          </table:table-cell>
          <table:table-cell office:value-type="float" office:value="78045926">
            <text:p>78045926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900">
            <text:p>900</text:p>
          </table:table-cell>
        </table:table-row>
        <table:table-row>
          <table:table-cell office:value-type="float" office:value="7255005317">
            <text:p>7255005317</text:p>
          </table:table-cell>
          <table:table-cell office:value-type="string">
            <text:p>[Heat Mode + Ohma Boss] Fistborn</text:p>
          </table:table-cell>
          <table:table-cell office:value-type="string">
            <text:p>Kengan</text:p>
          </table:table-cell>
          <table:table-cell office:value-type="float" office:value="324">
            <text:p>324</text:p>
          </table:table-cell>
          <table:table-cell office:value-type="float" office:value="779">
            <text:p>779</text:p>
          </table:table-cell>
          <table:table-cell office:value-type="float" office:value="10320466">
            <text:p>1032046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8729888050">
            <text:p>8729888050</text:p>
          </table:table-cell>
          <table:table-cell office:value-type="string">
            <text:p>[UPD] Build a Digging Empire! ⛏️</text:p>
          </table:table-cell>
          <table:table-cell office:value-type="string">
            <text:p>Eternity Interactive</text:p>
          </table:table-cell>
          <table:table-cell office:value-type="float" office:value="112">
            <text:p>112</text:p>
          </table:table-cell>
          <table:table-cell office:value-type="float" office:value="776">
            <text:p>776</text:p>
          </table:table-cell>
          <table:table-cell office:value-type="float" office:value="1450116">
            <text:p>145011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724609315">
            <text:p>8724609315</text:p>
          </table:table-cell>
          <table:table-cell office:value-type="string">
            <text:p>[🌋 World] +1 Skill Point Legends [BETA]</text:p>
          </table:table-cell>
          <table:table-cell office:value-type="string">
            <text:p>Simulation Haven</text:p>
          </table:table-cell>
          <table:table-cell office:value-type="float" office:value="113">
            <text:p>113</text:p>
          </table:table-cell>
          <table:table-cell office:value-type="float" office:value="729">
            <text:p>729</text:p>
          </table:table-cell>
          <table:table-cell office:value-type="float" office:value="1313935">
            <text:p>131393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1275875292">
            <text:p>1275875292</text:p>
          </table:table-cell>
          <table:table-cell office:value-type="string">
            <text:p>[🎄X2 EVENT🎁] 💪🏻 Lifting Simulator</text:p>
          </table:table-cell>
          <table:table-cell office:value-type="string">
            <text:p>Man Of The Year</text:p>
          </table:table-cell>
          <table:table-cell office:value-type="float" office:value="2337">
            <text:p>2337</text:p>
          </table:table-cell>
          <table:table-cell office:value-type="float" office:value="725">
            <text:p>725</text:p>
          </table:table-cell>
          <table:table-cell office:value-type="float" office:value="571127416">
            <text:p>571127416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742">
            <text:p>742</text:p>
          </table:table-cell>
        </table:table-row>
        <table:table-row>
          <table:table-cell office:value-type="float" office:value="7661221876">
            <text:p>7661221876</text:p>
          </table:table-cell>
          <table:table-cell office:value-type="string">
            <text:p>🦅Arise-Shadow Hunt🦅🎄 12.31</text:p>
          </table:table-cell>
          <table:table-cell office:value-type="string">
            <text:p>Star Ocean Studios</text:p>
          </table:table-cell>
          <table:table-cell office:value-type="float" office:value="243">
            <text:p>243</text:p>
          </table:table-cell>
          <table:table-cell office:value-type="float" office:value="717">
            <text:p>717</text:p>
          </table:table-cell>
          <table:table-cell office:value-type="float" office:value="16391742">
            <text:p>16391742</text:p>
          </table:table-cell>
          <table:table-cell/>
          <table:table-cell/>
          <table:table-cell office:value-type="float" office:value="41">
            <text:p>41</text:p>
          </table:table-cell>
          <table:table-cell office:value-type="float" office:value="535">
            <text:p>535</text:p>
          </table:table-cell>
        </table:table-row>
        <table:table-row>
          <table:table-cell office:value-type="float" office:value="9147235238">
            <text:p>9147235238</text:p>
          </table:table-cell>
          <table:table-cell office:value-type="string">
            <text:p>Slasher Loot[V5]</text:p>
          </table:table-cell>
          <table:table-cell office:value-type="string">
            <text:p>Community Created</text:p>
          </table:table-cell>
          <table:table-cell office:value-type="float" office:value="56">
            <text:p>56</text:p>
          </table:table-cell>
          <table:table-cell office:value-type="float" office:value="698">
            <text:p>698</text:p>
          </table:table-cell>
          <table:table-cell office:value-type="float" office:value="2422690">
            <text:p>242269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</table:table-row>
        <table:table-row>
          <table:table-cell office:value-type="float" office:value="4457060041">
            <text:p>4457060041</text:p>
          </table:table-cell>
          <table:table-cell office:value-type="string">
            <text:p>Emergency Emden</text:p>
          </table:table-cell>
          <table:table-cell office:value-type="string">
            <text:p>Emergency Emden</text:p>
          </table:table-cell>
          <table:table-cell office:value-type="float" office:value="1036">
            <text:p>1036</text:p>
          </table:table-cell>
          <table:table-cell office:value-type="float" office:value="666">
            <text:p>666</text:p>
          </table:table-cell>
          <table:table-cell office:value-type="float" office:value="90042675">
            <text:p>9004267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08">
            <text:p>408</text:p>
          </table:table-cell>
        </table:table-row>
        <table:table-row>
          <table:table-cell office:value-type="float" office:value="6048923315">
            <text:p>6048923315</text:p>
          </table:table-cell>
          <table:table-cell office:value-type="string">
            <text:p>[⛩️SUKUNA] KAIZEN</text:p>
          </table:table-cell>
          <table:table-cell office:value-type="string">
            <text:p>Lajebo Games x Kaizen</text:p>
          </table:table-cell>
          <table:table-cell office:value-type="float" office:value="587">
            <text:p>587</text:p>
          </table:table-cell>
          <table:table-cell office:value-type="float" office:value="664">
            <text:p>664</text:p>
          </table:table-cell>
          <table:table-cell office:value-type="float" office:value="7649033">
            <text:p>764903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6092088279">
            <text:p>6092088279</text:p>
          </table:table-cell>
          <table:table-cell office:value-type="string">
            <text:p>Pyro Playground 💥 [UPDATE]</text:p>
          </table:table-cell>
          <table:table-cell office:value-type="string">
            <text:p>Pyrotechnics Community</text:p>
          </table:table-cell>
          <table:table-cell office:value-type="float" office:value="577">
            <text:p>577</text:p>
          </table:table-cell>
          <table:table-cell office:value-type="float" office:value="647">
            <text:p>647</text:p>
          </table:table-cell>
          <table:table-cell office:value-type="float" office:value="29418711">
            <text:p>2941871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57">
            <text:p>457</text:p>
          </table:table-cell>
        </table:table-row>
        <table:table-row>
          <table:table-cell office:value-type="float" office:value="9237953067">
            <text:p>9237953067</text:p>
          </table:table-cell>
          <table:table-cell office:value-type="string">
            <text:p>Get Sucked OR . . . RUNNNNN!!!</text:p>
          </table:table-cell>
          <table:table-cell office:value-type="string">
            <text:p>Be Happy : )</text:p>
          </table:table-cell>
          <table:table-cell office:value-type="float" office:value="43">
            <text:p>43</text:p>
          </table:table-cell>
          <table:table-cell office:value-type="float" office:value="647">
            <text:p>647</text:p>
          </table:table-cell>
          <table:table-cell office:value-type="float" office:value="1416496">
            <text:p>1416496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257">
            <text:p>257</text:p>
          </table:table-cell>
        </table:table-row>
        <table:table-row>
          <table:table-cell office:value-type="float" office:value="3936365689">
            <text:p>3936365689</text:p>
          </table:table-cell>
          <table:table-cell office:value-type="string">
            <text:p>[🎉LIGHT MAGIC FAMILY🎉] Clover Retribution</text:p>
          </table:table-cell>
          <table:table-cell office:value-type="string">
            <text:p>Clover Retribution</text:p>
          </table:table-cell>
          <table:table-cell office:value-type="float" office:value="1210">
            <text:p>1210</text:p>
          </table:table-cell>
          <table:table-cell office:value-type="float" office:value="630">
            <text:p>630</text:p>
          </table:table-cell>
          <table:table-cell office:value-type="float" office:value="61661770">
            <text:p>6166177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</table:table-row>
        <table:table-row>
          <table:table-cell office:value-type="float" office:value="1037979853">
            <text:p>1037979853</text:p>
          </table:table-cell>
          <table:table-cell office:value-type="string">
            <text:p>Fishing Simulator! 🐟</text:p>
          </table:table-cell>
          <table:table-cell office:value-type="string">
            <text:p>Cloud Entertainment</text:p>
          </table:table-cell>
          <table:table-cell office:value-type="float" office:value="2515">
            <text:p>2515</text:p>
          </table:table-cell>
          <table:table-cell office:value-type="float" office:value="613">
            <text:p>613</text:p>
          </table:table-cell>
          <table:table-cell office:value-type="float" office:value="480558806">
            <text:p>480558806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7929627612">
            <text:p>7929627612</text:p>
          </table:table-cell>
          <table:table-cell office:value-type="string">
            <text:p>Dinosaur Racing 🦖</text:p>
          </table:table-cell>
          <table:table-cell office:value-type="string">
            <text:p>Dinosaur Racing</text:p>
          </table:table-cell>
          <table:table-cell office:value-type="float" office:value="204">
            <text:p>204</text:p>
          </table:table-cell>
          <table:table-cell office:value-type="float" office:value="613">
            <text:p>613</text:p>
          </table:table-cell>
          <table:table-cell office:value-type="float" office:value="7630362">
            <text:p>7630362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7665084235">
            <text:p>7665084235</text:p>
          </table:table-cell>
          <table:table-cell office:value-type="string">
            <text:p>🌊 Navy Tycoon [UPD]</text:p>
          </table:table-cell>
          <table:table-cell office:value-type="string">
            <text:p>Mega Studiosᅠ</text:p>
          </table:table-cell>
          <table:table-cell office:value-type="float" office:value="242">
            <text:p>242</text:p>
          </table:table-cell>
          <table:table-cell office:value-type="float" office:value="610">
            <text:p>610</text:p>
          </table:table-cell>
          <table:table-cell office:value-type="float" office:value="5877906">
            <text:p>5877906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212">
            <text:p>1212</text:p>
          </table:table-cell>
        </table:table-row>
        <table:table-row>
          <table:table-cell office:value-type="float" office:value="3213362013">
            <text:p>3213362013</text:p>
          </table:table-cell>
          <table:table-cell office:value-type="string">
            <text:p>[🔥 ESCANOR + x8 ☀️] AOPG</text:p>
          </table:table-cell>
          <table:table-cell office:value-type="string">
            <text:p>Boss Studio [ V.1 ]</text:p>
          </table:table-cell>
          <table:table-cell office:value-type="float" office:value="1469">
            <text:p>1469</text:p>
          </table:table-cell>
          <table:table-cell office:value-type="float" office:value="602">
            <text:p>602</text:p>
          </table:table-cell>
          <table:table-cell office:value-type="float" office:value="339578062">
            <text:p>339578062</text:p>
          </table:table-cell>
          <table:table-cell/>
          <table:table-cell/>
          <table:table-cell office:value-type="float" office:value="48">
            <text:p>48</text:p>
          </table:table-cell>
          <table:table-cell office:value-type="float" office:value="1036">
            <text:p>1036</text:p>
          </table:table-cell>
        </table:table-row>
        <table:table-row>
          <table:table-cell office:value-type="float" office:value="6964415405">
            <text:p>6964415405</text:p>
          </table:table-cell>
          <table:table-cell office:value-type="string">
            <text:p>[🎄] Random Mafia Shooter</text:p>
          </table:table-cell>
          <table:table-cell office:value-type="string">
            <text:p>Random Mafia Shooter</text:p>
          </table:table-cell>
          <table:table-cell office:value-type="float" office:value="378">
            <text:p>378</text:p>
          </table:table-cell>
          <table:table-cell office:value-type="float" office:value="586">
            <text:p>586</text:p>
          </table:table-cell>
          <table:table-cell office:value-type="float" office:value="32979212">
            <text:p>3297921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2491559356">
            <text:p>2491559356</text:p>
          </table:table-cell>
          <table:table-cell office:value-type="string">
            <text:p>Cursed Tank Simulator【SKYFALL】</text:p>
          </table:table-cell>
          <table:table-cell office:value-type="string">
            <text:p>tanmk</text:p>
          </table:table-cell>
          <table:table-cell office:value-type="float" office:value="1738">
            <text:p>1738</text:p>
          </table:table-cell>
          <table:table-cell office:value-type="float" office:value="571">
            <text:p>571</text:p>
          </table:table-cell>
          <table:table-cell office:value-type="float" office:value="65860432">
            <text:p>6586043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499">
            <text:p>2499</text:p>
          </table:table-cell>
        </table:table-row>
        <table:table-row>
          <table:table-cell office:value-type="float" office:value="5597104724">
            <text:p>5597104724</text:p>
          </table:table-cell>
          <table:table-cell office:value-type="string">
            <text:p>(UPD) Stranger Things Universe</text:p>
          </table:table-cell>
          <table:table-cell office:value-type="string">
            <text:p>Stranger Things Universe (STU)</text:p>
          </table:table-cell>
          <table:table-cell office:value-type="float" office:value="704">
            <text:p>704</text:p>
          </table:table-cell>
          <table:table-cell office:value-type="float" office:value="549">
            <text:p>549</text:p>
          </table:table-cell>
          <table:table-cell office:value-type="float" office:value="4238725">
            <text:p>423872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191">
            <text:p>1191</text:p>
          </table:table-cell>
        </table:table-row>
        <table:table-row>
          <table:table-cell office:value-type="float" office:value="1200145783">
            <text:p>1200145783</text:p>
          </table:table-cell>
          <table:table-cell office:value-type="string">
            <text:p>🛻 Lumber INC. [TRAILERS]</text:p>
          </table:table-cell>
          <table:table-cell office:value-type="string">
            <text:p>The Lumber Company</text:p>
          </table:table-cell>
          <table:table-cell office:value-type="float" office:value="2390">
            <text:p>2390</text:p>
          </table:table-cell>
          <table:table-cell office:value-type="float" office:value="507">
            <text:p>507</text:p>
          </table:table-cell>
          <table:table-cell office:value-type="float" office:value="5616017">
            <text:p>561601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31">
            <text:p>531</text:p>
          </table:table-cell>
        </table:table-row>
        <table:table-row>
          <table:table-cell office:value-type="float" office:value="300039023">
            <text:p>300039023</text:p>
          </table:table-cell>
          <table:table-cell office:value-type="string">
            <text:p>[V2.2] Stepford County Railway 🚉</text:p>
          </table:table-cell>
          <table:table-cell office:value-type="string">
            <text:p>SCRTeamOfficial</text:p>
          </table:table-cell>
          <table:table-cell office:value-type="float" office:value="3219">
            <text:p>3219</text:p>
          </table:table-cell>
          <table:table-cell office:value-type="float" office:value="504">
            <text:p>504</text:p>
          </table:table-cell>
          <table:table-cell office:value-type="float" office:value="117370962">
            <text:p>11737096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>
          <table:table-cell office:value-type="float" office:value="8108508529">
            <text:p>8108508529</text:p>
          </table:table-cell>
          <table:table-cell office:value-type="string">
            <text:p>Hatch 1 Million Chickens</text:p>
          </table:table-cell>
          <table:table-cell office:value-type="string">
            <text:p>0 to 100 real quack</text:p>
          </table:table-cell>
          <table:table-cell office:value-type="float" office:value="182">
            <text:p>182</text:p>
          </table:table-cell>
          <table:table-cell office:value-type="float" office:value="503">
            <text:p>503</text:p>
          </table:table-cell>
          <table:table-cell office:value-type="float" office:value="9053330">
            <text:p>905333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4867536568">
            <text:p>4867536568</text:p>
          </table:table-cell>
          <table:table-cell office:value-type="string">
            <text:p>❄️ MotoRush! 🏍️</text:p>
          </table:table-cell>
          <table:table-cell office:value-type="string">
            <text:p>MotoRush Inc</text:p>
          </table:table-cell>
          <table:table-cell office:value-type="float" office:value="908">
            <text:p>908</text:p>
          </table:table-cell>
          <table:table-cell office:value-type="float" office:value="497">
            <text:p>497</text:p>
          </table:table-cell>
          <table:table-cell office:value-type="float" office:value="81539495">
            <text:p>8153949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3512256796">
            <text:p>3512256796</text:p>
          </table:table-cell>
          <table:table-cell office:value-type="string">
            <text:p>Miners World [Mars]</text:p>
          </table:table-cell>
          <table:table-cell office:value-type="string">
            <text:p>Jeremy Studio's</text:p>
          </table:table-cell>
          <table:table-cell office:value-type="float" office:value="1359">
            <text:p>1359</text:p>
          </table:table-cell>
          <table:table-cell office:value-type="float" office:value="491">
            <text:p>491</text:p>
          </table:table-cell>
          <table:table-cell office:value-type="float" office:value="3352200">
            <text:p>3352200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437">
            <text:p>437</text:p>
          </table:table-cell>
        </table:table-row>
        <table:table-row>
          <table:table-cell office:value-type="float" office:value="98839997">
            <text:p>98839997</text:p>
          </table:table-cell>
          <table:table-cell office:value-type="string">
            <text:p>[❄️Winter Skins!] Dinosaur Simulator</text:p>
          </table:table-cell>
          <table:table-cell office:value-type="string">
            <text:p>ChickenEngineer</text:p>
          </table:table-cell>
          <table:table-cell office:value-type="float" office:value="3948">
            <text:p>3948</text:p>
          </table:table-cell>
          <table:table-cell office:value-type="float" office:value="488">
            <text:p>488</text:p>
          </table:table-cell>
          <table:table-cell office:value-type="float" office:value="324059204">
            <text:p>32405920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6">
            <text:p>436</text:p>
          </table:table-cell>
        </table:table-row>
        <table:table-row>
          <table:table-cell office:value-type="float" office:value="6112350547">
            <text:p>6112350547</text:p>
          </table:table-cell>
          <table:table-cell office:value-type="string">
            <text:p>[🎄] Infection Gunfight</text:p>
          </table:table-cell>
          <table:table-cell office:value-type="string">
            <text:p>9thD Workshop</text:p>
          </table:table-cell>
          <table:table-cell office:value-type="float" office:value="572">
            <text:p>572</text:p>
          </table:table-cell>
          <table:table-cell office:value-type="float" office:value="459">
            <text:p>459</text:p>
          </table:table-cell>
          <table:table-cell office:value-type="float" office:value="104724758">
            <text:p>104724758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8622097204">
            <text:p>8622097204</text:p>
          </table:table-cell>
          <table:table-cell office:value-type="string">
            <text:p>[❄️ ADVENT] Trade a KPOP Idol</text:p>
          </table:table-cell>
          <table:table-cell office:value-type="string">
            <text:p>shotsity</text:p>
          </table:table-cell>
          <table:table-cell office:value-type="float" office:value="125">
            <text:p>125</text:p>
          </table:table-cell>
          <table:table-cell office:value-type="float" office:value="457">
            <text:p>457</text:p>
          </table:table-cell>
          <table:table-cell office:value-type="float" office:value="9572254">
            <text:p>957225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97">
            <text:p>97</text:p>
          </table:table-cell>
        </table:table-row>
        <table:table-row>
          <table:table-cell office:value-type="float" office:value="8558608973">
            <text:p>8558608973</text:p>
          </table:table-cell>
          <table:table-cell office:value-type="string">
            <text:p>[❄🎅] Zombie: HyperLoot</text:p>
          </table:table-cell>
          <table:table-cell office:value-type="string">
            <text:p>Old Snowflake Studio V</text:p>
          </table:table-cell>
          <table:table-cell office:value-type="float" office:value="132">
            <text:p>132</text:p>
          </table:table-cell>
          <table:table-cell office:value-type="float" office:value="456">
            <text:p>456</text:p>
          </table:table-cell>
          <table:table-cell office:value-type="float" office:value="5346140">
            <text:p>5346140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02815652">
            <text:p>102815652</text:p>
          </table:table-cell>
          <table:table-cell office:value-type="string">
            <text:p>Shipping Lanes</text:p>
          </table:table-cell>
          <table:table-cell office:value-type="string">
            <text:p>Shipping Studios</text:p>
          </table:table-cell>
          <table:table-cell office:value-type="float" office:value="3899">
            <text:p>3899</text:p>
          </table:table-cell>
          <table:table-cell office:value-type="float" office:value="453">
            <text:p>453</text:p>
          </table:table-cell>
          <table:table-cell office:value-type="float" office:value="51493798">
            <text:p>5149379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2494294834">
            <text:p>2494294834</text:p>
          </table:table-cell>
          <table:table-cell office:value-type="string">
            <text:p>❄️ Berkeley County</text:p>
          </table:table-cell>
          <table:table-cell office:value-type="string">
            <text:p>Five-O Community</text:p>
          </table:table-cell>
          <table:table-cell office:value-type="float" office:value="1737">
            <text:p>1737</text:p>
          </table:table-cell>
          <table:table-cell office:value-type="float" office:value="447">
            <text:p>447</text:p>
          </table:table-cell>
          <table:table-cell office:value-type="float" office:value="30275444">
            <text:p>30275444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37">
            <text:p>537</text:p>
          </table:table-cell>
        </table:table-row>
        <table:table-row>
          <table:table-cell office:value-type="float" office:value="9274442348">
            <text:p>9274442348</text:p>
          </table:table-cell>
          <table:table-cell office:value-type="string">
            <text:p>[💖UPD 4] Money Incremental 💵</text:p>
          </table:table-cell>
          <table:table-cell office:value-type="string">
            <text:p>EFY Games.</text:p>
          </table:table-cell>
          <table:table-cell office:value-type="float" office:value="37">
            <text:p>37</text:p>
          </table:table-cell>
          <table:table-cell office:value-type="float" office:value="437">
            <text:p>437</text:p>
          </table:table-cell>
          <table:table-cell office:value-type="float" office:value="357623">
            <text:p>35762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</table:table-row>
        <table:table-row>
          <table:table-cell office:value-type="float" office:value="9280810829">
            <text:p>9280810829</text:p>
          </table:table-cell>
          <table:table-cell office:value-type="string">
            <text:p>[❄️UPD2] Loot Up!<text:s/></text:p>
          </table:table-cell>
          <table:table-cell office:value-type="string">
            <text:p>Humbling Games</text:p>
          </table:table-cell>
          <table:table-cell office:value-type="float" office:value="36">
            <text:p>36</text:p>
          </table:table-cell>
          <table:table-cell office:value-type="float" office:value="428">
            <text:p>428</text:p>
          </table:table-cell>
          <table:table-cell office:value-type="float" office:value="601102">
            <text:p>60110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490130369">
            <text:p>1490130369</text:p>
          </table:table-cell>
          <table:table-cell office:value-type="string">
            <text:p>Anomic</text:p>
          </table:table-cell>
          <table:table-cell office:value-type="string">
            <text:p>Anomic Studios</text:p>
          </table:table-cell>
          <table:table-cell office:value-type="float" office:value="2191">
            <text:p>2191</text:p>
          </table:table-cell>
          <table:table-cell office:value-type="float" office:value="427">
            <text:p>427</text:p>
          </table:table-cell>
          <table:table-cell office:value-type="float" office:value="97496928">
            <text:p>9749692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05">
            <text:p>405</text:p>
          </table:table-cell>
        </table:table-row>
        <table:table-row>
          <table:table-cell office:value-type="float" office:value="6786784563">
            <text:p>6786784563</text:p>
          </table:table-cell>
          <table:table-cell office:value-type="string">
            <text:p>[ 🎉NEW YEARS!] Corsa Legends</text:p>
          </table:table-cell>
          <table:table-cell office:value-type="string">
            <text:p>Cogito</text:p>
          </table:table-cell>
          <table:table-cell office:value-type="float" office:value="421">
            <text:p>421</text:p>
          </table:table-cell>
          <table:table-cell office:value-type="float" office:value="416">
            <text:p>416</text:p>
          </table:table-cell>
          <table:table-cell office:value-type="float" office:value="1955317">
            <text:p>1955317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633">
            <text:p>633</text:p>
          </table:table-cell>
        </table:table-row>
        <table:table-row>
          <table:table-cell office:value-type="float" office:value="2499076778">
            <text:p>2499076778</text:p>
          </table:table-cell>
          <table:table-cell office:value-type="string">
            <text:p>Breaking Point 2</text:p>
          </table:table-cell>
          <table:table-cell office:value-type="string">
            <text:p>Paradox 2</text:p>
          </table:table-cell>
          <table:table-cell office:value-type="float" office:value="1735">
            <text:p>1735</text:p>
          </table:table-cell>
          <table:table-cell office:value-type="float" office:value="404">
            <text:p>404</text:p>
          </table:table-cell>
          <table:table-cell office:value-type="float" office:value="161499799">
            <text:p>16149979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3170483284">
            <text:p>3170483284</text:p>
          </table:table-cell>
          <table:table-cell office:value-type="string">
            <text:p>Croydon: London Bus Simulator</text:p>
          </table:table-cell>
          <table:table-cell office:value-type="string">
            <text:p>Centro Interactive</text:p>
          </table:table-cell>
          <table:table-cell office:value-type="float" office:value="1482">
            <text:p>1482</text:p>
          </table:table-cell>
          <table:table-cell office:value-type="float" office:value="394">
            <text:p>394</text:p>
          </table:table-cell>
          <table:table-cell office:value-type="float" office:value="41781059">
            <text:p>4178105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126908979">
            <text:p>4126908979</text:p>
          </table:table-cell>
          <table:table-cell office:value-type="string">
            <text:p>[UPDATE] PARKOUR Reborn<text:s/></text:p>
          </table:table-cell>
          <table:table-cell office:value-type="string">
            <text:p>A Mongoose Studio</text:p>
          </table:table-cell>
          <table:table-cell office:value-type="float" office:value="1140">
            <text:p>1140</text:p>
          </table:table-cell>
          <table:table-cell office:value-type="float" office:value="377">
            <text:p>377</text:p>
          </table:table-cell>
          <table:table-cell office:value-type="float" office:value="25697979">
            <text:p>2569797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5493012775">
            <text:p>5493012775</text:p>
          </table:table-cell>
          <table:table-cell office:value-type="string">
            <text:p>Eat Slimes to Grow HUGE</text:p>
          </table:table-cell>
          <table:table-cell office:value-type="string">
            <text:p>Banana Studios Games</text:p>
          </table:table-cell>
          <table:table-cell office:value-type="float" office:value="731">
            <text:p>731</text:p>
          </table:table-cell>
          <table:table-cell office:value-type="float" office:value="373">
            <text:p>373</text:p>
          </table:table-cell>
          <table:table-cell office:value-type="float" office:value="80940301">
            <text:p>8094030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7">
            <text:p>747</text:p>
          </table:table-cell>
        </table:table-row>
        <table:table-row>
          <table:table-cell office:value-type="float" office:value="1499870257">
            <text:p>1499870257</text:p>
          </table:table-cell>
          <table:table-cell office:value-type="string">
            <text:p>generic roleplay gaem. [🎄SALE💸]</text:p>
          </table:table-cell>
          <table:table-cell office:value-type="string">
            <text:p>AznDibs</text:p>
          </table:table-cell>
          <table:table-cell office:value-type="float" office:value="2184">
            <text:p>2184</text:p>
          </table:table-cell>
          <table:table-cell office:value-type="float" office:value="332">
            <text:p>332</text:p>
          </table:table-cell>
          <table:table-cell office:value-type="float" office:value="118332573">
            <text:p>118332573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452">
            <text:p>452</text:p>
          </table:table-cell>
        </table:table-row>
        <table:table-row>
          <table:table-cell office:value-type="float" office:value="8285936293">
            <text:p>8285936293</text:p>
          </table:table-cell>
          <table:table-cell office:value-type="string">
            <text:p>[UPD🎅] My Drill Farm</text:p>
          </table:table-cell>
          <table:table-cell office:value-type="string">
            <text:p>Handcrafted Games</text:p>
          </table:table-cell>
          <table:table-cell office:value-type="float" office:value="162">
            <text:p>162</text:p>
          </table:table-cell>
          <table:table-cell office:value-type="float" office:value="331">
            <text:p>331</text:p>
          </table:table-cell>
          <table:table-cell office:value-type="float" office:value="12409563">
            <text:p>1240956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8250618750">
            <text:p>8250618750</text:p>
          </table:table-cell>
          <table:table-cell office:value-type="string">
            <text:p>KAT X</text:p>
          </table:table-cell>
          <table:table-cell office:value-type="string">
            <text:p>Murder Mystery Franchise</text:p>
          </table:table-cell>
          <table:table-cell office:value-type="float" office:value="165">
            <text:p>165</text:p>
          </table:table-cell>
          <table:table-cell office:value-type="float" office:value="320">
            <text:p>320</text:p>
          </table:table-cell>
          <table:table-cell office:value-type="float" office:value="18170665">
            <text:p>18170665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114">
            <text:p>1114</text:p>
          </table:table-cell>
        </table:table-row>
        <table:table-row>
          <table:table-cell office:value-type="float" office:value="6880380861">
            <text:p>6880380861</text:p>
          </table:table-cell>
          <table:table-cell office:value-type="string">
            <text:p>Command Authority: Military Roleplay</text:p>
          </table:table-cell>
          <table:table-cell office:value-type="string">
            <text:p>Chesapeake Studios</text:p>
          </table:table-cell>
          <table:table-cell office:value-type="float" office:value="397">
            <text:p>397</text:p>
          </table:table-cell>
          <table:table-cell office:value-type="float" office:value="306">
            <text:p>306</text:p>
          </table:table-cell>
          <table:table-cell office:value-type="float" office:value="8593673">
            <text:p>8593673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822">
            <text:p>822</text:p>
          </table:table-cell>
        </table:table-row>
        <table:table-row>
          <table:table-cell office:value-type="float" office:value="4178985930">
            <text:p>4178985930</text:p>
          </table:table-cell>
          <table:table-cell office:value-type="string">
            <text:p>[💥UPDATE!] Ship Defense Simulator</text:p>
          </table:table-cell>
          <table:table-cell office:value-type="string">
            <text:p>MRD lndustries</text:p>
          </table:table-cell>
          <table:table-cell office:value-type="float" office:value="1121">
            <text:p>1121</text:p>
          </table:table-cell>
          <table:table-cell office:value-type="float" office:value="292">
            <text:p>292</text:p>
          </table:table-cell>
          <table:table-cell office:value-type="float" office:value="8037903">
            <text:p>8037903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609">
            <text:p>609</text:p>
          </table:table-cell>
        </table:table-row>
        <table:table-row>
          <table:table-cell office:value-type="float" office:value="833209132">
            <text:p>833209132</text:p>
          </table:table-cell>
          <table:table-cell office:value-type="string">
            <text:p>Vesteria ✨</text:p>
          </table:table-cell>
          <table:table-cell office:value-type="string">
            <text:p>The Vesteria Team</text:p>
          </table:table-cell>
          <table:table-cell office:value-type="float" office:value="2667">
            <text:p>2667</text:p>
          </table:table-cell>
          <table:table-cell office:value-type="float" office:value="286">
            <text:p>286</text:p>
          </table:table-cell>
          <table:table-cell office:value-type="float" office:value="93158394">
            <text:p>9315839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32">
            <text:p>1432</text:p>
          </table:table-cell>
        </table:table-row>
        <table:table-row>
          <table:table-cell office:value-type="float" office:value="3498637623">
            <text:p>3498637623</text:p>
          </table:table-cell>
          <table:table-cell office:value-type="string">
            <text:p>Zach's Service Station</text:p>
          </table:table-cell>
          <table:table-cell office:value-type="string">
            <text:p>Blox Studiо</text:p>
          </table:table-cell>
          <table:table-cell office:value-type="float" office:value="1364">
            <text:p>1364</text:p>
          </table:table-cell>
          <table:table-cell office:value-type="float" office:value="273">
            <text:p>273</text:p>
          </table:table-cell>
          <table:table-cell office:value-type="float" office:value="188205711">
            <text:p>188205711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25">
            <text:p>225</text:p>
          </table:table-cell>
        </table:table-row>
        <table:table-row>
          <table:table-cell office:value-type="float" office:value="7458874788">
            <text:p>7458874788</text:p>
          </table:table-cell>
          <table:table-cell office:value-type="string">
            <text:p>[ALPHA] Pixel Quest! RPG</text:p>
          </table:table-cell>
          <table:table-cell office:value-type="string">
            <text:p>Pixel Quest!</text:p>
          </table:table-cell>
          <table:table-cell office:value-type="float" office:value="282">
            <text:p>282</text:p>
          </table:table-cell>
          <table:table-cell office:value-type="float" office:value="270">
            <text:p>270</text:p>
          </table:table-cell>
          <table:table-cell office:value-type="float" office:value="7307271">
            <text:p>730727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00">
            <text:p>3100</text:p>
          </table:table-cell>
        </table:table-row>
        <table:table-row>
          <table:table-cell office:value-type="float" office:value="2201173838">
            <text:p>2201173838</text:p>
          </table:table-cell>
          <table:table-cell office:value-type="string">
            <text:p>⚓Navy Simulator</text:p>
          </table:table-cell>
          <table:table-cell office:value-type="string">
            <text:p>SEA Military</text:p>
          </table:table-cell>
          <table:table-cell office:value-type="float" office:value="1853">
            <text:p>1853</text:p>
          </table:table-cell>
          <table:table-cell office:value-type="float" office:value="261">
            <text:p>261</text:p>
          </table:table-cell>
          <table:table-cell office:value-type="float" office:value="33584116">
            <text:p>33584116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4934163223">
            <text:p>4934163223</text:p>
          </table:table-cell>
          <table:table-cell office:value-type="string">
            <text:p>LIMITLESS</text:p>
          </table:table-cell>
          <table:table-cell office:value-type="string">
            <text:p>bird game okey</text:p>
          </table:table-cell>
          <table:table-cell office:value-type="float" office:value="890">
            <text:p>890</text:p>
          </table:table-cell>
          <table:table-cell office:value-type="float" office:value="260">
            <text:p>260</text:p>
          </table:table-cell>
          <table:table-cell office:value-type="float" office:value="5891364">
            <text:p>589136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8015734617">
            <text:p>8015734617</text:p>
          </table:table-cell>
          <table:table-cell office:value-type="string">
            <text:p>Steal Brainrots Trading Plaza 🛒</text:p>
          </table:table-cell>
          <table:table-cell office:value-type="string">
            <text:p>No CCU Games</text:p>
          </table:table-cell>
          <table:table-cell office:value-type="float" office:value="192">
            <text:p>192</text:p>
          </table:table-cell>
          <table:table-cell office:value-type="float" office:value="239">
            <text:p>239</text:p>
          </table:table-cell>
          <table:table-cell office:value-type="float" office:value="186754846">
            <text:p>18675484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297557386">
            <text:p>297557386</text:p>
          </table:table-cell>
          <table:table-cell office:value-type="string">
            <text:p>UPDATE! Dynamic Ship Simulator III</text:p>
          </table:table-cell>
          <table:table-cell office:value-type="string">
            <text:p>badyacht studios</text:p>
          </table:table-cell>
          <table:table-cell office:value-type="float" office:value="3224">
            <text:p>3224</text:p>
          </table:table-cell>
          <table:table-cell office:value-type="float" office:value="213">
            <text:p>213</text:p>
          </table:table-cell>
          <table:table-cell office:value-type="float" office:value="27854341">
            <text:p>2785434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187796008">
            <text:p>187796008</text:p>
          </table:table-cell>
          <table:table-cell office:value-type="string">
            <text:p>Those Who Remain</text:p>
          </table:table-cell>
          <table:table-cell office:value-type="string">
            <text:p>Peak Development Studios</text:p>
          </table:table-cell>
          <table:table-cell office:value-type="float" office:value="3421">
            <text:p>3421</text:p>
          </table:table-cell>
          <table:table-cell office:value-type="float" office:value="200">
            <text:p>200</text:p>
          </table:table-cell>
          <table:table-cell office:value-type="float" office:value="125638432">
            <text:p>12563843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33">
            <text:p>433</text:p>
          </table:table-cell>
        </table:table-row>
        <table:table-row>
          <table:table-cell office:value-type="float" office:value="8767738036">
            <text:p>8767738036</text:p>
          </table:table-cell>
          <table:table-cell office:value-type="string">
            <text:p>[1V1s] Saber Arena ⚔️</text:p>
          </table:table-cell>
          <table:table-cell office:value-type="string">
            <text:p>PlayForceGames</text:p>
          </table:table-cell>
          <table:table-cell office:value-type="float" office:value="107">
            <text:p>107</text:p>
          </table:table-cell>
          <table:table-cell office:value-type="float" office:value="199">
            <text:p>199</text:p>
          </table:table-cell>
          <table:table-cell office:value-type="float" office:value="1350870">
            <text:p>1350870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27761886">
            <text:p>27761886</text:p>
          </table:table-cell>
          <table:table-cell office:value-type="string">
            <text:p>Nuclear Blast Testing Facility ☢️💣 (WINTER!)</text:p>
          </table:table-cell>
          <table:table-cell office:value-type="string">
            <text:p>Ryanblaze</text:p>
          </table:table-cell>
          <table:table-cell office:value-type="float" office:value="6236">
            <text:p>6236</text:p>
          </table:table-cell>
          <table:table-cell office:value-type="float" office:value="187">
            <text:p>187</text:p>
          </table:table-cell>
          <table:table-cell office:value-type="float" office:value="41043799">
            <text:p>41043799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868">
            <text:p>1868</text:p>
          </table:table-cell>
        </table:table-row>
        <table:table-row>
          <table:table-cell office:value-type="float" office:value="9101545371">
            <text:p>9101545371</text:p>
          </table:table-cell>
          <table:table-cell office:value-type="string">
            <text:p>[ATC] Air Traffic Simulator</text:p>
          </table:table-cell>
          <table:table-cell office:value-type="string">
            <text:p>Air Traffic Group</text:p>
          </table:table-cell>
          <table:table-cell office:value-type="float" office:value="63">
            <text:p>63</text:p>
          </table:table-cell>
          <table:table-cell office:value-type="float" office:value="128">
            <text:p>128</text:p>
          </table:table-cell>
          <table:table-cell office:value-type="float" office:value="96330">
            <text:p>96330</text:p>
          </table:table-cell>
          <table:table-cell office:value-type="boolean" office:boolean-value="true">
            <text:p>TRUE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338091695">
            <text:p>9338091695</text:p>
          </table:table-cell>
          <table:table-cell office:value-type="string">
            <text:p>[ XMAS + SAO 🎁] REIGN PIECE</text:p>
          </table:table-cell>
          <table:table-cell office:value-type="string">
            <text:p>R : S TEAM REIGN PIECE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float" office:value="398892">
            <text:p>398892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6570537965">
            <text:p>6570537965</text:p>
          </table:table-cell>
          <table:table-cell office:value-type="string">
            <text:p>be FAT🤤🍔</text:p>
          </table:table-cell>
          <table:table-cell office:value-type="string">
            <text:p>Carbon Creations - Gaming</text:p>
          </table:table-cell>
          <table:table-cell office:value-type="float" office:value="475">
            <text:p>475</text:p>
          </table:table-cell>
          <table:table-cell office:value-type="float" office:value="92">
            <text:p>92</text:p>
          </table:table-cell>
          <table:table-cell office:value-type="float" office:value="18078455">
            <text:p>1807845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953">
            <text:p>953</text:p>
          </table:table-cell>
        </table:table-row>
        <table:table-row>
          <table:table-cell office:value-type="float" office:value="3825253530">
            <text:p>3825253530</text:p>
          </table:table-cell>
          <table:table-cell office:value-type="string">
            <text:p>Case Opening Simulator 2</text:p>
          </table:table-cell>
          <table:table-cell office:value-type="string">
            <text:p>Codrop Studio</text:p>
          </table:table-cell>
          <table:table-cell office:value-type="float" office:value="1248">
            <text:p>1248</text:p>
          </table:table-cell>
          <table:table-cell office:value-type="float" office:value="85">
            <text:p>85</text:p>
          </table:table-cell>
          <table:table-cell office:value-type="float" office:value="11025060">
            <text:p>11025060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